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lsamiqSans" svg:font-family="BalsamiqSans" style:font-pitch="variable"/>
    <style:font-face style:name="BalsamiqSans1" svg:font-family="BalsamiqSans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ontAwesome" svg:font-family="FontAwesome" style:font-pitch="variable"/>
    <style:font-face style:name="FontAwesome1" svg:font-family="FontAwesom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ff0000" draw:textarea-horizontal-align="justify" draw:textarea-vertical-align="middle" draw:auto-grow-height="false" fo:min-height="0.899cm" fo:min-width="0.898cm"/>
    </style:style>
    <style:style style:name="gr2" style:family="graphic" style:parent-style-name="standard">
      <style:graphic-properties draw:stroke="none" draw:fill="solid" draw:fill-color="#000000" draw:opacity="0%"/>
    </style:style>
    <style:style style:name="gr3" style:family="graphic" style:parent-style-name="standard">
      <style:graphic-properties draw:stroke="dash" draw:stroke-dash="stroke-dash11" svg:stroke-width="0.141cm" svg:stroke-color="#9900ff" svg:stroke-opacity="0%" draw:stroke-linejoin="miter" svg:stroke-linecap="round" draw:fill="none" fo:padding-top="0.07cm" fo:padding-bottom="0.07cm" fo:padding-left="0.07cm" fo:padding-right="0.07cm"/>
    </style:style>
    <style:style style:name="gr4" style:family="graphic" style:parent-style-name="standard">
      <style:graphic-properties draw:stroke="solid" svg:stroke-width="0.141cm" svg:stroke-color="#9900ff" svg:stroke-opacity="0%" draw:stroke-linejoin="miter" svg:stroke-linecap="round" draw:fill="none" fo:padding-top="0.07cm" fo:padding-bottom="0.07cm" fo:padding-left="0.07cm" fo:padding-right="0.07cm"/>
    </style:style>
    <style:style style:name="gr5" style:family="graphic" style:parent-style-name="standard">
      <style:graphic-properties draw:stroke="none" draw:fill="solid" draw:fill-color="#ffffff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solid" draw:fill-color="#ffff00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148cm" fo:min-width="3.42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solid" draw:fill-color="#ffe599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4.65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3.61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7.23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8.75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3.47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7.10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7.74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8.66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6.54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7.52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3.439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5.67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783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5.24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4.769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339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.788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157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402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5.46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5.082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12.41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solid" draw:fill-color="#4135d6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12.567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21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.2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0.705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12.50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.23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123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3.194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4.836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3.101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.78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563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5.315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.179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0.853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.797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8.642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.035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5.971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5.725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8.016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8.46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5.882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6.399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978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3.634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.992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.45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318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3.956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.962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322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.526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076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4.549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.772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089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dash" draw:stroke-dash="stroke-dash11" svg:stroke-width="0.141cm" svg:stroke-color="#2b78e4" svg:stroke-opacity="0%" draw:stroke-linejoin="miter" svg:stroke-linecap="round" draw:fill="none" fo:padding-top="0.07cm" fo:padding-bottom="0.07cm" fo:padding-left="0.07cm" fo:padding-right="0.07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.34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18.616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5.416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5.649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svg:stroke-color="#3465a4" draw:fill-color="#ff0000" draw:textarea-horizontal-align="justify" draw:textarea-vertical-align="middle" draw:auto-grow-height="false" fo:min-height="0.899cm" fo:min-width="0.898cm"/>
      <style:paragraph-properties style:writing-mode="lr-tb"/>
    </style:style>
    <style:style style:name="gr77" style:family="graphic" style:parent-style-name="standard">
      <style:graphic-properties draw:stroke="solid" svg:stroke-width="0.106cm" svg:stroke-color="#ff0000" draw:marker-start-width="0.359cm" draw:marker-end-width="0.359cm" svg:stroke-linecap="butt" draw:fill-color="#ff0000" draw:opacity="0%" draw:textarea-horizontal-align="justify" draw:textarea-vertical-align="middle" draw:auto-grow-height="false" fo:min-height="0.793cm" fo:min-width="0.792cm" fo:padding-top="0.053cm" fo:padding-bottom="0.053cm" fo:padding-left="0.053cm" fo:padding-right="0.053cm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="solid" draw:fill-color="#000000" draw:opacity="0%"/>
    </style:style>
    <style:style style:name="P3" style:family="paragraph">
      <loext:graphic-properties draw:fill="none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ffff00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style:writing-mode="lr-tb"/>
      <style:text-properties fo:font-size="28pt" style:font-size-asian="28pt" style:font-size-complex="28pt"/>
    </style:style>
    <style:style style:name="P9" style:family="paragraph">
      <loext:graphic-properties draw:fill="solid" draw:fill-color="#ffe599"/>
    </style:style>
    <style:style style:name="P10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11" style:family="paragraph">
      <loext:graphic-properties draw:fill="none"/>
      <style:paragraph-properties style:writing-mode="lr-tb"/>
      <style:text-properties fo:font-size="17pt" style:font-size-asian="17pt" style:font-size-complex="17pt"/>
    </style:style>
    <style:style style:name="P12" style:family="paragraph">
      <loext:graphic-properties draw:fill="solid" draw:fill-color="#4135d6"/>
    </style:style>
    <style:style style:name="P13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14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5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16" style:family="paragraph">
      <loext:graphic-properties draw:fill-color="#ff0000"/>
      <style:paragraph-properties fo:text-align="center" style:writing-mode="lr-tb"/>
    </style:style>
    <style:style style:name="P17" style:family="paragraph">
      <loext:graphic-properties draw:fill-color="#ff0000" draw:opacity="0%"/>
      <style:paragraph-properties fo:text-align="center"/>
    </style:style>
    <style:style style:name="T1" style:family="text">
      <style:text-properties fo:color="#000000" loext:opacity="100%" style:font-name="BalsamiqSans1" fo:font-size="28pt" fo:font-weight="normal" style:font-size-asian="28pt" style:font-weight-asian="normal" style:font-name-complex="BalsamiqSans1" style:font-size-complex="28pt" style:font-weight-complex="normal"/>
    </style:style>
    <style:style style:name="T2" style:family="text">
      <style:text-properties fo:color="#000000" loext:opacity="100%" style:font-name="BalsamiqSans1" fo:font-size="16pt" fo:font-weight="normal" style:font-size-asian="16pt" style:font-weight-asian="normal" style:font-name-complex="BalsamiqSans1" style:font-size-complex="16pt" style:font-weight-complex="normal"/>
    </style:style>
    <style:style style:name="T3" style:family="text">
      <style:text-properties fo:color="#000000" loext:opacity="100%" style:font-name="BalsamiqSans1" fo:font-size="17pt" fo:font-weight="normal" style:font-size-asian="17pt" style:font-weight-asian="normal" style:font-name-complex="BalsamiqSans1" style:font-size-complex="17pt" style:font-weight-complex="normal"/>
    </style:style>
    <style:style style:name="T4" style:family="text">
      <style:text-properties fo:color="#ffffff" loext:opacity="100%" style:font-name="BalsamiqSans1" fo:font-size="20pt" fo:font-weight="normal" style:font-size-asian="20pt" style:font-weight-asian="normal" style:font-name-complex="BalsamiqSans1" style:font-size-complex="20pt" style:font-weight-complex="normal"/>
    </style:style>
    <style:style style:name="T5" style:family="text">
      <style:text-properties fo:color="#ffffff" loext:opacity="100%" style:font-name="BalsamiqSans1" fo:font-size="17pt" fo:font-weight="normal" style:font-size-asian="17pt" style:font-weight-asian="normal" style:font-name-complex="BalsamiqSans1" style:font-size-complex="17pt" style:font-weight-complex="normal"/>
    </style:style>
    <style:style style:name="T6" style:family="text">
      <style:text-properties fo:color="#000000" loext:opacity="100%" style:font-name="BalsamiqSans1" fo:font-size="18pt" fo:font-weight="normal" style:font-size-asian="18pt" style:font-weight-asian="normal" style:font-name-complex="BalsamiqSans1" style:font-size-complex="18pt" style:font-weight-complex="normal"/>
    </style:style>
    <style:style style:name="T7" style:family="text">
      <style:text-properties fo:color="#ffffff" loext:opacity="100%" style:font-name="FontAwesome1" fo:font-size="24pt" fo:font-weight="normal" style:font-size-asian="24pt" style:font-weight-asian="normal" style:font-name-complex="FontAwesome1" style:font-size-complex="24pt" style:font-weight-complex="normal"/>
    </style:style>
    <style:style style:name="T8" style:family="text">
      <style:text-properties fo:color="#cf2a27" loext:opacity="100%" style:font-name="FontAwesome1" fo:font-size="24pt" fo:font-weight="normal" style:font-size-asian="24pt" style:font-weight-asian="normal" style:font-name-complex="FontAwesome1" style:font-size-complex="24pt" style:font-weight-complex="normal"/>
    </style:style>
    <style:style style:name="T9" style:family="text">
      <style:text-properties fo:color="#999999" loext:opacity="100%" style:font-name="FontAwesome1" fo:font-size="24pt" fo:font-weight="normal" style:font-size-asian="24pt" style:font-weight-asian="normal" style:font-name-complex="FontAwesome1" style:font-size-complex="24pt" style:font-weight-complex="normal"/>
    </style:style>
    <style:style style:name="T10" style:family="text">
      <style:text-properties fo:color="#000000" loext:opacity="100%" style:font-name="BalsamiqSans1" fo:font-size="24pt" fo:font-weight="normal" style:font-size-asian="24pt" style:font-weight-asian="normal" style:font-name-complex="BalsamiqSans1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1.27cm" svg:height="1.271cm" svg:x="25.065cm" svg:y="13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2" draw:layer="layout" svg:width="5.571cm" svg:height="2.203cm" svg:x="27.058cm" svg:y="35.851cm" svg:viewBox="0 0 5572 2204" svg:d="M0 11c3518-111 5376 621 5572 2193z">
          <text:p/>
        </draw:path>
        <draw:path draw:style-name="gr3" draw:text-style-name="P3" draw:layer="layout" svg:width="5.571cm" svg:height="2.203cm" svg:x="27.058cm" svg:y="35.851cm" svg:viewBox="0 0 5572 2204" svg:d="M0 11c3518-111 5376 621 5572 2193">
          <text:p/>
        </draw:path>
        <draw:path draw:style-name="gr2" draw:text-style-name="P2" draw:layer="layout" svg:width="5.717cm" svg:height="2.474cm" svg:x="27.269cm" svg:y="32.843cm" svg:viewBox="0 0 5718 2475" svg:d="M5718 0c-470 1747-2377 2569-5718 2466z">
          <text:p/>
        </draw:path>
        <draw:path draw:style-name="gr3" draw:text-style-name="P3" draw:layer="layout" svg:width="5.717cm" svg:height="2.474cm" svg:x="27.269cm" svg:y="32.843cm" svg:viewBox="0 0 5718 2475" svg:d="M5718 0c-470 1747-2377 2569-5718 2466">
          <text:p/>
        </draw:path>
        <draw:path draw:style-name="gr2" draw:text-style-name="P2" draw:layer="layout" svg:width="0.097cm" svg:height="26.79cm" svg:x="23.001cm" svg:y="20.566cm" svg:viewBox="0 0 98 26791" svg:d="M0 0c131 7518 131 16448 0 26791z">
          <text:p/>
        </draw:path>
        <draw:path draw:style-name="gr4" draw:text-style-name="P3" draw:layer="layout" svg:width="0.097cm" svg:height="26.79cm" svg:x="23.001cm" svg:y="20.566cm" svg:viewBox="0 0 98 26791" svg:d="M0 0c131 7518 131 16448 0 26791">
          <text:p/>
        </draw:path>
        <draw:path draw:style-name="gr2" draw:text-style-name="P2" draw:layer="layout" svg:width="6.522cm" svg:height="4.206cm" svg:x="14.675cm" svg:y="42.933cm" svg:viewBox="0 0 6523 4207" svg:d="M0 0c1191 2350 3366 3752 6523 4207z">
          <text:p/>
        </draw:path>
        <draw:path draw:style-name="gr3" draw:text-style-name="P3" draw:layer="layout" svg:width="6.522cm" svg:height="4.206cm" svg:x="14.675cm" svg:y="42.933cm" svg:viewBox="0 0 6523 4207" svg:d="M0 0c1191 2350 3366 3752 6523 4207">
          <text:p/>
        </draw:path>
        <draw:path draw:style-name="gr2" draw:text-style-name="P2" draw:layer="layout" svg:width="4.735cm" svg:height="2.786cm" svg:x="14.463cm" svg:y="44.414cm" svg:viewBox="0 0 4736 2787" svg:d="M0 0c793 1109 2372 2039 4736 2787z">
          <text:p/>
        </draw:path>
        <draw:path draw:style-name="gr3" draw:text-style-name="P3" draw:layer="layout" svg:width="4.735cm" svg:height="2.786cm" svg:x="14.463cm" svg:y="44.414cm" svg:viewBox="0 0 4736 2787" svg:d="M0 0c793 1109 2372 2039 4736 2787">
          <text:p/>
        </draw:path>
        <draw:path draw:style-name="gr2" draw:text-style-name="P2" draw:layer="layout" svg:width="4.759cm" svg:height="1.143cm" svg:x="14.499cm" svg:y="46.178cm" svg:viewBox="0 0 4760 1144" svg:d="M0 0c964 740 2551 1121 4760 1144z">
          <text:p/>
        </draw:path>
        <draw:path draw:style-name="gr3" draw:text-style-name="P3" draw:layer="layout" svg:width="4.759cm" svg:height="1.143cm" svg:x="14.499cm" svg:y="46.178cm" svg:viewBox="0 0 4760 1144" svg:d="M0 0c964 740 2551 1121 4760 1144">
          <text:p/>
        </draw:path>
        <draw:path draw:style-name="gr2" draw:text-style-name="P2" draw:layer="layout" svg:width="4.951cm" svg:height="0.089cm" svg:x="14.499cm" svg:y="47.801cm" svg:viewBox="0 0 4952 90" svg:d="M0 90c1389-49 3040-80 4952-90z">
          <text:p/>
        </draw:path>
        <draw:path draw:style-name="gr3" draw:text-style-name="P3" draw:layer="layout" svg:width="4.951cm" svg:height="0.089cm" svg:x="14.499cm" svg:y="47.801cm" svg:viewBox="0 0 4952 90" svg:d="M0 90c1389-49 3040-80 4952-90">
          <text:p/>
        </draw:path>
        <draw:path draw:style-name="gr2" draw:text-style-name="P2" draw:layer="layout" svg:width="0.021cm" svg:height="5.795cm" svg:x="35.277cm" svg:y="32.843cm" svg:viewBox="0 0 22 5796" svg:d="M0 0c29 1626 29 3558 0 5796z">
          <text:p/>
        </draw:path>
        <draw:path draw:style-name="gr3" draw:text-style-name="P3" draw:layer="layout" svg:width="0.021cm" svg:height="5.795cm" svg:x="35.277cm" svg:y="32.843cm" svg:viewBox="0 0 22 5796" svg:d="M0 0c29 1626 29 3558 0 5796">
          <text:p/>
        </draw:path>
        <draw:path draw:style-name="gr2" draw:text-style-name="P2" draw:layer="layout" svg:width="0.022cm" svg:height="6.26cm" svg:x="23.071cm" svg:y="47.66cm" svg:viewBox="0 0 23 6261" svg:d="M0 0c31 1757 31 3844 0 6261z">
          <text:p/>
        </draw:path>
        <draw:path draw:style-name="gr4" draw:text-style-name="P3" draw:layer="layout" svg:width="0.022cm" svg:height="6.26cm" svg:x="23.071cm" svg:y="47.66cm" svg:viewBox="0 0 23 6261" svg:d="M0 0c31 1757 31 3844 0 6261">
          <text:p/>
        </draw:path>
        <draw:path draw:style-name="gr2" draw:text-style-name="P2" draw:layer="layout" svg:width="3.073cm" svg:height="1.671cm" svg:x="28.751cm" svg:y="38.593cm" svg:viewBox="0 0 3074 1672" svg:d="M0 1672c430-790 1456-1348 3074-1672z">
          <text:p/>
        </draw:path>
        <draw:path draw:style-name="gr3" draw:text-style-name="P3" draw:layer="layout" svg:width="3.073cm" svg:height="1.671cm" svg:x="28.751cm" svg:y="38.593cm" svg:viewBox="0 0 3074 1672" svg:d="M0 1672c430-790 1456-1348 3074-1672">
          <text:p/>
        </draw:path>
        <draw:path draw:style-name="gr2" draw:text-style-name="P2" draw:layer="layout" svg:width="4.852cm" svg:height="3.073cm" svg:x="28.786cm" svg:y="38.699cm" svg:viewBox="0 0 4853 3074" svg:d="M0 3074c924-1617 2542-2641 4853-3074z">
          <text:p/>
        </draw:path>
        <draw:path draw:style-name="gr3" draw:text-style-name="P3" draw:layer="layout" svg:width="4.852cm" svg:height="3.073cm" svg:x="28.786cm" svg:y="38.699cm" svg:viewBox="0 0 4853 3074" svg:d="M0 3074c924-1617 2542-2641 4853-3074">
          <text:p/>
        </draw:path>
        <draw:path draw:style-name="gr2" draw:text-style-name="P2" draw:layer="layout" svg:width="4.905cm" svg:height="4.743cm" svg:x="28.857cm" svg:y="38.77cm" svg:viewBox="0 0 4906 4744" svg:d="M0 4744c705-2175 2340-3757 4906-4744z">
          <text:p/>
        </draw:path>
        <draw:path draw:style-name="gr3" draw:text-style-name="P3" draw:layer="layout" svg:width="4.905cm" svg:height="4.743cm" svg:x="28.857cm" svg:y="38.77cm" svg:viewBox="0 0 4906 4744" svg:d="M0 4744c705-2175 2340-3757 4906-4744">
          <text:p/>
        </draw:path>
        <draw:path draw:style-name="gr2" draw:text-style-name="P2" draw:layer="layout" svg:width="5.005cm" svg:height="3.014cm" svg:x="28.539cm" svg:y="29.598cm" svg:viewBox="0 0 5006 3015" svg:d="M0 0c767 1814 2435 2820 5006 3015z">
          <text:p/>
        </draw:path>
        <draw:path draw:style-name="gr3" draw:text-style-name="P3" draw:layer="layout" svg:width="5.005cm" svg:height="3.014cm" svg:x="28.539cm" svg:y="29.598cm" svg:viewBox="0 0 5006 3015" svg:d="M0 0c767 1814 2435 2820 5006 3015">
          <text:p/>
        </draw:path>
        <draw:path draw:style-name="gr2" draw:text-style-name="P2" draw:layer="layout" svg:width="3.927cm" svg:height="1.216cm" svg:x="28.433cm" svg:y="31.361cm" svg:viewBox="0 0 3928 1217" svg:d="M0 0c692 855 2002 1259 3928 1214z">
          <text:p/>
        </draw:path>
        <draw:path draw:style-name="gr3" draw:text-style-name="P3" draw:layer="layout" svg:width="3.927cm" svg:height="1.216cm" svg:x="28.433cm" svg:y="31.361cm" svg:viewBox="0 0 3928 1217" svg:d="M0 0c692 855 2002 1259 3928 1214">
          <text:p/>
        </draw:path>
        <draw:path draw:style-name="gr2" draw:text-style-name="P2" draw:layer="layout" svg:width="3.934cm" svg:height="0.013cm" svg:x="27.94cm" svg:y="38.431cm" svg:viewBox="0 0 3935 14" svg:d="M0 14c1104-19 2415-19 3935 0z">
          <text:p/>
        </draw:path>
        <draw:path draw:style-name="gr3" draw:text-style-name="P3" draw:layer="layout" svg:width="3.934cm" svg:height="0.013cm" svg:x="27.94cm" svg:y="38.431cm" svg:viewBox="0 0 3935 14" svg:d="M0 14c1104-19 2415-19 3935 0">
          <text:p/>
        </draw:path>
        <draw:path draw:style-name="gr2" draw:text-style-name="P2" draw:layer="layout" svg:width="3.934cm" svg:height="0.013cm" svg:x="27.94cm" svg:y="32.963cm" svg:viewBox="0 0 3935 14" svg:d="M0 14c1104-19 2415-19 3935 0z">
          <text:p/>
        </draw:path>
        <draw:path draw:style-name="gr3" draw:text-style-name="P3" draw:layer="layout" svg:width="3.934cm" svg:height="0.013cm" svg:x="27.94cm" svg:y="32.963cm" svg:viewBox="0 0 3935 14" svg:d="M0 14c1104-19 2415-19 3935 0">
          <text:p/>
        </draw:path>
        <draw:path draw:style-name="gr2" draw:text-style-name="P2" draw:layer="layout" svg:width="10.38cm" svg:height="16.505cm" svg:x="10.406cm" svg:y="20.813cm" svg:viewBox="0 0 10381 16506" svg:d="M10238 0c908 10853-2504 16355-10238 16506z">
          <text:p/>
        </draw:path>
        <draw:path draw:style-name="gr3" draw:text-style-name="P3" draw:layer="layout" svg:width="10.38cm" svg:height="16.505cm" svg:x="10.406cm" svg:y="20.813cm" svg:viewBox="0 0 10381 16506" svg:d="M10238 0c908 10853-2504 16355-10238 16506">
          <text:p/>
        </draw:path>
        <draw:polygon draw:style-name="gr5" draw:text-style-name="P4" draw:layer="layout" svg:width="4.551cm" svg:height="5.785cm" svg:x="6.244cm" svg:y="34.96cm" svg:viewBox="0 0 4552 5786" draw:points="0,5786 4552,5786 4552,0 0,0">
          <text:p/>
        </draw:polygon>
        <draw:polygon draw:style-name="gr6" draw:text-style-name="P5" draw:layer="layout" svg:width="0.172cm" svg:height="0.171cm" svg:x="6.213cm" svg:y="34.93cm" svg:viewBox="0 0 173 172" draw:points="101,172 2,172 1,160 0,75 38,4 173,0 173,96 101,97">
          <text:p/>
        </draw:polygon>
        <draw:polygon draw:style-name="gr6" draw:text-style-name="P5" draw:layer="layout" svg:width="4.286cm" svg:height="0.1cm" svg:x="6.376cm" svg:y="34.925cm" svg:viewBox="0 0 4287 101" draw:points="0,101 0,5 744,0 2127,0 4287,28 4287,97 3773,101 3531,88 3177,99 2230,99 1604,89 869,99">
          <text:p/>
        </draw:polygon>
        <draw:polygon draw:style-name="gr6" draw:text-style-name="P5" draw:layer="layout" svg:width="0.16cm" svg:height="0.149cm" svg:x="10.653cm" svg:y="34.952cm" svg:viewBox="0 0 161 150" draw:points="161,150 79,150 81,96 39,68 0,69 0,0 10,0 136,8">
          <text:p/>
        </draw:polygon>
        <draw:polygon draw:style-name="gr6" draw:text-style-name="P5" draw:layer="layout" svg:width="0.101cm" svg:height="5.521cm" svg:x="10.729cm" svg:y="35.092cm" svg:viewBox="0 0 102 5522" draw:points="102,1654 84,3906 99,5522 6,5522 3,4514 0,3088 5,2171 0,1073 3,0 85,0 87,136">
          <text:p/>
        </draw:polygon>
        <draw:polygon draw:style-name="gr6" draw:text-style-name="P5" draw:layer="layout" svg:width="0.177cm" svg:height="0.17cm" svg:x="10.653cm" svg:y="40.604cm" svg:viewBox="0 0 178 171" draw:points="175,0 178,33 146,164 98,171 0,159 0,80 76,80 82,5 82,0">
          <text:p/>
        </draw:polygon>
        <draw:polygon draw:style-name="gr6" draw:text-style-name="P5" draw:layer="layout" svg:width="4.286cm" svg:height="0.107cm" svg:x="6.376cm" svg:y="40.669cm" svg:viewBox="0 0 4287 108" draw:points="0,75 0,0 251,5 809,8 1198,10 1872,18 2217,17 2645,13 4201,13 4287,13 4287,94 4248,93 3203,92 2609,108 952,99 62,76">
          <text:p/>
        </draw:polygon>
        <draw:polygon draw:style-name="gr6" draw:text-style-name="P5" draw:layer="layout" svg:width="0.176cm" svg:height="0.14cm" svg:x="6.209cm" svg:y="40.604cm" svg:viewBox="0 0 177 141" draw:points="99,59 177,65 177,141 8,136 7,82 0,0 91,0 91,21">
          <text:p/>
        </draw:polygon>
        <draw:polygon draw:style-name="gr6" draw:text-style-name="P5" draw:layer="layout" svg:width="0.105cm" svg:height="5.521cm" svg:x="6.208cm" svg:y="35.092cm" svg:viewBox="0 0 106 5522" draw:points="106,0 103,3670 92,5122 92,5522 1,5522 0,5495 0,4605 21,3079 22,1454 7,0">
          <text:p/>
        </draw:polygon>
        <draw:path draw:style-name="gr2" draw:text-style-name="P2" draw:layer="layout" svg:width="9.814cm" svg:height="10.717cm" svg:x="10.195cm" svg:y="21.025cm" svg:viewBox="0 0 9815 10718" svg:d="M9813 0c100 8752-3171 12144-9813 10177z">
          <text:p/>
        </draw:path>
        <draw:path draw:style-name="gr3" draw:text-style-name="P3" draw:layer="layout" svg:width="9.814cm" svg:height="10.717cm" svg:x="10.195cm" svg:y="21.025cm" svg:viewBox="0 0 9815 10718" svg:d="M9813 0c100 8752-3171 12144-9813 10177">
          <text:p/>
        </draw:path>
        <draw:path draw:style-name="gr2" draw:text-style-name="P2" draw:layer="layout" svg:width="0.025cm" svg:height="7.237cm" svg:x="15.769cm" svg:y="16.968cm" svg:viewBox="0 0 26 7238" svg:d="M0 0c35 2031 35 4443 0 7238z">
          <text:p/>
        </draw:path>
        <draw:path draw:style-name="gr3" draw:text-style-name="P3" draw:layer="layout" svg:width="0.025cm" svg:height="7.237cm" svg:x="15.769cm" svg:y="16.968cm" svg:viewBox="0 0 26 7238" svg:d="M0 0c35 2031 35 4443 0 7238">
          <text:p/>
        </draw:path>
        <draw:path draw:style-name="gr2" draw:text-style-name="P2" draw:layer="layout" svg:width="4.551cm" svg:height="4.603cm" svg:x="10.653cm" svg:y="15.769cm" svg:viewBox="0 0 4552 4604" svg:d="M0 0c642 1931 2160 3466 4552 4604z">
          <text:p/>
        </draw:path>
        <draw:path draw:style-name="gr3" draw:text-style-name="P3" draw:layer="layout" svg:width="4.551cm" svg:height="4.603cm" svg:x="4.427cm" svg:y="19.191cm" svg:viewBox="0 0 4552 4604" svg:d="M0 0c642 1931 2160 3466 4552 4604">
          <text:p/>
        </draw:path>
        <draw:path draw:style-name="gr2" draw:text-style-name="P2" draw:layer="layout" svg:width="4.516cm" svg:height="3.192cm" svg:x="10.653cm" svg:y="17.427cm" svg:viewBox="0 0 4517 3193" svg:d="M0 0c830 1528 2335 2593 4517 3193z">
          <text:p/>
        </draw:path>
        <draw:path draw:style-name="gr3" draw:text-style-name="P3" draw:layer="layout" svg:width="4.516cm" svg:height="3.192cm" svg:x="10.653cm" svg:y="17.427cm" svg:viewBox="0 0 4517 3193" svg:d="M0 0c830 1528 2335 2593 4517 3193">
          <text:p/>
        </draw:path>
        <draw:path draw:style-name="gr2" draw:text-style-name="P2" draw:layer="layout" svg:width="4.727cm" svg:height="1.746cm" svg:x="10.583cm" svg:y="19.085cm" svg:viewBox="0 0 4728 1747" svg:d="M0 0c1089 1150 2666 1733 4728 1747z">
          <text:p/>
        </draw:path>
        <draw:path draw:style-name="gr3" draw:text-style-name="P3" draw:layer="layout" svg:width="4.727cm" svg:height="1.746cm" svg:x="10.583cm" svg:y="19.085cm" svg:viewBox="0 0 4728 1747" svg:d="M0 0c1089 1150 2666 1733 4728 1747">
          <text:p/>
        </draw:path>
        <draw:path draw:style-name="gr2" draw:text-style-name="P2" draw:layer="layout" svg:width="4.869cm" svg:height="0.211cm" svg:x="10.265cm" svg:y="20.955cm" svg:viewBox="0 0 4870 212" svg:d="M0 0c1367 35 2991 107 4870 212z">
          <text:p/>
        </draw:path>
        <draw:path draw:style-name="gr3" draw:text-style-name="P3" draw:layer="layout" svg:width="4.869cm" svg:height="0.211cm" svg:x="10.265cm" svg:y="20.955cm" svg:viewBox="0 0 4870 212" svg:d="M0 0c1367 35 2991 107 4870 212">
          <text:p/>
        </draw:path>
        <draw:path draw:style-name="gr2" draw:text-style-name="P2" draw:layer="layout" svg:width="3.98cm" svg:height="4.069cm" svg:x="22.965cm" svg:y="16.756cm" svg:viewBox="0 0 3981 4070" svg:d="M3981 0c-2394 201-3720 1558-3981 4070z">
          <text:p/>
        </draw:path>
        <draw:path draw:style-name="gr4" draw:text-style-name="P3" draw:layer="layout" svg:width="3.98cm" svg:height="4.069cm" svg:x="22.965cm" svg:y="16.756cm" svg:viewBox="0 0 3981 4070" svg:d="M3981 0c-2394 201-3720 1558-3981 4070">
          <text:p/>
        </draw:path>
        <draw:path draw:style-name="gr2" draw:text-style-name="P2" draw:layer="layout" svg:width="0.01cm" svg:height="2.68cm" svg:x="31.361cm" svg:y="16.51cm" svg:viewBox="0 0 11 2681" svg:d="M0 0c14 752 14 1646 0 2681z">
          <text:p/>
        </draw:path>
        <draw:path draw:style-name="gr3" draw:text-style-name="P3" draw:layer="layout" svg:width="0.01cm" svg:height="2.68cm" svg:x="31.361cm" svg:y="16.51cm" svg:viewBox="0 0 11 2681" svg:d="M0 0c14 752 14 1646 0 2681">
          <text:p/>
        </draw:path>
        <draw:path draw:style-name="gr2" draw:text-style-name="P2" draw:layer="layout" svg:width="7.8cm" svg:height="4.133cm" svg:x="19.017cm" svg:y="12.206cm" svg:viewBox="0 0 7801 4134" svg:d="M3 0c-106 2858 2494 4234 7798 4128z">
          <text:p/>
        </draw:path>
        <draw:path draw:style-name="gr4" draw:text-style-name="P3" draw:layer="layout" svg:width="7.8cm" svg:height="4.133cm" svg:x="19.017cm" svg:y="12.206cm" svg:viewBox="0 0 7801 4134" svg:d="M3 0c-106 2858 2494 4234 7798 4128">
          <text:p/>
        </draw:path>
        <draw:path draw:style-name="gr2" draw:text-style-name="P2" draw:layer="layout" svg:width="0.012cm" svg:height="3.345cm" svg:x="19.014cm" svg:y="1.27cm" svg:viewBox="0 0 13 3346" svg:d="M0 0c17 939 17 2054 0 3346z">
          <text:p/>
        </draw:path>
        <draw:path draw:style-name="gr3" draw:text-style-name="P3" draw:layer="layout" svg:width="0.012cm" svg:height="3.345cm" svg:x="19.014cm" svg:y="1.27cm" svg:viewBox="0 0 13 3346" svg:d="M0 0c17 939 17 2054 0 3346">
          <text:p/>
        </draw:path>
        <draw:path draw:style-name="gr2" draw:text-style-name="P2" draw:layer="layout" svg:width="0.01cm" svg:height="2.824cm" svg:x="19.014cm" svg:y="4.903cm" svg:viewBox="0 0 11 2825" svg:d="M0 0c14 793 14 1734 0 2825z">
          <text:p/>
        </draw:path>
        <draw:path draw:style-name="gr4" draw:text-style-name="P3" draw:layer="layout" svg:width="0.01cm" svg:height="2.824cm" svg:x="19.014cm" svg:y="4.903cm" svg:viewBox="0 0 11 2825" svg:d="M0 0c14 793 14 1734 0 2825">
          <text:p/>
        </draw:path>
        <draw:path draw:style-name="gr2" draw:text-style-name="P2" draw:layer="layout" svg:width="3.376cm" svg:height="1.611cm" svg:x="23.495cm" svg:y="10.336cm" svg:viewBox="0 0 3377 1612" svg:d="M3377 0c-1076 1065-2203 1602-3377 1612z">
          <text:p/>
        </draw:path>
        <draw:path draw:style-name="gr3" draw:text-style-name="P3" draw:layer="layout" svg:width="3.376cm" svg:height="1.611cm" svg:x="23.495cm" svg:y="10.336cm" svg:viewBox="0 0 3377 1612" svg:d="M3377 0c-1076 1065-2203 1602-3377 1612">
          <text:p/>
        </draw:path>
        <draw:path draw:style-name="gr2" draw:text-style-name="P2" draw:layer="layout" svg:width="3.468cm" svg:height="1.534cm" svg:x="23.353cm" svg:y="12.417cm" svg:viewBox="0 0 3469 1535" svg:d="M3469 1535c-178-690-1335-1202-3469-1535z">
          <text:p/>
        </draw:path>
        <draw:path draw:style-name="gr3" draw:text-style-name="P3" draw:layer="layout" svg:width="3.468cm" svg:height="1.534cm" svg:x="23.353cm" svg:y="12.417cm" svg:viewBox="0 0 3469 1535" svg:d="M3469 1535c-178-690-1335-1202-3469-1535">
          <text:p/>
        </draw:path>
        <draw:path draw:style-name="gr2" draw:text-style-name="P2" draw:layer="layout" svg:width="3.475cm" svg:height="1.764cm" svg:x="12.347cm" svg:y="10.336cm" svg:viewBox="0 0 3476 1765" svg:d="M3476 1765c-1914-234-3072-823-3476-1765z">
          <text:p/>
        </draw:path>
        <draw:path draw:style-name="gr3" draw:text-style-name="P3" draw:layer="layout" svg:width="3.475cm" svg:height="1.764cm" svg:x="12.347cm" svg:y="10.336cm" svg:viewBox="0 0 3476 1765" svg:d="M3476 1765c-1914-234-3072-823-3476-1765">
          <text:p/>
        </draw:path>
        <draw:path draw:style-name="gr2" draw:text-style-name="P2" draw:layer="layout" svg:width="3.475cm" svg:height="1.764cm" svg:x="12.382cm" svg:y="12.311cm" svg:viewBox="0 0 3476 1765" svg:d="M3476 0c-2159 400-3317 989-3476 1765z">
          <text:p/>
        </draw:path>
        <draw:path draw:style-name="gr3" draw:text-style-name="P3" draw:layer="layout" svg:width="3.475cm" svg:height="1.764cm" svg:x="12.382cm" svg:y="12.311cm" svg:viewBox="0 0 3476 1765" svg:d="M3476 0c-2159 400-3317 989-3476 1765">
          <text:p/>
        </draw:path>
        <draw:path draw:style-name="gr2" draw:text-style-name="P2" draw:layer="layout" svg:width="4.057cm" svg:height="0.106cm" svg:x="11.959cm" svg:y="12.135cm" svg:viewBox="0 0 4058 107" svg:d="M4058 35c-1400 107-2753 95-4058-35z">
          <text:p/>
        </draw:path>
        <draw:path draw:style-name="gr3" draw:text-style-name="P3" draw:layer="layout" svg:width="4.057cm" svg:height="0.106cm" svg:x="11.959cm" svg:y="12.135cm" svg:viewBox="0 0 4058 107" svg:d="M4058 35c-1400 107-2753 95-4058-35">
          <text:p/>
        </draw:path>
        <draw:path draw:style-name="gr2" draw:text-style-name="P2" draw:layer="layout" svg:width="5.045cm" svg:height="0.112cm" svg:x="22.648cm" svg:y="12.135cm" svg:viewBox="0 0 5046 113" svg:d="M5046 0c-2042 121-3723 144-5046 72z">
          <text:p/>
        </draw:path>
        <draw:path draw:style-name="gr3" draw:text-style-name="P3" draw:layer="layout" svg:width="5.045cm" svg:height="0.112cm" svg:x="22.648cm" svg:y="12.135cm" svg:viewBox="0 0 5046 113" svg:d="M5046 0c-2042 121-3723 144-5046 72">
          <text:p/>
        </draw:path>
        <draw:path draw:style-name="gr2" draw:text-style-name="P2" draw:layer="layout" svg:width="0.007cm" svg:height="1.948cm" svg:x="19.014cm" svg:y="9.771cm" svg:viewBox="0 0 8 1949" svg:d="M0 0c10 547 10 1197 0 1949z">
          <text:p/>
        </draw:path>
        <draw:path draw:style-name="gr4" draw:text-style-name="P3" draw:layer="layout" svg:width="0.007cm" svg:height="1.948cm" svg:x="19.014cm" svg:y="9.771cm" svg:viewBox="0 0 8 1949" svg:d="M0 0c10 547 10 1197 0 1949">
          <text:p/>
        </draw:path>
        <draw:polygon draw:style-name="gr7" draw:text-style-name="P6" draw:layer="layout" svg:width="9.172cm" svg:height="1.446cm" svg:x="14.816cm" svg:y="11.465cm" svg:viewBox="0 0 9173 1447" draw:points="0,1447 9173,1447 9173,0 0,0">
          <text:p/>
        </draw:polygon>
        <draw:polygon draw:style-name="gr6" draw:text-style-name="P5" draw:layer="layout" svg:width="0.172cm" svg:height="0.171cm" svg:x="14.785cm" svg:y="11.435cm" svg:viewBox="0 0 173 172" draw:points="101,172 2,172 1,160 0,75 39,4 173,0 173,96 102,97">
          <text:p/>
        </draw:polygon>
        <draw:polygon draw:style-name="gr6" draw:text-style-name="P5" draw:layer="layout" svg:width="8.908cm" svg:height="0.1cm" svg:x="14.948cm" svg:y="11.43cm" svg:viewBox="0 0 8909 101" draw:points="0,101 0,5 1545,0 4418,0 8909,28 8909,97 7840,101 7338,88 6600,99 4634,99 3332,89 1805,99">
          <text:p/>
        </draw:polygon>
        <draw:polygon draw:style-name="gr6" draw:text-style-name="P5" draw:layer="layout" svg:width="0.159cm" svg:height="0.149cm" svg:x="23.847cm" svg:y="11.457cm" svg:viewBox="0 0 160 150" draw:points="160,150 79,150 80,97 39,68 0,69 0,0 10,0 136,8">
          <text:p/>
        </draw:polygon>
        <draw:polygon draw:style-name="gr6" draw:text-style-name="P5" draw:layer="layout" svg:width="0.101cm" svg:height="1.182cm" svg:x="23.923cm" svg:y="11.597cm" svg:viewBox="0 0 102 1183" draw:points="102,354 84,837 99,1183 6,1183 3,967 0,661 5,465 0,229 3,0 84,0 87,29">
          <text:p/>
        </draw:polygon>
        <draw:polygon draw:style-name="gr6" draw:text-style-name="P5" draw:layer="layout" svg:width="0.178cm" svg:height="0.169cm" svg:x="23.847cm" svg:y="12.77cm" svg:viewBox="0 0 179 170" draw:points="175,0 179,33 147,164 99,170 0,158 0,78 77,78 83,4 83,0">
          <text:p/>
        </draw:polygon>
        <draw:polygon draw:style-name="gr6" draw:text-style-name="P5" draw:layer="layout" svg:width="8.908cm" svg:height="0.107cm" svg:x="14.948cm" svg:y="12.835cm" svg:viewBox="0 0 8909 108" draw:points="0,76 0,0 521,5 1679,8 2487,10 3888,18 4607,17 5496,13 8729,13 8909,13 8909,94 8828,93 6654,91 5421,108 1976,99 126,77">
          <text:p/>
        </draw:polygon>
        <draw:polygon draw:style-name="gr6" draw:text-style-name="P5" draw:layer="layout" svg:width="0.176cm" svg:height="0.14cm" svg:x="14.781cm" svg:y="12.77cm" svg:viewBox="0 0 177 141" draw:points="100,59 177,66 177,141 9,136 8,82 0,0 90,0 90,21">
          <text:p/>
        </draw:polygon>
        <draw:polygon draw:style-name="gr6" draw:text-style-name="P5" draw:layer="layout" svg:width="0.104cm" svg:height="1.182cm" svg:x="14.781cm" svg:y="11.597cm" svg:viewBox="0 0 105 1183" draw:points="105,0 102,785 91,1097 91,1183 0,1183 0,1177 0,987 21,659 22,311 6,0">
          <text:p/>
        </draw:polygon>
        <draw:frame draw:style-name="gr8" draw:text-style-name="P8" draw:layer="layout" svg:width="3.427cm" svg:height="1.148cm" svg:x="17.498cm" svg:y="7.94cm">
          <draw:text-box>
            <text:p text:style-name="P7"><text:span text:style-name="T1">Python</text:span></text:p>
          </draw:text-box>
        </draw:frame>
        <draw:polygon draw:style-name="gr9" draw:text-style-name="P9" draw:layer="layout" svg:width="7.761cm" svg:height="1.411cm" svg:x="4.762cm" svg:y="9.877cm" svg:viewBox="0 0 7762 1412" draw:points="0,1412 7762,1412 7762,0 0,0">
          <text:p/>
        </draw:polygon>
        <draw:polygon draw:style-name="gr6" draw:text-style-name="P5" draw:layer="layout" svg:width="0.172cm" svg:height="0.17cm" svg:x="4.731cm" svg:y="9.848cm" svg:viewBox="0 0 173 171" draw:points="100,171 2,171 1,159 0,73 38,4 173,0 173,95 100,95">
          <text:p/>
        </draw:polygon>
        <draw:polygon draw:style-name="gr6" draw:text-style-name="P5" draw:layer="layout" svg:width="7.497cm" svg:height="0.101cm" svg:x="4.894cm" svg:y="9.842cm" svg:viewBox="0 0 7498 102" draw:points="0,102 0,6 1300,0 3718,0 7498,28 7498,98 6598,101 6174,88 5555,99 3900,99 2804,89 1519,99">
          <text:p/>
        </draw:polygon>
        <draw:polygon draw:style-name="gr6" draw:text-style-name="P5" draw:layer="layout" svg:width="0.159cm" svg:height="0.149cm" svg:x="12.382cm" svg:y="9.869cm" svg:viewBox="0 0 160 150" draw:points="160,150 78,150 79,97 39,70 0,71 0,0 10,1 135,8">
          <text:p/>
        </draw:polygon>
        <draw:polygon draw:style-name="gr6" draw:text-style-name="P5" draw:layer="layout" svg:width="0.1cm" svg:height="1.146cm" svg:x="12.458cm" svg:y="10.01cm" svg:viewBox="0 0 101 1147" draw:points="101,343 83,810 99,1147 5,1147 2,938 0,641 5,450 0,222 2,0 83,0 86,28">
          <text:p/>
        </draw:polygon>
        <draw:polygon draw:style-name="gr6" draw:text-style-name="P5" draw:layer="layout" svg:width="0.176cm" svg:height="0.17cm" svg:x="12.382cm" svg:y="11.147cm" svg:viewBox="0 0 177 171" draw:points="175,0 177,33 147,164 99,171 0,159 0,79 77,79 83,5 82,0">
          <text:p/>
        </draw:polygon>
        <draw:polygon draw:style-name="gr6" draw:text-style-name="P5" draw:layer="layout" svg:width="7.497cm" svg:height="0.107cm" svg:x="4.894cm" svg:y="11.212cm" svg:viewBox="0 0 7498 108" draw:points="0,75 0,0 438,5 1413,8 2093,10 3272,18 3877,17 4625,14 7346,14 7498,14 7498,94 7430,93 5600,92 4562,108 1663,99 106,76">
          <text:p/>
        </draw:polygon>
        <draw:polygon draw:style-name="gr6" draw:text-style-name="P5" draw:layer="layout" svg:width="0.176cm" svg:height="0.14cm" svg:x="4.727cm" svg:y="11.147cm" svg:viewBox="0 0 177 141" draw:points="98,59 177,65 177,141 9,136 7,81 0,0 90,0 90,21">
          <text:p/>
        </draw:polygon>
        <draw:polygon draw:style-name="gr6" draw:text-style-name="P5" draw:layer="layout" svg:width="0.104cm" svg:height="1.146cm" svg:x="4.727cm" svg:y="10.01cm" svg:viewBox="0 0 105 1147" draw:points="105,0 102,761 91,1064 91,1147 0,1147 0,1141 0,957 22,639 23,301 7,0">
          <text:p/>
        </draw:polygon>
        <draw:frame draw:style-name="gr10" draw:text-style-name="P10" draw:layer="layout" svg:width="4.659cm" svg:height="0.653cm" svg:x="17.216cm" svg:y="11.845cm">
          <draw:text-box>
            <text:p text:style-name="P7"><text:span text:style-name="T2">Learn the Basics</text:span></text:p>
          </draw:text-box>
        </draw:frame>
        <draw:polygon draw:style-name="gr9" draw:text-style-name="P9" draw:layer="layout" svg:width="7.761cm" svg:height="1.411cm" svg:x="4.762cm" svg:y="11.5cm" svg:viewBox="0 0 7762 1412" draw:points="0,1412 7762,1412 7762,0 0,0">
          <text:p/>
        </draw:polygon>
        <draw:polygon draw:style-name="gr6" draw:text-style-name="P5" draw:layer="layout" svg:width="0.172cm" svg:height="0.17cm" svg:x="4.731cm" svg:y="11.471cm" svg:viewBox="0 0 173 171" draw:points="100,171 2,171 1,159 0,74 38,5 173,0 173,95 100,96">
          <text:p/>
        </draw:polygon>
        <draw:polygon draw:style-name="gr6" draw:text-style-name="P5" draw:layer="layout" svg:width="7.497cm" svg:height="0.1cm" svg:x="4.894cm" svg:y="11.465cm" svg:viewBox="0 0 7498 101" draw:points="0,101 0,6 1300,0 3718,0 7498,27 7498,98 6598,101 6174,88 5555,99 3900,99 2804,89 1519,99">
          <text:p/>
        </draw:polygon>
        <draw:polygon draw:style-name="gr6" draw:text-style-name="P5" draw:layer="layout" svg:width="0.159cm" svg:height="0.149cm" svg:x="12.382cm" svg:y="11.492cm" svg:viewBox="0 0 160 150" draw:points="160,150 78,150 79,97 39,70 0,71 0,0 10,0 135,8">
          <text:p/>
        </draw:polygon>
        <draw:polygon draw:style-name="gr6" draw:text-style-name="P5" draw:layer="layout" svg:width="0.1cm" svg:height="1.147cm" svg:x="12.458cm" svg:y="11.632cm" svg:viewBox="0 0 101 1148" draw:points="101,344 83,812 99,1148 5,1148 2,939 0,642 5,452 0,223 2,0 83,0 86,29">
          <text:p/>
        </draw:polygon>
        <draw:polygon draw:style-name="gr6" draw:text-style-name="P5" draw:layer="layout" svg:width="0.176cm" svg:height="0.169cm" svg:x="12.382cm" svg:y="12.77cm" svg:viewBox="0 0 177 170" draw:points="175,0 177,33 147,164 99,170 0,158 0,78 77,78 83,4 82,0">
          <text:p/>
        </draw:polygon>
        <draw:polygon draw:style-name="gr6" draw:text-style-name="P5" draw:layer="layout" svg:width="7.497cm" svg:height="0.107cm" svg:x="4.894cm" svg:y="12.835cm" svg:viewBox="0 0 7498 108" draw:points="0,76 0,0 438,5 1413,8 2093,10 3272,18 3877,17 4625,13 7346,13 7498,13 7498,94 7430,93 5600,91 4562,108 1663,99 106,77">
          <text:p/>
        </draw:polygon>
        <draw:polygon draw:style-name="gr6" draw:text-style-name="P5" draw:layer="layout" svg:width="0.176cm" svg:height="0.14cm" svg:x="4.727cm" svg:y="12.77cm" svg:viewBox="0 0 177 141" draw:points="98,59 177,66 177,141 9,136 7,82 0,0 90,0 90,21">
          <text:p/>
        </draw:polygon>
        <draw:polygon draw:style-name="gr6" draw:text-style-name="P5" draw:layer="layout" svg:width="0.104cm" svg:height="1.147cm" svg:x="4.727cm" svg:y="11.632cm" svg:viewBox="0 0 105 1148" draw:points="105,0 102,763 91,1065 91,1148 0,1148 0,1142 0,957 22,641 23,302 7,0">
          <text:p/>
        </draw:polygon>
        <draw:frame draw:style-name="gr11" draw:text-style-name="P10" draw:layer="layout" svg:width="3.617cm" svg:height="0.653cm" svg:x="6.985cm" svg:y="10.222cm">
          <draw:text-box>
            <text:p text:style-name="P7"><text:span text:style-name="T2">Basic Syntax</text:span></text:p>
          </draw:text-box>
        </draw:frame>
        <draw:polygon draw:style-name="gr9" draw:text-style-name="P9" draw:layer="layout" svg:width="8.961cm" svg:height="1.411cm" svg:x="26.599cm" svg:y="13.123cm" svg:viewBox="0 0 8962 1412" draw:points="0,1412 8962,1412 8962,0 0,0">
          <text:p/>
        </draw:polygon>
        <draw:polygon draw:style-name="gr6" draw:text-style-name="P5" draw:layer="layout" svg:width="0.172cm" svg:height="0.171cm" svg:x="26.568cm" svg:y="13.093cm" svg:viewBox="0 0 173 172" draw:points="101,172 2,172 1,160 0,74 39,4 173,0 173,96 101,97">
          <text:p/>
        </draw:polygon>
        <draw:polygon draw:style-name="gr6" draw:text-style-name="P5" draw:layer="layout" svg:width="8.696cm" svg:height="0.1cm" svg:x="26.731cm" svg:y="13.088cm" svg:viewBox="0 0 8697 101" draw:points="0,101 0,5 1508,0 4314,0 8697,27 8697,97 7654,101 7163,88 6444,99 4525,99 3253,89 1762,99">
          <text:p/>
        </draw:polygon>
        <draw:polygon draw:style-name="gr6" draw:text-style-name="P5" draw:layer="layout" svg:width="0.16cm" svg:height="0.149cm" svg:x="35.418cm" svg:y="13.115cm" svg:viewBox="0 0 161 150" draw:points="161,150 79,150 80,97 39,68 0,69 0,0 10,0 136,8">
          <text:p/>
        </draw:polygon>
        <draw:polygon draw:style-name="gr6" draw:text-style-name="P5" draw:layer="layout" svg:width="0.101cm" svg:height="1.147cm" svg:x="35.494cm" svg:y="13.255cm" svg:viewBox="0 0 102 1148" draw:points="102,343 84,811 99,1148 6,1148 3,937 0,641 5,451 0,223 3,0 85,0 87,28">
          <text:p/>
        </draw:polygon>
        <draw:polygon draw:style-name="gr6" draw:text-style-name="P5" draw:layer="layout" svg:width="0.177cm" svg:height="0.169cm" svg:x="35.418cm" svg:y="14.393cm" svg:viewBox="0 0 178 170" draw:points="175,0 178,33 147,164 99,170 0,159 0,79 77,79 83,4 83,0">
          <text:p/>
        </draw:polygon>
        <draw:polygon draw:style-name="gr6" draw:text-style-name="P5" draw:layer="layout" svg:width="8.696cm" svg:height="0.106cm" svg:x="26.731cm" svg:y="14.458cm" svg:viewBox="0 0 8697 107" draw:points="0,76 0,0 509,5 1639,8 2428,10 3797,18 4498,17 5366,14 8522,14 8697,14 8697,94 8618,92 6497,91 5293,107 1929,99 123,76">
          <text:p/>
        </draw:polygon>
        <draw:polygon draw:style-name="gr6" draw:text-style-name="P5" draw:layer="layout" svg:width="0.176cm" svg:height="0.14cm" svg:x="26.564cm" svg:y="14.393cm" svg:viewBox="0 0 177 141" draw:points="98,58 177,65 177,141 8,135 7,80 0,0 90,0 90,20">
          <text:p/>
        </draw:polygon>
        <draw:polygon draw:style-name="gr6" draw:text-style-name="P5" draw:layer="layout" svg:width="0.104cm" svg:height="1.147cm" svg:x="26.564cm" svg:y="13.255cm" svg:viewBox="0 0 105 1148" draw:points="105,0 102,762 91,1064 91,1148 0,1148 0,1142 0,956 22,639 23,302 6,0">
          <text:p/>
        </draw:polygon>
        <draw:frame draw:style-name="gr12" draw:text-style-name="P10" draw:layer="layout" svg:width="7.233cm" svg:height="0.653cm" svg:x="5.292cm" svg:y="11.845cm">
          <draw:text-box>
            <text:p text:style-name="P7"><text:span text:style-name="T2">Variables and Data Types</text:span></text:p>
          </draw:text-box>
        </draw:frame>
        <draw:polygon draw:style-name="gr9" draw:text-style-name="P9" draw:layer="layout" svg:width="7.761cm" svg:height="1.411cm" svg:x="4.762cm" svg:y="13.123cm" svg:viewBox="0 0 7762 1412" draw:points="0,1412 7762,1412 7762,0 0,0">
          <text:p/>
        </draw:polygon>
        <draw:polygon draw:style-name="gr6" draw:text-style-name="P5" draw:layer="layout" svg:width="0.172cm" svg:height="0.171cm" svg:x="4.731cm" svg:y="13.093cm" svg:viewBox="0 0 173 172" draw:points="100,172 2,172 1,160 0,74 38,4 173,0 173,96 100,97">
          <text:p/>
        </draw:polygon>
        <draw:polygon draw:style-name="gr6" draw:text-style-name="P5" draw:layer="layout" svg:width="7.497cm" svg:height="0.1cm" svg:x="4.894cm" svg:y="13.088cm" svg:viewBox="0 0 7498 101" draw:points="0,101 0,5 1300,0 3718,0 7498,27 7498,97 6598,101 6174,88 5555,99 3900,99 2804,89 1519,99">
          <text:p/>
        </draw:polygon>
        <draw:polygon draw:style-name="gr6" draw:text-style-name="P5" draw:layer="layout" svg:width="0.159cm" svg:height="0.149cm" svg:x="12.382cm" svg:y="13.115cm" svg:viewBox="0 0 160 150" draw:points="160,150 78,150 79,97 39,68 0,69 0,0 10,0 135,8">
          <text:p/>
        </draw:polygon>
        <draw:polygon draw:style-name="gr6" draw:text-style-name="P5" draw:layer="layout" svg:width="0.1cm" svg:height="1.147cm" svg:x="12.458cm" svg:y="13.255cm" svg:viewBox="0 0 101 1148" draw:points="101,343 83,811 99,1148 5,1148 2,937 0,641 5,451 0,223 2,0 83,0 86,28">
          <text:p/>
        </draw:polygon>
        <draw:polygon draw:style-name="gr6" draw:text-style-name="P5" draw:layer="layout" svg:width="0.176cm" svg:height="0.169cm" svg:x="12.382cm" svg:y="14.393cm" svg:viewBox="0 0 177 170" draw:points="175,0 177,33 147,164 99,170 0,159 0,79 77,79 83,4 82,0">
          <text:p/>
        </draw:polygon>
        <draw:polygon draw:style-name="gr6" draw:text-style-name="P5" draw:layer="layout" svg:width="7.497cm" svg:height="0.106cm" svg:x="4.894cm" svg:y="14.458cm" svg:viewBox="0 0 7498 107" draw:points="0,76 0,0 438,5 1413,8 2093,10 3272,18 3877,17 4625,14 7346,14 7498,14 7498,94 7430,92 5600,91 4562,107 1663,99 106,76">
          <text:p/>
        </draw:polygon>
        <draw:polygon draw:style-name="gr6" draw:text-style-name="P5" draw:layer="layout" svg:width="0.176cm" svg:height="0.14cm" svg:x="4.727cm" svg:y="14.393cm" svg:viewBox="0 0 177 141" draw:points="98,58 177,65 177,141 9,135 7,80 0,0 90,0 90,20">
          <text:p/>
        </draw:polygon>
        <draw:polygon draw:style-name="gr6" draw:text-style-name="P5" draw:layer="layout" svg:width="0.104cm" svg:height="1.147cm" svg:x="4.727cm" svg:y="13.255cm" svg:viewBox="0 0 105 1148" draw:points="105,0 102,762 91,1064 91,1148 0,1148 0,1142 0,956 22,639 23,302 7,0">
          <text:p/>
        </draw:polygon>
        <draw:frame draw:style-name="gr13" draw:text-style-name="P10" draw:layer="layout" svg:width="8.757cm" svg:height="0.653cm" svg:x="27.164cm" svg:y="13.467cm">
          <draw:text-box>
            <text:p text:style-name="P7"><text:span text:style-name="T2">Lists, Tuples, Sets, Dictionaries</text:span></text:p>
          </draw:text-box>
        </draw:frame>
        <draw:polygon draw:style-name="gr9" draw:text-style-name="P9" draw:layer="layout" svg:width="8.89cm" svg:height="1.411cm" svg:x="26.599cm" svg:y="9.842cm" svg:viewBox="0 0 8891 1412" draw:points="0,1412 8891,1412 8891,0 0,0">
          <text:p/>
        </draw:polygon>
        <draw:polygon draw:style-name="gr6" draw:text-style-name="P5" draw:layer="layout" svg:width="0.172cm" svg:height="0.17cm" svg:x="26.568cm" svg:y="9.813cm" svg:viewBox="0 0 173 171" draw:points="101,171 2,171 1,159 0,73 39,4 173,0 173,94 101,95">
          <text:p/>
        </draw:polygon>
        <draw:polygon draw:style-name="gr6" draw:text-style-name="P5" draw:layer="layout" svg:width="8.626cm" svg:height="0.1cm" svg:x="26.731cm" svg:y="9.807cm" svg:viewBox="0 0 8627 101" draw:points="0,101 0,6 1496,0 4279,0 8627,27 8627,98 7592,101 7105,88 6392,99 4488,99 3226,89 1748,99">
          <text:p/>
        </draw:polygon>
        <draw:polygon draw:style-name="gr6" draw:text-style-name="P5" draw:layer="layout" svg:width="0.159cm" svg:height="0.149cm" svg:x="35.348cm" svg:y="9.834cm" svg:viewBox="0 0 160 150" draw:points="160,150 79,150 80,97 39,69 0,70 0,0 10,0 135,8">
          <text:p/>
        </draw:polygon>
        <draw:polygon draw:style-name="gr6" draw:text-style-name="P5" draw:layer="layout" svg:width="0.1cm" svg:height="1.147cm" svg:x="35.424cm" svg:y="9.974cm" svg:viewBox="0 0 101 1148" draw:points="101,344 84,811 99,1148 5,1148 2,938 0,641 4,451 0,223 2,0 84,0 87,29">
          <text:p/>
        </draw:polygon>
        <draw:polygon draw:style-name="gr6" draw:text-style-name="P5" draw:layer="layout" svg:width="0.176cm" svg:height="0.169cm" svg:x="35.348cm" svg:y="11.112cm" svg:viewBox="0 0 177 170" draw:points="175,0 177,33 146,164 98,170 0,159 0,78 76,78 81,4 81,0">
          <text:p/>
        </draw:polygon>
        <draw:polygon draw:style-name="gr6" draw:text-style-name="P5" draw:layer="layout" svg:width="8.626cm" svg:height="0.107cm" svg:x="26.731cm" svg:y="11.177cm" svg:viewBox="0 0 8627 108" draw:points="0,76 0,0 504,5 1626,9 2408,11 3766,19 4461,18 5322,14 8452,14 8627,14 8627,94 8548,93 6444,91 5250,108 1913,99 122,77">
          <text:p/>
        </draw:polygon>
        <draw:polygon draw:style-name="gr6" draw:text-style-name="P5" draw:layer="layout" svg:width="0.176cm" svg:height="0.14cm" svg:x="26.564cm" svg:y="11.112cm" svg:viewBox="0 0 177 141" draw:points="98,59 177,66 177,141 8,135 7,81 0,0 90,0 90,22">
          <text:p/>
        </draw:polygon>
        <draw:polygon draw:style-name="gr6" draw:text-style-name="P5" draw:layer="layout" svg:width="0.104cm" svg:height="1.147cm" svg:x="26.564cm" svg:y="9.974cm" svg:viewBox="0 0 105 1148" draw:points="105,0 102,762 91,1065 91,1148 0,1148 0,1142 0,957 22,640 23,302 6,0">
          <text:p/>
        </draw:polygon>
        <draw:frame draw:style-name="gr14" draw:text-style-name="P10" draw:layer="layout" svg:width="3.478cm" svg:height="0.653cm" svg:x="7.02cm" svg:y="13.467cm">
          <draw:text-box>
            <text:p text:style-name="P7"><text:span text:style-name="T2">Conditionals</text:span></text:p>
          </draw:text-box>
        </draw:frame>
        <draw:polygon draw:style-name="gr9" draw:text-style-name="P9" draw:layer="layout" svg:width="8.961cm" svg:height="1.411cm" svg:x="26.599cm" svg:y="11.5cm" svg:viewBox="0 0 8962 1412" draw:points="0,1412 8962,1412 8962,0 0,0">
          <text:p/>
        </draw:polygon>
        <draw:polygon draw:style-name="gr6" draw:text-style-name="P5" draw:layer="layout" svg:width="0.172cm" svg:height="0.17cm" svg:x="26.568cm" svg:y="11.471cm" svg:viewBox="0 0 173 171" draw:points="101,171 2,171 1,159 0,74 39,5 173,0 173,95 101,96">
          <text:p/>
        </draw:polygon>
        <draw:polygon draw:style-name="gr6" draw:text-style-name="P5" draw:layer="layout" svg:width="8.696cm" svg:height="0.1cm" svg:x="26.731cm" svg:y="11.465cm" svg:viewBox="0 0 8697 101" draw:points="0,101 0,6 1508,0 4314,0 8697,27 8697,98 7654,101 7163,88 6444,99 4525,99 3253,89 1762,99">
          <text:p/>
        </draw:polygon>
        <draw:polygon draw:style-name="gr6" draw:text-style-name="P5" draw:layer="layout" svg:width="0.16cm" svg:height="0.149cm" svg:x="35.418cm" svg:y="11.492cm" svg:viewBox="0 0 161 150" draw:points="161,150 79,150 80,97 39,70 0,71 0,0 10,0 136,8">
          <text:p/>
        </draw:polygon>
        <draw:polygon draw:style-name="gr6" draw:text-style-name="P5" draw:layer="layout" svg:width="0.101cm" svg:height="1.147cm" svg:x="35.494cm" svg:y="11.632cm" svg:viewBox="0 0 102 1148" draw:points="102,344 84,812 99,1148 6,1148 3,939 0,642 5,452 0,223 3,0 85,0 87,29">
          <text:p/>
        </draw:polygon>
        <draw:polygon draw:style-name="gr6" draw:text-style-name="P5" draw:layer="layout" svg:width="0.177cm" svg:height="0.169cm" svg:x="35.418cm" svg:y="12.77cm" svg:viewBox="0 0 178 170" draw:points="175,0 178,33 147,164 99,170 0,158 0,78 77,78 83,4 83,0">
          <text:p/>
        </draw:polygon>
        <draw:polygon draw:style-name="gr6" draw:text-style-name="P5" draw:layer="layout" svg:width="8.696cm" svg:height="0.107cm" svg:x="26.731cm" svg:y="12.835cm" svg:viewBox="0 0 8697 108" draw:points="0,76 0,0 509,5 1639,8 2428,10 3797,18 4498,17 5366,13 8522,13 8697,13 8697,94 8618,93 6497,91 5293,108 1929,99 123,77">
          <text:p/>
        </draw:polygon>
        <draw:polygon draw:style-name="gr6" draw:text-style-name="P5" draw:layer="layout" svg:width="0.176cm" svg:height="0.14cm" svg:x="26.564cm" svg:y="12.77cm" svg:viewBox="0 0 177 141" draw:points="98,59 177,66 177,141 8,136 7,82 0,0 90,0 90,21">
          <text:p/>
        </draw:polygon>
        <draw:polygon draw:style-name="gr6" draw:text-style-name="P5" draw:layer="layout" svg:width="0.104cm" svg:height="1.147cm" svg:x="26.564cm" svg:y="11.632cm" svg:viewBox="0 0 105 1148" draw:points="105,0 102,763 91,1065 91,1148 0,1148 0,1142 0,957 22,641 23,302 6,0">
          <text:p/>
        </draw:polygon>
        <draw:frame draw:style-name="gr15" draw:text-style-name="P10" draw:layer="layout" svg:width="7.106cm" svg:height="0.653cm" svg:x="27.869cm" svg:y="10.186cm">
          <draw:text-box>
            <text:p text:style-name="P7"><text:span text:style-name="T2">Type Casting, Exceptions</text:span></text:p>
          </draw:text-box>
        </draw:frame>
        <draw:polygon draw:style-name="gr7" draw:text-style-name="P6" draw:layer="layout" svg:width="9.172cm" svg:height="1.447cm" svg:x="26.423cm" svg:y="15.839cm" svg:viewBox="0 0 9173 1448" draw:points="0,1448 9173,1448 9173,0 0,0">
          <text:p/>
        </draw:polygon>
        <draw:polygon draw:style-name="gr6" draw:text-style-name="P5" draw:layer="layout" svg:width="0.172cm" svg:height="0.17cm" svg:x="26.392cm" svg:y="15.81cm" svg:viewBox="0 0 173 171" draw:points="101,171 2,171 1,159 0,73 38,4 173,0 173,96 101,96">
          <text:p/>
        </draw:polygon>
        <draw:polygon draw:style-name="gr6" draw:text-style-name="P5" draw:layer="layout" svg:width="8.907cm" svg:height="0.101cm" svg:x="26.555cm" svg:y="15.804cm" svg:viewBox="0 0 8908 102" draw:points="0,102 0,6 1544,0 4418,0 8908,27 8908,98 7840,101 7337,88 6601,99 4634,99 3331,89 1805,99">
          <text:p/>
        </draw:polygon>
        <draw:polygon draw:style-name="gr6" draw:text-style-name="P5" draw:layer="layout" svg:width="0.159cm" svg:height="0.149cm" svg:x="35.454cm" svg:y="15.831cm" svg:viewBox="0 0 160 150" draw:points="160,150 78,150 79,97 38,70 0,71 0,0 10,1 135,8">
          <text:p/>
        </draw:polygon>
        <draw:polygon draw:style-name="gr6" draw:text-style-name="P5" draw:layer="layout" svg:width="0.1cm" svg:height="1.181cm" svg:x="35.53cm" svg:y="15.972cm" svg:viewBox="0 0 101 1182" draw:points="101,353 83,835 99,1182 5,1182 2,966 0,660 4,464 0,229 2,0 84,0 87,29">
          <text:p/>
        </draw:polygon>
        <draw:polygon draw:style-name="gr6" draw:text-style-name="P5" draw:layer="layout" svg:width="0.176cm" svg:height="0.169cm" svg:x="35.454cm" svg:y="17.145cm" svg:viewBox="0 0 177 170" draw:points="175,0 177,34 146,164 99,170 0,158 0,79 77,79 82,4 82,0">
          <text:p/>
        </draw:polygon>
        <draw:polygon draw:style-name="gr6" draw:text-style-name="P5" draw:layer="layout" svg:width="8.907cm" svg:height="0.107cm" svg:x="26.555cm" svg:y="17.209cm" svg:viewBox="0 0 8908 108" draw:points="0,77 0,0 521,5 1679,8 2487,10 3888,19 4606,18 5496,14 8729,14 8908,14 8908,94 8828,93 6655,92 5421,108 1975,100 126,77">
          <text:p/>
        </draw:polygon>
        <draw:polygon draw:style-name="gr6" draw:text-style-name="P5" draw:layer="layout" svg:width="0.176cm" svg:height="0.14cm" svg:x="26.388cm" svg:y="17.145cm" svg:viewBox="0 0 177 141" draw:points="98,59 177,65 177,141 8,135 7,81 0,0 90,0 90,21">
          <text:p/>
        </draw:polygon>
        <draw:polygon draw:style-name="gr6" draw:text-style-name="P5" draw:layer="layout" svg:width="0.105cm" svg:height="1.181cm" svg:x="26.387cm" svg:y="15.972cm" svg:viewBox="0 0 106 1182" draw:points="106,0 103,785 92,1096 92,1182 1,1182 0,1176 0,985 21,658 22,311 7,0">
          <text:p/>
        </draw:polygon>
        <draw:frame draw:style-name="gr16" draw:text-style-name="P10" draw:layer="layout" svg:width="7.749cm" svg:height="0.653cm" svg:x="27.552cm" svg:y="11.845cm">
          <draw:text-box>
            <text:p text:style-name="P7"><text:span text:style-name="T2">Functions, Builtin Functions</text:span></text:p>
          </draw:text-box>
        </draw:frame>
        <draw:polygon draw:style-name="gr9" draw:text-style-name="P9" draw:layer="layout" svg:width="7.761cm" svg:height="1.411cm" svg:x="27.869cm" svg:y="18.485cm" svg:viewBox="0 0 7762 1412" draw:points="0,1412 7762,1412 7762,0 0,0">
          <text:p/>
        </draw:polygon>
        <draw:polygon draw:style-name="gr6" draw:text-style-name="P5" draw:layer="layout" svg:width="0.172cm" svg:height="0.17cm" svg:x="27.838cm" svg:y="18.456cm" svg:viewBox="0 0 173 171" draw:points="100,171 2,171 1,158 0,73 38,4 173,0 173,94 100,95">
          <text:p/>
        </draw:polygon>
        <draw:polygon draw:style-name="gr6" draw:text-style-name="P5" draw:layer="layout" svg:width="7.497cm" svg:height="0.1cm" svg:x="28.001cm" svg:y="18.45cm" svg:viewBox="0 0 7498 101" draw:points="0,101 0,6 1300,0 3718,0 7498,27 7498,97 6598,101 6175,87 5555,98 3900,98 2804,88 1519,98">
          <text:p/>
        </draw:polygon>
        <draw:polygon draw:style-name="gr6" draw:text-style-name="P5" draw:layer="layout" svg:width="0.159cm" svg:height="0.149cm" svg:x="35.489cm" svg:y="18.477cm" svg:viewBox="0 0 160 150" draw:points="160,150 79,150 80,97 39,69 0,70 0,0 10,0 135,8">
          <text:p/>
        </draw:polygon>
        <draw:polygon draw:style-name="gr6" draw:text-style-name="P5" draw:layer="layout" svg:width="0.1cm" svg:height="1.147cm" svg:x="35.565cm" svg:y="18.617cm" svg:viewBox="0 0 101 1148" draw:points="101,345 83,812 99,1148 5,1148 2,939 0,642 4,452 0,223 2,0 83,0 87,29">
          <text:p/>
        </draw:polygon>
        <draw:polygon draw:style-name="gr6" draw:text-style-name="P5" draw:layer="layout" svg:width="0.176cm" svg:height="0.169cm" svg:x="35.489cm" svg:y="19.755cm" svg:viewBox="0 0 177 170" draw:points="175,0 177,33 145,164 98,170 0,159 0,78 76,78 82,4 81,0">
          <text:p/>
        </draw:polygon>
        <draw:polygon draw:style-name="gr6" draw:text-style-name="P5" draw:layer="layout" svg:width="7.497cm" svg:height="0.107cm" svg:x="28.001cm" svg:y="19.82cm" svg:viewBox="0 0 7498 108" draw:points="0,76 0,0 438,5 1413,8 2093,10 3272,18 3877,17 4625,13 7346,13 7498,13 7498,94 7430,93 5600,91 4562,108 1663,99 106,77">
          <text:p/>
        </draw:polygon>
        <draw:polygon draw:style-name="gr6" draw:text-style-name="P5" draw:layer="layout" svg:width="0.176cm" svg:height="0.14cm" svg:x="27.834cm" svg:y="19.755cm" svg:viewBox="0 0 177 141" draw:points="99,59 177,66 177,141 8,136 7,82 0,0 91,0 91,21">
          <text:p/>
        </draw:polygon>
        <draw:polygon draw:style-name="gr6" draw:text-style-name="P5" draw:layer="layout" svg:width="0.104cm" svg:height="1.147cm" svg:x="27.834cm" svg:y="18.617cm" svg:viewBox="0 0 105 1148" draw:points="105,0 102,763 91,1065 91,1148 0,1148 0,1142 0,957 21,641 22,303 6,0">
          <text:p/>
        </draw:polygon>
        <draw:frame draw:style-name="gr17" draw:text-style-name="P10" draw:layer="layout" svg:width="8.668cm" svg:height="0.653cm" svg:x="27.129cm" svg:y="16.219cm">
          <draw:text-box>
            <text:p text:style-name="P7"><text:span text:style-name="T2">Datastructures and Algorithms</text:span></text:p>
          </draw:text-box>
        </draw:frame>
        <draw:polygon draw:style-name="gr9" draw:text-style-name="P9" draw:layer="layout" svg:width="7.761cm" svg:height="1.411cm" svg:x="27.869cm" svg:y="20.073cm" svg:viewBox="0 0 7762 1412" draw:points="0,1412 7762,1412 7762,0 0,0">
          <text:p/>
        </draw:polygon>
        <draw:polygon draw:style-name="gr6" draw:text-style-name="P5" draw:layer="layout" svg:width="0.172cm" svg:height="0.171cm" svg:x="27.838cm" svg:y="20.043cm" svg:viewBox="0 0 173 172" draw:points="100,172 2,172 1,160 0,74 38,4 173,0 173,95 100,96">
          <text:p/>
        </draw:polygon>
        <draw:polygon draw:style-name="gr6" draw:text-style-name="P5" draw:layer="layout" svg:width="7.497cm" svg:height="0.101cm" svg:x="28.001cm" svg:y="20.037cm" svg:viewBox="0 0 7498 102" draw:points="0,102 0,6 1300,0 3718,0 7498,28 7498,98 6598,102 6175,88 5555,99 3900,99 2804,89 1519,99">
          <text:p/>
        </draw:polygon>
        <draw:polygon draw:style-name="gr6" draw:text-style-name="P5" draw:layer="layout" svg:width="0.159cm" svg:height="0.15cm" svg:x="35.489cm" svg:y="20.064cm" svg:viewBox="0 0 160 151" draw:points="160,151 79,151 80,97 39,69 0,70 0,0 10,1 135,9">
          <text:p/>
        </draw:polygon>
        <draw:polygon draw:style-name="gr6" draw:text-style-name="P5" draw:layer="layout" svg:width="0.1cm" svg:height="1.146cm" svg:x="35.565cm" svg:y="20.205cm" svg:viewBox="0 0 101 1147" draw:points="101,343 83,811 99,1147 5,1147 2,937 0,641 4,451 0,222 2,0 83,0 87,28">
          <text:p/>
        </draw:polygon>
        <draw:polygon draw:style-name="gr6" draw:text-style-name="P5" draw:layer="layout" svg:width="0.176cm" svg:height="0.169cm" svg:x="35.489cm" svg:y="21.343cm" svg:viewBox="0 0 177 170" draw:points="175,0 177,33 145,164 98,170 0,158 0,79 76,79 82,4 81,0">
          <text:p/>
        </draw:polygon>
        <draw:polygon draw:style-name="gr6" draw:text-style-name="P5" draw:layer="layout" svg:width="7.497cm" svg:height="0.107cm" svg:x="28.001cm" svg:y="21.407cm" svg:viewBox="0 0 7498 108" draw:points="0,77 0,0 438,6 1413,8 2093,10 3272,18 3877,17 4625,14 7346,14 7498,14 7498,94 7430,93 5600,92 4562,108 1663,100 106,77">
          <text:p/>
        </draw:polygon>
        <draw:polygon draw:style-name="gr6" draw:text-style-name="P5" draw:layer="layout" svg:width="0.176cm" svg:height="0.14cm" svg:x="27.834cm" svg:y="21.343cm" svg:viewBox="0 0 177 141" draw:points="99,59 177,65 177,141 8,135 7,81 0,0 91,0 91,21">
          <text:p/>
        </draw:polygon>
        <draw:polygon draw:style-name="gr6" draw:text-style-name="P5" draw:layer="layout" svg:width="0.104cm" svg:height="1.146cm" svg:x="27.834cm" svg:y="20.205cm" svg:viewBox="0 0 105 1147" draw:points="105,0 102,762 91,1064 91,1147 0,1147 0,1142 0,956 21,639 22,302 6,0">
          <text:p/>
        </draw:polygon>
        <draw:frame draw:style-name="gr18" draw:text-style-name="P10" draw:layer="layout" svg:width="6.547cm" svg:height="0.653cm" svg:x="28.787cm" svg:y="18.83cm">
          <draw:text-box>
            <text:p text:style-name="P7"><text:span text:style-name="T2">Arrays and Linked Lists</text:span></text:p>
          </draw:text-box>
        </draw:frame>
        <draw:polygon draw:style-name="gr9" draw:text-style-name="P9" draw:layer="layout" svg:width="7.761cm" svg:height="1.411cm" svg:x="27.904cm" svg:y="21.695cm" svg:viewBox="0 0 7762 1412" draw:points="0,1412 7762,1412 7762,0 0,0">
          <text:p/>
        </draw:polygon>
        <draw:polygon draw:style-name="gr6" draw:text-style-name="P5" draw:layer="layout" svg:width="0.172cm" svg:height="0.17cm" svg:x="27.873cm" svg:y="21.666cm" svg:viewBox="0 0 173 171" draw:points="101,171 3,171 1,159 0,74 38,4 173,0 173,96 102,96">
          <text:p/>
        </draw:polygon>
        <draw:polygon draw:style-name="gr6" draw:text-style-name="P5" draw:layer="layout" svg:width="7.496cm" svg:height="0.101cm" svg:x="28.037cm" svg:y="21.66cm" svg:viewBox="0 0 7497 102" draw:points="0,102 0,6 1299,0 3718,0 7497,27 7497,98 6598,101 6175,87 5554,99 3899,99 2803,88 1518,99">
          <text:p/>
        </draw:polygon>
        <draw:polygon draw:style-name="gr6" draw:text-style-name="P5" draw:layer="layout" svg:width="0.159cm" svg:height="0.149cm" svg:x="35.524cm" svg:y="21.687cm" svg:viewBox="0 0 160 150" draw:points="160,150 80,150 81,97 40,69 0,70 0,0 10,1 136,8">
          <text:p/>
        </draw:polygon>
        <draw:polygon draw:style-name="gr6" draw:text-style-name="P5" draw:layer="layout" svg:width="0.101cm" svg:height="1.146cm" svg:x="35.6cm" svg:y="21.828cm" svg:viewBox="0 0 102 1147" draw:points="102,343 84,812 99,1147 6,1147 3,938 0,642 5,450 0,222 3,0 84,0 87,28">
          <text:p/>
        </draw:polygon>
        <draw:polygon draw:style-name="gr6" draw:text-style-name="P5" draw:layer="layout" svg:width="0.177cm" svg:height="0.17cm" svg:x="35.524cm" svg:y="22.965cm" svg:viewBox="0 0 178 171" draw:points="175,0 178,33 147,164 98,171 0,159 0,79 76,79 82,5 82,0">
          <text:p/>
        </draw:polygon>
        <draw:polygon draw:style-name="gr6" draw:text-style-name="P5" draw:layer="layout" svg:width="7.496cm" svg:height="0.107cm" svg:x="28.037cm" svg:y="23.03cm" svg:viewBox="0 0 7497 108" draw:points="0,76 0,0 438,5 1412,8 2092,10 3271,18 3876,17 4624,14 7346,14 7497,14 7497,94 7429,93 5599,92 4561,108 1662,99 105,77">
          <text:p/>
        </draw:polygon>
        <draw:polygon draw:style-name="gr6" draw:text-style-name="P5" draw:layer="layout" svg:width="0.176cm" svg:height="0.14cm" svg:x="27.869cm" svg:y="22.965cm" svg:viewBox="0 0 177 141" draw:points="100,59 177,66 177,141 9,136 8,82 0,0 91,0 91,21">
          <text:p/>
        </draw:polygon>
        <draw:polygon draw:style-name="gr6" draw:text-style-name="P5" draw:layer="layout" svg:width="0.104cm" svg:height="1.146cm" svg:x="27.869cm" svg:y="21.828cm" svg:viewBox="0 0 105 1147" draw:points="105,0 102,762 91,1064 91,1147 0,1147 0,1141 0,957 21,640 22,301 7,0">
          <text:p/>
        </draw:polygon>
        <draw:frame draw:style-name="gr19" draw:text-style-name="P10" draw:layer="layout" svg:width="7.529cm" svg:height="0.653cm" svg:x="28.328cm" svg:y="20.382cm">
          <draw:text-box>
            <text:p text:style-name="P7"><text:span text:style-name="T2">Heaps, Stacks and Queues</text:span></text:p>
          </draw:text-box>
        </draw:frame>
        <draw:polygon draw:style-name="gr9" draw:text-style-name="P9" draw:layer="layout" svg:width="7.761cm" svg:height="1.411cm" svg:x="27.869cm" svg:y="23.283cm" svg:viewBox="0 0 7762 1412" draw:points="0,1412 7762,1412 7762,0 0,0">
          <text:p/>
        </draw:polygon>
        <draw:polygon draw:style-name="gr6" draw:text-style-name="P5" draw:layer="layout" svg:width="0.172cm" svg:height="0.171cm" svg:x="27.838cm" svg:y="23.253cm" svg:viewBox="0 0 173 172" draw:points="100,172 2,172 1,160 0,74 38,4 173,0 173,95 100,96">
          <text:p/>
        </draw:polygon>
        <draw:polygon draw:style-name="gr6" draw:text-style-name="P5" draw:layer="layout" svg:width="7.497cm" svg:height="0.1cm" svg:x="28.001cm" svg:y="23.248cm" svg:viewBox="0 0 7498 101" draw:points="0,101 0,6 1300,0 3718,0 7498,28 7498,97 6598,101 6175,88 5555,99 3900,99 2804,89 1519,99">
          <text:p/>
        </draw:polygon>
        <draw:polygon draw:style-name="gr6" draw:text-style-name="P5" draw:layer="layout" svg:width="0.159cm" svg:height="0.149cm" svg:x="35.489cm" svg:y="23.275cm" svg:viewBox="0 0 160 150" draw:points="160,150 79,150 80,97 39,69 0,70 0,0 10,0 135,8">
          <text:p/>
        </draw:polygon>
        <draw:polygon draw:style-name="gr6" draw:text-style-name="P5" draw:layer="layout" svg:width="0.1cm" svg:height="1.147cm" svg:x="35.565cm" svg:y="23.415cm" svg:viewBox="0 0 101 1148" draw:points="101,344 83,812 99,1148 5,1148 2,938 0,642 4,452 0,224 2,0 83,0 87,28">
          <text:p/>
        </draw:polygon>
        <draw:polygon draw:style-name="gr6" draw:text-style-name="P5" draw:layer="layout" svg:width="0.176cm" svg:height="0.169cm" svg:x="35.489cm" svg:y="24.553cm" svg:viewBox="0 0 177 170" draw:points="175,0 177,33 145,164 98,170 0,159 0,79 76,79 82,4 81,0">
          <text:p/>
        </draw:polygon>
        <draw:polygon draw:style-name="gr6" draw:text-style-name="P5" draw:layer="layout" svg:width="7.497cm" svg:height="0.106cm" svg:x="28.001cm" svg:y="24.618cm" svg:viewBox="0 0 7498 107" draw:points="0,76 0,0 438,5 1413,8 2093,10 3272,17 3877,16 4625,13 7346,13 7498,13 7498,94 7430,92 5600,91 4562,107 1663,99 106,76">
          <text:p/>
        </draw:polygon>
        <draw:polygon draw:style-name="gr6" draw:text-style-name="P5" draw:layer="layout" svg:width="0.176cm" svg:height="0.14cm" svg:x="27.834cm" svg:y="24.553cm" svg:viewBox="0 0 177 141" draw:points="99,59 177,66 177,141 8,135 7,81 0,0 91,0 91,21">
          <text:p/>
        </draw:polygon>
        <draw:polygon draw:style-name="gr6" draw:text-style-name="P5" draw:layer="layout" svg:width="0.104cm" svg:height="1.147cm" svg:x="27.834cm" svg:y="23.415cm" svg:viewBox="0 0 105 1148" draw:points="105,0 102,763 91,1065 91,1148 0,1148 0,1142 0,957 21,640 22,303 6,0">
          <text:p/>
        </draw:polygon>
        <draw:frame draw:style-name="gr20" draw:text-style-name="P10" draw:layer="layout" svg:width="3.439cm" svg:height="0.653cm" svg:x="30.198cm" svg:y="22.04cm">
          <draw:text-box>
            <text:p text:style-name="P7"><text:span text:style-name="T2">Hash Tables</text:span></text:p>
          </draw:text-box>
        </draw:frame>
        <draw:polygon draw:style-name="gr9" draw:text-style-name="P9" draw:layer="layout" svg:width="7.761cm" svg:height="1.411cm" svg:x="27.869cm" svg:y="24.906cm" svg:viewBox="0 0 7762 1412" draw:points="0,1412 7762,1412 7762,0 0,0">
          <text:p/>
        </draw:polygon>
        <draw:polygon draw:style-name="gr6" draw:text-style-name="P5" draw:layer="layout" svg:width="0.172cm" svg:height="0.171cm" svg:x="27.838cm" svg:y="24.876cm" svg:viewBox="0 0 173 172" draw:points="100,172 2,172 1,160 0,75 38,4 173,0 173,96 100,97">
          <text:p/>
        </draw:polygon>
        <draw:polygon draw:style-name="gr6" draw:text-style-name="P5" draw:layer="layout" svg:width="7.497cm" svg:height="0.101cm" svg:x="28.001cm" svg:y="24.87cm" svg:viewBox="0 0 7498 102" draw:points="0,102 0,6 1300,0 3718,0 7498,27 7498,98 6598,102 6175,88 5555,99 3900,99 2804,90 1519,99">
          <text:p/>
        </draw:polygon>
        <draw:polygon draw:style-name="gr6" draw:text-style-name="P5" draw:layer="layout" svg:width="0.159cm" svg:height="0.15cm" svg:x="35.489cm" svg:y="24.897cm" svg:viewBox="0 0 160 151" draw:points="160,151 79,151 80,98 39,70 0,71 0,0 10,1 135,9">
          <text:p/>
        </draw:polygon>
        <draw:polygon draw:style-name="gr6" draw:text-style-name="P5" draw:layer="layout" svg:width="0.1cm" svg:height="1.146cm" svg:x="35.565cm" svg:y="25.038cm" svg:viewBox="0 0 101 1147" draw:points="101,343 83,812 99,1147 5,1147 2,938 0,641 4,451 0,222 2,0 83,0 87,28">
          <text:p/>
        </draw:polygon>
        <draw:polygon draw:style-name="gr6" draw:text-style-name="P5" draw:layer="layout" svg:width="0.176cm" svg:height="0.169cm" svg:x="35.489cm" svg:y="26.176cm" svg:viewBox="0 0 177 170" draw:points="175,0 177,33 145,164 98,170 0,158 0,78 76,78 82,4 81,0">
          <text:p/>
        </draw:polygon>
        <draw:polygon draw:style-name="gr6" draw:text-style-name="P5" draw:layer="layout" svg:width="7.497cm" svg:height="0.107cm" svg:x="28.001cm" svg:y="26.24cm" svg:viewBox="0 0 7498 108" draw:points="0,76 0,0 438,6 1413,8 2093,11 3272,18 3877,17 4625,14 7346,14 7498,14 7498,93 7430,92 5600,91 4562,108 1663,99 106,76">
          <text:p/>
        </draw:polygon>
        <draw:polygon draw:style-name="gr6" draw:text-style-name="P5" draw:layer="layout" svg:width="0.176cm" svg:height="0.14cm" svg:x="27.834cm" svg:y="26.176cm" svg:viewBox="0 0 177 141" draw:points="99,58 177,64 177,141 8,135 7,81 0,0 91,0 91,20">
          <text:p/>
        </draw:polygon>
        <draw:polygon draw:style-name="gr6" draw:text-style-name="P5" draw:layer="layout" svg:width="0.104cm" svg:height="1.146cm" svg:x="27.834cm" svg:y="25.038cm" svg:viewBox="0 0 105 1147" draw:points="105,0 102,763 91,1064 91,1147 0,1147 0,1142 0,957 21,639 22,302 6,0">
          <text:p/>
        </draw:polygon>
        <draw:frame draw:style-name="gr21" draw:text-style-name="P10" draw:layer="layout" svg:width="5.679cm" svg:height="0.653cm" svg:x="29.175cm" svg:y="23.627cm">
          <draw:text-box>
            <text:p text:style-name="P7"><text:span text:style-name="T2">Binary Search Trees</text:span></text:p>
          </draw:text-box>
        </draw:frame>
        <draw:polygon draw:style-name="gr9" draw:text-style-name="P9" draw:layer="layout" svg:width="7.761cm" svg:height="1.412cm" svg:x="27.869cm" svg:y="26.528cm" svg:viewBox="0 0 7762 1413" draw:points="0,1413 7762,1413 7762,0 0,0">
          <text:p/>
        </draw:polygon>
        <draw:polygon draw:style-name="gr6" draw:text-style-name="P5" draw:layer="layout" svg:width="0.172cm" svg:height="0.171cm" svg:x="27.838cm" svg:y="26.499cm" svg:viewBox="0 0 173 172" draw:points="100,172 2,172 1,159 0,73 38,4 173,0 173,95 100,96">
          <text:p/>
        </draw:polygon>
        <draw:polygon draw:style-name="gr6" draw:text-style-name="P5" draw:layer="layout" svg:width="7.497cm" svg:height="0.101cm" svg:x="28.001cm" svg:y="26.493cm" svg:viewBox="0 0 7498 102" draw:points="0,102 0,6 1300,0 3718,0 7498,27 7498,98 6598,101 6175,88 5555,99 3900,99 2804,89 1519,99">
          <text:p/>
        </draw:polygon>
        <draw:polygon draw:style-name="gr6" draw:text-style-name="P5" draw:layer="layout" svg:width="0.159cm" svg:height="0.15cm" svg:x="35.489cm" svg:y="26.52cm" svg:viewBox="0 0 160 151" draw:points="160,151 79,151 80,98 39,69 0,70 0,0 10,1 135,8">
          <text:p/>
        </draw:polygon>
        <draw:polygon draw:style-name="gr6" draw:text-style-name="P5" draw:layer="layout" svg:width="0.1cm" svg:height="1.146cm" svg:x="35.565cm" svg:y="26.661cm" svg:viewBox="0 0 101 1147" draw:points="101,344 83,812 99,1147 5,1147 2,938 0,642 4,451 0,222 2,0 83,0 87,28">
          <text:p/>
        </draw:polygon>
        <draw:polygon draw:style-name="gr6" draw:text-style-name="P5" draw:layer="layout" svg:width="0.176cm" svg:height="0.17cm" svg:x="35.489cm" svg:y="27.798cm" svg:viewBox="0 0 177 171" draw:points="175,0 177,34 145,165 98,171 0,159 0,80 76,80 82,6 81,0">
          <text:p/>
        </draw:polygon>
        <draw:polygon draw:style-name="gr6" draw:text-style-name="P5" draw:layer="layout" svg:width="7.497cm" svg:height="0.107cm" svg:x="28.001cm" svg:y="27.863cm" svg:viewBox="0 0 7498 108" draw:points="0,76 0,0 438,5 1413,8 2093,10 3272,18 3877,17 4625,14 7346,14 7498,14 7498,94 7430,93 5600,92 4562,108 1663,100 106,77">
          <text:p/>
        </draw:polygon>
        <draw:polygon draw:style-name="gr6" draw:text-style-name="P5" draw:layer="layout" svg:width="0.176cm" svg:height="0.14cm" svg:x="27.834cm" svg:y="27.798cm" svg:viewBox="0 0 177 141" draw:points="99,59 177,65 177,141 8,136 7,81 0,0 91,0 91,21">
          <text:p/>
        </draw:polygon>
        <draw:polygon draw:style-name="gr6" draw:text-style-name="P5" draw:layer="layout" svg:width="0.104cm" svg:height="1.146cm" svg:x="27.834cm" svg:y="26.661cm" svg:viewBox="0 0 105 1147" draw:points="105,0 102,763 91,1064 91,1147 0,1147 0,1142 0,957 21,640 22,302 6,0">
          <text:p/>
        </draw:polygon>
        <draw:frame draw:style-name="gr22" draw:text-style-name="P10" draw:layer="layout" svg:width="2.783cm" svg:height="0.653cm" svg:x="30.445cm" svg:y="25.25cm">
          <draw:text-box>
            <text:p text:style-name="P7"><text:span text:style-name="T2">Recursion</text:span></text:p>
          </draw:text-box>
        </draw:frame>
        <draw:polygon draw:style-name="gr7" draw:text-style-name="P6" draw:layer="layout" svg:width="10.9cm" svg:height="1.447cm" svg:x="14.746cm" svg:y="20.037cm" svg:viewBox="0 0 10901 1448" draw:points="0,1448 10901,1448 10901,0 0,0">
          <text:p/>
        </draw:polygon>
        <draw:polygon draw:style-name="gr6" draw:text-style-name="P5" draw:layer="layout" svg:width="0.172cm" svg:height="0.17cm" svg:x="14.715cm" svg:y="20.008cm" svg:viewBox="0 0 173 171" draw:points="101,171 2,171 1,159 0,73 37,4 173,0 173,95 101,95">
          <text:p/>
        </draw:polygon>
        <draw:polygon draw:style-name="gr6" draw:text-style-name="P5" draw:layer="layout" svg:width="10.636cm" svg:height="0.101cm" svg:x="14.878cm" svg:y="20.002cm" svg:viewBox="0 0 10637 102" draw:points="0,102 0,6 1845,0 5276,0 10637,27 10637,98 9361,101 8761,88 7882,99 5533,99 3979,89 2156,99">
          <text:p/>
        </draw:polygon>
        <draw:polygon draw:style-name="gr6" draw:text-style-name="P5" draw:layer="layout" svg:width="0.16cm" svg:height="0.149cm" svg:x="25.505cm" svg:y="20.029cm" svg:viewBox="0 0 161 150" draw:points="161,150 80,150 81,97 40,70 0,71 0,0 10,1 136,8">
          <text:p/>
        </draw:polygon>
        <draw:polygon draw:style-name="gr6" draw:text-style-name="P5" draw:layer="layout" svg:width="0.101cm" svg:height="1.181cm" svg:x="25.581cm" svg:y="20.17cm" svg:viewBox="0 0 102 1182" draw:points="102,353 84,836 99,1182 6,1182 3,967 0,661 5,464 0,229 3,0 85,0 87,29">
          <text:p/>
        </draw:polygon>
        <draw:polygon draw:style-name="gr6" draw:text-style-name="P5" draw:layer="layout" svg:width="0.177cm" svg:height="0.169cm" svg:x="25.505cm" svg:y="21.343cm" svg:viewBox="0 0 178 170" draw:points="175,0 178,33 147,164 98,170 0,158 0,79 76,79 82,4 82,0">
          <text:p/>
        </draw:polygon>
        <draw:polygon draw:style-name="gr6" draw:text-style-name="P5" draw:layer="layout" svg:width="10.636cm" svg:height="0.107cm" svg:x="14.878cm" svg:y="21.407cm" svg:viewBox="0 0 10637 108" draw:points="0,77 0,0 622,6 2006,8 2970,10 4643,18 5501,17 6562,14 10422,14 10637,14 10637,94 10541,93 7946,92 6473,108 2360,100 150,77">
          <text:p/>
        </draw:polygon>
        <draw:polygon draw:style-name="gr6" draw:text-style-name="P5" draw:layer="layout" svg:width="0.176cm" svg:height="0.14cm" svg:x="14.711cm" svg:y="21.343cm" svg:viewBox="0 0 177 141" draw:points="98,59 177,65 177,141 8,135 7,81 0,0 90,0 90,21">
          <text:p/>
        </draw:polygon>
        <draw:polygon draw:style-name="gr6" draw:text-style-name="P5" draw:layer="layout" svg:width="0.105cm" svg:height="1.181cm" svg:x="14.71cm" svg:y="20.17cm" svg:viewBox="0 0 106 1182" draw:points="106,0 103,786 92,1097 92,1182 1,1182 0,1177 0,986 22,660 23,311 8,0">
          <text:p/>
        </draw:polygon>
        <draw:frame draw:style-name="gr23" draw:text-style-name="P10" draw:layer="layout" svg:width="5.247cm" svg:height="0.653cm" svg:x="29.422cm" svg:y="26.873cm">
          <draw:text-box>
            <text:p text:style-name="P7"><text:span text:style-name="T2">Sorting Algorithms</text:span></text:p>
          </draw:text-box>
        </draw:frame>
        <draw:polygon draw:style-name="gr5" draw:text-style-name="P4" draw:layer="layout" svg:width="3.986cm" svg:height="4.939cm" svg:x="13.264cm" svg:y="23.353cm" svg:viewBox="0 0 3987 4940" draw:points="0,4940 3987,4940 3987,0 0,0">
          <text:p/>
        </draw:polygon>
        <draw:polygon draw:style-name="gr6" draw:text-style-name="P5" draw:layer="layout" svg:width="0.172cm" svg:height="0.171cm" svg:x="13.233cm" svg:y="23.324cm" svg:viewBox="0 0 173 172" draw:points="101,172 2,172 1,159 0,74 39,4 173,0 173,96 101,97">
          <text:p/>
        </draw:polygon>
        <draw:polygon draw:style-name="gr6" draw:text-style-name="P5" draw:layer="layout" svg:width="3.722cm" svg:height="0.101cm" svg:x="13.396cm" svg:y="23.318cm" svg:viewBox="0 0 3723 102" draw:points="0,102 0,6 646,0 1846,0 3723,27 3723,98 3276,101 3065,88 2758,99 1936,99 1392,89 754,99">
          <text:p/>
        </draw:polygon>
        <draw:polygon draw:style-name="gr6" draw:text-style-name="P5" draw:layer="layout" svg:width="0.159cm" svg:height="0.15cm" svg:x="17.109cm" svg:y="23.345cm" svg:viewBox="0 0 160 151" draw:points="160,151 79,151 80,97 39,69 0,70 0,0 10,1 135,8">
          <text:p/>
        </draw:polygon>
        <draw:polygon draw:style-name="gr6" draw:text-style-name="P5" draw:layer="layout" svg:width="0.101cm" svg:height="4.674cm" svg:x="17.185cm" svg:y="23.486cm" svg:viewBox="0 0 102 4675" draw:points="102,1399 84,3307 99,4675 6,4675 3,3822 0,2615 5,1837 0,907 3,0 84,0 87,115">
          <text:p/>
        </draw:polygon>
        <draw:polygon draw:style-name="gr6" draw:text-style-name="P5" draw:layer="layout" svg:width="0.177cm" svg:height="0.17cm" svg:x="17.109cm" svg:y="28.151cm" svg:viewBox="0 0 178 171" draw:points="175,0 178,33 147,164 99,171 0,159 0,78 77,78 83,5 83,0">
          <text:p/>
        </draw:polygon>
        <draw:polygon draw:style-name="gr6" draw:text-style-name="P5" draw:layer="layout" svg:width="3.722cm" svg:height="0.107cm" svg:x="13.396cm" svg:y="28.216cm" svg:viewBox="0 0 3723 108" draw:points="0,76 0,0 218,5 702,8 1039,10 1625,18 1925,17 2296,13 3648,13 3723,13 3723,94 3689,93 2780,92 2265,108 826,99 53,77">
          <text:p/>
        </draw:polygon>
        <draw:polygon draw:style-name="gr6" draw:text-style-name="P5" draw:layer="layout" svg:width="0.176cm" svg:height="0.14cm" svg:x="13.229cm" svg:y="28.151cm" svg:viewBox="0 0 177 141" draw:points="99,60 177,66 177,141 8,136 7,82 0,0 91,0 91,21">
          <text:p/>
        </draw:polygon>
        <draw:polygon draw:style-name="gr6" draw:text-style-name="P5" draw:layer="layout" svg:width="0.104cm" svg:height="4.674cm" svg:x="13.229cm" svg:y="23.486cm" svg:viewBox="0 0 105 4675" draw:points="105,0 102,3107 91,4337 91,4675 0,4675 0,4652 0,3899 21,2607 22,1230 6,0">
          <text:p/>
        </draw:polygon>
        <draw:frame draw:style-name="gr24" draw:text-style-name="P10" draw:layer="layout" svg:width="4.769cm" svg:height="0.653cm" svg:x="18.062cm" svg:y="20.417cm">
          <draw:text-box>
            <text:p text:style-name="P7"><text:span text:style-name="T2">Advanced Topics</text:span></text:p>
          </draw:text-box>
        </draw:frame>
        <draw:polygon draw:style-name="gr9" draw:text-style-name="P9" draw:layer="layout" svg:width="3.104cm" svg:height="1.411cm" svg:x="13.723cm" svg:y="24.8cm" svg:viewBox="0 0 3105 1412" draw:points="0,1412 3105,1412 3105,0 0,0">
          <text:p/>
        </draw:polygon>
        <draw:polygon draw:style-name="gr6" draw:text-style-name="P5" draw:layer="layout" svg:width="0.172cm" svg:height="0.171cm" svg:x="13.692cm" svg:y="24.77cm" svg:viewBox="0 0 173 172" draw:points="101,172 2,172 1,160 0,74 37,4 173,0 173,95 101,96">
          <text:p/>
        </draw:polygon>
        <draw:polygon draw:style-name="gr6" draw:text-style-name="P5" draw:layer="layout" svg:width="2.84cm" svg:height="0.1cm" svg:x="13.855cm" svg:y="24.765cm" svg:viewBox="0 0 2841 101" draw:points="0,101 0,5 492,0 1408,0 2841,27 2841,97 2500,101 2340,88 2105,99 1477,99 1062,89 575,99">
          <text:p/>
        </draw:polygon>
        <draw:polygon draw:style-name="gr6" draw:text-style-name="P5" draw:layer="layout" svg:width="0.159cm" svg:height="0.149cm" svg:x="16.686cm" svg:y="24.792cm" svg:viewBox="0 0 160 150" draw:points="160,150 78,150 79,97 38,69 0,70 0,0 10,0 135,8">
          <text:p/>
        </draw:polygon>
        <draw:polygon draw:style-name="gr6" draw:text-style-name="P5" draw:layer="layout" svg:width="0.1cm" svg:height="1.147cm" svg:x="16.762cm" svg:y="24.932cm" svg:viewBox="0 0 101 1148" draw:points="101,343 83,811 99,1148 5,1148 2,938 0,641 4,451 0,223 2,0 83,0 86,28">
          <text:p/>
        </draw:polygon>
        <draw:polygon draw:style-name="gr6" draw:text-style-name="P5" draw:layer="layout" svg:width="0.176cm" svg:height="0.169cm" svg:x="16.686cm" svg:y="26.07cm" svg:viewBox="0 0 177 170" draw:points="175,0 177,33 146,164 98,170 0,159 0,79 76,79 81,4 81,0">
          <text:p/>
        </draw:polygon>
        <draw:polygon draw:style-name="gr6" draw:text-style-name="P5" draw:layer="layout" svg:width="2.84cm" svg:height="0.106cm" svg:x="13.855cm" svg:y="26.135cm" svg:viewBox="0 0 2841 107" draw:points="0,75 0,0 166,5 535,8 793,10 1239,17 1468,16 1752,13 2783,13 2841,13 2841,92 2815,91 2122,90 1728,107 630,98 40,75">
          <text:p/>
        </draw:polygon>
        <draw:polygon draw:style-name="gr6" draw:text-style-name="P5" draw:layer="layout" svg:width="0.176cm" svg:height="0.14cm" svg:x="13.688cm" svg:y="26.07cm" svg:viewBox="0 0 177 141" draw:points="98,59 177,66 177,141 8,135 7,81 0,0 90,0 90,20">
          <text:p/>
        </draw:polygon>
        <draw:polygon draw:style-name="gr6" draw:text-style-name="P5" draw:layer="layout" svg:width="0.105cm" svg:height="1.147cm" svg:x="13.687cm" svg:y="24.932cm" svg:viewBox="0 0 106 1148" draw:points="106,0 103,762 91,1065 91,1148 1,1148 0,1142 0,957 21,639 22,302 7,0">
          <text:p/>
        </draw:polygon>
        <draw:frame draw:style-name="gr25" draw:text-style-name="P10" draw:layer="layout" svg:width="2.339cm" svg:height="0.653cm" svg:x="14.182cm" svg:y="23.768cm">
          <draw:text-box>
            <text:p text:style-name="P7"><text:span text:style-name="T2">Modules</text:span></text:p>
          </draw:text-box>
        </draw:frame>
        <draw:polygon draw:style-name="gr9" draw:text-style-name="P9" draw:layer="layout" svg:width="3.14cm" svg:height="1.411cm" svg:x="13.687cm" svg:y="26.423cm" svg:viewBox="0 0 3141 1412" draw:points="0,1412 3141,1412 3141,0 0,0">
          <text:p/>
        </draw:polygon>
        <draw:polygon draw:style-name="gr6" draw:text-style-name="P5" draw:layer="layout" svg:width="0.172cm" svg:height="0.171cm" svg:x="13.656cm" svg:y="26.393cm" svg:viewBox="0 0 173 172" draw:points="100,172 3,172 2,160 0,75 38,4 173,0 173,96 101,97">
          <text:p/>
        </draw:polygon>
        <draw:polygon draw:style-name="gr6" draw:text-style-name="P5" draw:layer="layout" svg:width="2.875cm" svg:height="0.101cm" svg:x="13.82cm" svg:y="26.387cm" svg:viewBox="0 0 2876 102" draw:points="0,102 0,6 498,0 1426,0 2876,27 2876,98 2531,102 2368,88 2131,99 1495,99 1075,89 582,99">
          <text:p/>
        </draw:polygon>
        <draw:polygon draw:style-name="gr6" draw:text-style-name="P5" draw:layer="layout" svg:width="0.159cm" svg:height="0.15cm" svg:x="16.686cm" svg:y="26.414cm" svg:viewBox="0 0 160 151" draw:points="160,151 78,151 79,98 38,70 0,71 0,0 10,1 135,9">
          <text:p/>
        </draw:polygon>
        <draw:polygon draw:style-name="gr6" draw:text-style-name="P5" draw:layer="layout" svg:width="0.1cm" svg:height="1.146cm" svg:x="16.762cm" svg:y="26.555cm" svg:viewBox="0 0 101 1147" draw:points="101,343 83,812 99,1147 5,1147 2,938 0,642 4,452 0,222 2,0 83,0 86,28">
          <text:p/>
        </draw:polygon>
        <draw:polygon draw:style-name="gr6" draw:text-style-name="P5" draw:layer="layout" svg:width="0.176cm" svg:height="0.169cm" svg:x="16.686cm" svg:y="27.693cm" svg:viewBox="0 0 177 170" draw:points="175,0 177,33 146,164 98,170 0,158 0,78 76,78 81,4 81,0">
          <text:p/>
        </draw:polygon>
        <draw:polygon draw:style-name="gr6" draw:text-style-name="P5" draw:layer="layout" svg:width="2.875cm" svg:height="0.107cm" svg:x="13.82cm" svg:y="27.757cm" svg:viewBox="0 0 2876 108" draw:points="0,77 0,0 168,6 541,8 802,10 1254,18 1486,17 1773,14 2818,14 2876,14 2876,94 2850,93 2148,92 1749,108 637,100 40,77">
          <text:p/>
        </draw:polygon>
        <draw:polygon draw:style-name="gr6" draw:text-style-name="P5" draw:layer="layout" svg:width="0.176cm" svg:height="0.14cm" svg:x="13.652cm" svg:y="27.693cm" svg:viewBox="0 0 177 141" draw:points="99,58 177,64 177,141 9,135 8,80 0,0 90,0 90,20">
          <text:p/>
        </draw:polygon>
        <draw:polygon draw:style-name="gr6" draw:text-style-name="P5" draw:layer="layout" svg:width="0.104cm" svg:height="1.146cm" svg:x="13.652cm" svg:y="26.555cm" svg:viewBox="0 0 105 1147" draw:points="105,0 102,763 91,1064 91,1147 0,1147 0,1142 0,957 21,640 22,302 7,0">
          <text:p/>
        </draw:polygon>
        <draw:frame draw:style-name="gr26" draw:text-style-name="P10" draw:layer="layout" svg:width="1.788cm" svg:height="0.653cm" svg:x="14.464cm" svg:y="25.144cm">
          <draw:text-box>
            <text:p text:style-name="P7"><text:span text:style-name="T2">Builtin</text:span></text:p>
          </draw:text-box>
        </draw:frame>
        <draw:polygon draw:style-name="gr9" draw:text-style-name="P9" draw:layer="layout" svg:width="4.127cm" svg:height="1.411cm" svg:x="13.123cm" svg:y="16.263cm" svg:viewBox="0 0 4128 1412" draw:points="0,1412 4128,1412 4128,0 0,0">
          <text:p/>
        </draw:polygon>
        <draw:polygon draw:style-name="gr6" draw:text-style-name="P5" draw:layer="layout" svg:width="0.172cm" svg:height="0.171cm" svg:x="13.092cm" svg:y="16.233cm" svg:viewBox="0 0 173 172" draw:points="100,172 2,172 1,160 0,75 37,5 173,0 173,96 100,97">
          <text:p/>
        </draw:polygon>
        <draw:polygon draw:style-name="gr6" draw:text-style-name="P5" draw:layer="layout" svg:width="3.863cm" svg:height="0.101cm" svg:x="13.255cm" svg:y="16.227cm" svg:viewBox="0 0 3864 102" draw:points="0,102 0,6 671,0 1917,0 3864,28 3864,98 3401,102 3183,88 2863,99 2010,99 1446,89 784,99">
          <text:p/>
        </draw:polygon>
        <draw:polygon draw:style-name="gr6" draw:text-style-name="P5" draw:layer="layout" svg:width="0.159cm" svg:height="0.15cm" svg:x="17.109cm" svg:y="16.254cm" svg:viewBox="0 0 160 151" draw:points="160,151 79,151 80,98 39,70 0,71 0,0 10,1 135,9">
          <text:p/>
        </draw:polygon>
        <draw:polygon draw:style-name="gr6" draw:text-style-name="P5" draw:layer="layout" svg:width="0.101cm" svg:height="1.146cm" svg:x="17.185cm" svg:y="16.395cm" svg:viewBox="0 0 102 1147" draw:points="102,344 84,812 99,1147 6,1147 3,938 0,642 5,452 0,223 3,0 84,0 87,28">
          <text:p/>
        </draw:polygon>
        <draw:polygon draw:style-name="gr6" draw:text-style-name="P5" draw:layer="layout" svg:width="0.177cm" svg:height="0.169cm" svg:x="17.109cm" svg:y="17.533cm" svg:viewBox="0 0 178 170" draw:points="175,0 178,33 147,164 99,170 0,158 0,78 77,78 83,4 83,0">
          <text:p/>
        </draw:polygon>
        <draw:polygon draw:style-name="gr6" draw:text-style-name="P5" draw:layer="layout" svg:width="3.863cm" svg:height="0.107cm" svg:x="13.255cm" svg:y="17.597cm" svg:viewBox="0 0 3864 108" draw:points="0,77 0,0 226,6 729,8 1080,10 1687,18 1999,17 2384,14 3786,14 3864,14 3864,94 3829,93 2887,92 2352,108 858,100 55,77">
          <text:p/>
        </draw:polygon>
        <draw:polygon draw:style-name="gr6" draw:text-style-name="P5" draw:layer="layout" svg:width="0.176cm" svg:height="0.14cm" svg:x="13.088cm" svg:y="17.533cm" svg:viewBox="0 0 177 141" draw:points="99,59 177,65 177,141 8,135 7,81 0,0 91,0 91,20">
          <text:p/>
        </draw:polygon>
        <draw:polygon draw:style-name="gr6" draw:text-style-name="P5" draw:layer="layout" svg:width="0.104cm" svg:height="1.146cm" svg:x="13.088cm" svg:y="16.395cm" svg:viewBox="0 0 105 1147" draw:points="105,0 102,763 91,1064 91,1147 0,1147 0,1142 0,957 21,640 22,303 6,0">
          <text:p/>
        </draw:polygon>
        <draw:frame draw:style-name="gr27" draw:text-style-name="P10" draw:layer="layout" svg:width="2.157cm" svg:height="0.653cm" svg:x="14.288cm" svg:y="26.767cm">
          <draw:text-box>
            <text:p text:style-name="P7"><text:span text:style-name="T2">Custom</text:span></text:p>
          </draw:text-box>
        </draw:frame>
        <draw:polygon draw:style-name="gr7" draw:text-style-name="P6" draw:layer="layout" svg:width="8.114cm" svg:height="1.446cm" svg:x="19.649cm" svg:y="34.854cm" svg:viewBox="0 0 8115 1447" draw:points="0,1447 8115,1447 8115,0 0,0">
          <text:p/>
        </draw:polygon>
        <draw:polygon draw:style-name="gr6" draw:text-style-name="P5" draw:layer="layout" svg:width="0.172cm" svg:height="0.171cm" svg:x="19.618cm" svg:y="34.824cm" svg:viewBox="0 0 173 172" draw:points="100,172 3,172 1,160 0,74 38,5 173,0 173,95 101,96">
          <text:p/>
        </draw:polygon>
        <draw:polygon draw:style-name="gr6" draw:text-style-name="P5" draw:layer="layout" svg:width="7.849cm" svg:height="0.1cm" svg:x="19.782cm" svg:y="34.819cm" svg:viewBox="0 0 7850 101" draw:points="0,101 0,5 1360,0 3893,0 7850,27 7850,98 6907,101 6464,88 5815,99 4082,99 2935,89 1590,99">
          <text:p/>
        </draw:polygon>
        <draw:polygon draw:style-name="gr6" draw:text-style-name="P5" draw:layer="layout" svg:width="0.159cm" svg:height="0.149cm" svg:x="27.622cm" svg:y="34.846cm" svg:viewBox="0 0 160 150" draw:points="160,150 78,150 79,97 39,69 0,70 0,0 10,0 135,8">
          <text:p/>
        </draw:polygon>
        <draw:polygon draw:style-name="gr6" draw:text-style-name="P5" draw:layer="layout" svg:width="0.1cm" svg:height="1.182cm" svg:x="27.698cm" svg:y="34.986cm" svg:viewBox="0 0 101 1183" draw:points="101,354 84,836 99,1183 5,1183 2,966 0,661 5,465 0,230 2,0 84,0 87,29">
          <text:p/>
        </draw:polygon>
        <draw:polygon draw:style-name="gr6" draw:text-style-name="P5" draw:layer="layout" svg:width="0.176cm" svg:height="0.17cm" svg:x="27.622cm" svg:y="36.159cm" svg:viewBox="0 0 177 171" draw:points="175,0 177,33 147,164 99,171 0,159 0,79 76,79 82,5 81,0">
          <text:p/>
        </draw:polygon>
        <draw:polygon draw:style-name="gr6" draw:text-style-name="P5" draw:layer="layout" svg:width="7.849cm" svg:height="0.107cm" svg:x="19.782cm" svg:y="36.224cm" svg:viewBox="0 0 7850 108" draw:points="0,75 0,0 458,5 1479,8 2191,10 3425,18 4058,17 4842,13 7691,13 7850,13 7850,94 7779,93 5863,92 4776,108 1740,99 110,76">
          <text:p/>
        </draw:polygon>
        <draw:polygon draw:style-name="gr6" draw:text-style-name="P5" draw:layer="layout" svg:width="0.176cm" svg:height="0.14cm" svg:x="19.614cm" svg:y="36.159cm" svg:viewBox="0 0 177 141" draw:points="100,60 177,66 177,141 9,136 8,82 0,0 91,0 91,21">
          <text:p/>
        </draw:polygon>
        <draw:polygon draw:style-name="gr6" draw:text-style-name="P5" draw:layer="layout" svg:width="0.104cm" svg:height="1.182cm" svg:x="19.614cm" svg:y="34.986cm" svg:viewBox="0 0 105 1183" draw:points="105,0 102,786 90,1098 90,1183 0,1183 0,1177 0,986 21,659 22,311 7,0">
          <text:p/>
        </draw:polygon>
        <draw:frame draw:style-name="gr28" draw:text-style-name="P10" draw:layer="layout" svg:width="2.402cm" svg:height="0.653cm" svg:x="14.111cm" svg:y="16.607cm">
          <draw:text-box>
            <text:p text:style-name="P7"><text:span text:style-name="T2">Iterators</text:span></text:p>
          </draw:text-box>
        </draw:frame>
        <draw:polygon draw:style-name="gr7" draw:text-style-name="P6" draw:layer="layout" svg:width="6.385cm" svg:height="1.446cm" svg:x="18.626cm" svg:y="46.743cm" svg:viewBox="0 0 6386 1447" draw:points="0,1447 6386,1447 6386,0 0,0">
          <text:p/>
        </draw:polygon>
        <draw:polygon draw:style-name="gr6" draw:text-style-name="P5" draw:layer="layout" svg:width="0.172cm" svg:height="0.171cm" svg:x="18.595cm" svg:y="46.713cm" svg:viewBox="0 0 173 172" draw:points="100,172 2,172 1,160 0,74 38,4 173,0 173,95 101,96">
          <text:p/>
        </draw:polygon>
        <draw:polygon draw:style-name="gr6" draw:text-style-name="P5" draw:layer="layout" svg:width="6.121cm" svg:height="0.101cm" svg:x="18.758cm" svg:y="46.707cm" svg:viewBox="0 0 6122 102" draw:points="0,102 0,6 1062,0 3037,0 6122,27 6122,98 5388,102 5042,88 4536,99 3185,99 2290,89 1241,99">
          <text:p/>
        </draw:polygon>
        <draw:polygon draw:style-name="gr6" draw:text-style-name="P5" draw:layer="layout" svg:width="0.16cm" svg:height="0.15cm" svg:x="24.87cm" svg:y="46.734cm" svg:viewBox="0 0 161 151" draw:points="161,151 80,151 81,97 40,69 0,70 0,0 10,1 136,9">
          <text:p/>
        </draw:polygon>
        <draw:polygon draw:style-name="gr6" draw:text-style-name="P5" draw:layer="layout" svg:width="0.101cm" svg:height="1.182cm" svg:x="24.946cm" svg:y="46.875cm" svg:viewBox="0 0 102 1183" draw:points="102,354 84,836 99,1183 7,1183 3,967 0,661 6,464 0,229 3,0 85,0 87,29">
          <text:p/>
        </draw:polygon>
        <draw:polygon draw:style-name="gr6" draw:text-style-name="P5" draw:layer="layout" svg:width="0.177cm" svg:height="0.169cm" svg:x="24.87cm" svg:y="48.048cm" svg:viewBox="0 0 178 170" draw:points="175,0 178,34 147,164 99,170 0,159 0,79 77,79 83,4 83,0">
          <text:p/>
        </draw:polygon>
        <draw:polygon draw:style-name="gr6" draw:text-style-name="P5" draw:layer="layout" svg:width="6.121cm" svg:height="0.106cm" svg:x="18.758cm" svg:y="48.113cm" svg:viewBox="0 0 6122 107" draw:points="0,76 0,0 358,5 1154,8 1709,10 2673,17 3166,16 3777,13 5999,13 6122,13 6122,94 6067,92 4574,91 3726,107 1358,99 87,76">
          <text:p/>
        </draw:polygon>
        <draw:polygon draw:style-name="gr6" draw:text-style-name="P5" draw:layer="layout" svg:width="0.176cm" svg:height="0.14cm" svg:x="18.591cm" svg:y="48.048cm" svg:viewBox="0 0 177 141" draw:points="99,59 177,66 177,141 9,135 8,81 0,0 90,0 90,20">
          <text:p/>
        </draw:polygon>
        <draw:polygon draw:style-name="gr6" draw:text-style-name="P5" draw:layer="layout" svg:width="0.104cm" svg:height="1.182cm" svg:x="18.591cm" svg:y="46.875cm" svg:viewBox="0 0 105 1183" draw:points="105,0 102,785 91,1097 91,1183 0,1183 0,1177 0,986 21,659 22,311 6,0">
          <text:p/>
        </draw:polygon>
        <draw:frame draw:style-name="gr29" draw:text-style-name="P10" draw:layer="layout" svg:width="5.467cm" svg:height="0.653cm" svg:x="21.237cm" svg:y="35.234cm">
          <draw:text-box>
            <text:p text:style-name="P7"><text:span text:style-name="T2">Learn a Framework</text:span></text:p>
          </draw:text-box>
        </draw:frame>
        <draw:polygon draw:style-name="gr5" draw:text-style-name="P4" draw:layer="layout" svg:width="12.277cm" svg:height="4.903cm" svg:x="29.068cm" svg:y="0.388cm" svg:viewBox="0 0 12278 4904" draw:points="0,4904 12278,4904 12278,0 0,0">
          <text:p/>
        </draw:polygon>
        <draw:polygon draw:style-name="gr6" draw:text-style-name="P5" draw:layer="layout" svg:width="0.172cm" svg:height="0.171cm" svg:x="29.038cm" svg:y="0.358cm" svg:viewBox="0 0 173 172" draw:points="99,172 2,172 1,160 0,75 37,4 173,0 173,96 100,97">
          <text:p/>
        </draw:polygon>
        <draw:polygon draw:style-name="gr6" draw:text-style-name="P5" draw:layer="layout" svg:width="12.012cm" svg:height="0.101cm" svg:x="29.201cm" svg:y="0.352cm" svg:viewBox="0 0 12013 102" draw:points="0,102 0,6 2083,0 5958,0 12013,27 12013,97 10572,102 9894,87 8901,99 6249,99 4493,88 2434,99">
          <text:p/>
        </draw:polygon>
        <draw:polygon draw:style-name="gr6" draw:text-style-name="P5" draw:layer="layout" svg:width="0.159cm" svg:height="0.15cm" svg:x="41.204cm" svg:y="0.379cm" svg:viewBox="0 0 160 151" draw:points="160,151 79,151 80,97 39,69 0,70 0,0 10,1 135,9">
          <text:p/>
        </draw:polygon>
        <draw:polygon draw:style-name="gr6" draw:text-style-name="P5" draw:layer="layout" svg:width="0.1cm" svg:height="4.639cm" svg:x="41.28cm" svg:y="0.52cm" svg:viewBox="0 0 101 4640" draw:points="101,1389 84,3282 99,4640 5,4640 2,3793 0,2595 4,1824 0,900 2,0 84,0 87,114">
          <text:p/>
        </draw:polygon>
        <draw:polygon draw:style-name="gr6" draw:text-style-name="P5" draw:layer="layout" svg:width="0.176cm" svg:height="0.169cm" svg:x="41.204cm" svg:y="5.15cm" svg:viewBox="0 0 177 170" draw:points="175,0 177,34 146,164 99,170 0,159 0,79 77,79 83,4 82,0">
          <text:p/>
        </draw:polygon>
        <draw:polygon draw:style-name="gr6" draw:text-style-name="P5" draw:layer="layout" svg:width="12.012cm" svg:height="0.107cm" svg:x="29.201cm" svg:y="5.215cm" svg:viewBox="0 0 12013 108" draw:points="0,76 0,0 702,5 2265,8 3354,10 5243,18 6212,17 7411,13 11770,13 12013,13 12013,94 11904,93 8974,91 7310,108 2665,99 169,77">
          <text:p/>
        </draw:polygon>
        <draw:polygon draw:style-name="gr6" draw:text-style-name="P5" draw:layer="layout" svg:width="0.177cm" svg:height="0.14cm" svg:x="29.033cm" svg:y="5.15cm" svg:viewBox="0 0 178 141" draw:points="100,58 178,65 178,141 9,136 8,81 0,0 91,0 91,21">
          <text:p/>
        </draw:polygon>
        <draw:polygon draw:style-name="gr6" draw:text-style-name="P5" draw:layer="layout" svg:width="0.104cm" svg:height="4.639cm" svg:x="29.033cm" svg:y="0.52cm" svg:viewBox="0 0 105 4640" draw:points="105,0 103,3083 92,4304 92,4640 0,4640 0,4617 0,3869 21,2587 22,1221 7,0">
          <text:p/>
        </draw:polygon>
        <draw:frame draw:style-name="gr30" draw:text-style-name="P10" draw:layer="layout" svg:width="5.082cm" svg:height="0.653cm" svg:x="19.579cm" svg:y="47.122cm">
          <draw:text-box>
            <text:p text:style-name="P7"><text:span text:style-name="T2">Testing your Apps</text:span></text:p>
          </draw:text-box>
        </draw:frame>
        <draw:frame draw:style-name="gr31" draw:text-style-name="P11" draw:layer="layout" svg:width="12.41cm" svg:height="0.7cm" svg:x="29.528cm" svg:y="1.009cm">
          <draw:text-box>
            <text:p text:style-name="P7"><text:span text:style-name="T3">Find the detailed version of this roadmap</text:span></text:p>
          </draw:text-box>
        </draw:frame>
        <draw:polygon draw:style-name="gr32" draw:text-style-name="P12" draw:layer="layout" svg:width="11.218cm" svg:height="1.517cm" svg:x="29.598cm" svg:y="3.245cm" svg:viewBox="0 0 11219 1518" draw:points="0,1518 11219,1518 11219,0 0,0">
          <text:p/>
        </draw:polygon>
        <draw:polygon draw:style-name="gr32" draw:text-style-name="P12" draw:layer="layout" svg:width="0.172cm" svg:height="0.17cm" svg:x="29.567cm" svg:y="3.216cm" svg:viewBox="0 0 173 171" draw:points="100,171 2,171 1,159 0,73 37,4 173,0 173,94 100,95">
          <text:p/>
        </draw:polygon>
        <draw:polygon draw:style-name="gr32" draw:text-style-name="P12" draw:layer="layout" svg:width="10.954cm" svg:height="0.1cm" svg:x="29.73cm" svg:y="3.21cm" svg:viewBox="0 0 10955 101" draw:points="0,101 0,6 1899,0 5433,0 10955,27 10955,98 9641,101 9022,88 8116,99 5698,99 4097,89 2219,99">
          <text:p/>
        </draw:polygon>
        <draw:polygon draw:style-name="gr32" draw:text-style-name="P12" draw:layer="layout" svg:width="0.159cm" svg:height="0.149cm" svg:x="40.675cm" svg:y="3.237cm" svg:viewBox="0 0 160 150" draw:points="160,150 78,150 79,96 38,69 0,70 0,0 10,0 135,8">
          <text:p/>
        </draw:polygon>
        <draw:polygon draw:style-name="gr32" draw:text-style-name="P12" draw:layer="layout" svg:width="0.1cm" svg:height="1.253cm" svg:x="40.751cm" svg:y="3.377cm" svg:viewBox="0 0 101 1254" draw:points="101,375 83,886 98,1254 5,1254 2,1025 0,701 4,493 0,243 2,0 83,0 86,31">
          <text:p/>
        </draw:polygon>
        <draw:polygon draw:style-name="gr32" draw:text-style-name="P12" draw:layer="layout" svg:width="0.176cm" svg:height="0.169cm" svg:x="40.675cm" svg:y="4.621cm" svg:viewBox="0 0 177 170" draw:points="175,0 177,34 146,164 99,170 0,159 0,79 77,79 82,4 82,0">
          <text:p/>
        </draw:polygon>
        <draw:polygon draw:style-name="gr32" draw:text-style-name="P12" draw:layer="layout" svg:width="10.954cm" svg:height="0.106cm" svg:x="29.73cm" svg:y="4.686cm" svg:viewBox="0 0 10955 107" draw:points="0,76 0,0 640,5 2064,8 3058,10 4781,18 5664,16 6757,13 10733,13 10955,13 10955,94 10855,92 8182,91 6665,107 2429,99 155,76">
          <text:p/>
        </draw:polygon>
        <draw:polygon draw:style-name="gr32" draw:text-style-name="P12" draw:layer="layout" svg:width="0.176cm" svg:height="0.14cm" svg:x="29.563cm" svg:y="4.621cm" svg:viewBox="0 0 177 141" draw:points="99,58 177,65 177,141 8,135 7,81 0,0 90,0 90,20">
          <text:p/>
        </draw:polygon>
        <draw:polygon draw:style-name="gr32" draw:text-style-name="P12" draw:layer="layout" svg:width="0.105cm" svg:height="1.253cm" svg:x="29.562cm" svg:y="3.377cm" svg:viewBox="0 0 106 1254" draw:points="106,0 103,833 92,1163 92,1254 1,1254 0,1247 0,1046 21,699 22,330 7,0">
          <text:p/>
        </draw:polygon>
        <draw:frame draw:style-name="gr33" draw:text-style-name="P11" draw:layer="layout" svg:width="12.567cm" svg:height="0.7cm" svg:x="29.528cm" svg:y="1.997cm">
          <draw:text-box>
            <text:p text:style-name="P7"><text:span text:style-name="T3">along with resources and other roadmaps</text:span></text:p>
          </draw:text-box>
        </draw:frame>
        <draw:frame draw:style-name="gr34" draw:text-style-name="P13" draw:layer="layout" svg:width="4.218cm" svg:height="0.822cm" svg:x="34.537cm" svg:y="3.534cm">
          <draw:text-box>
            <text:p text:style-name="P7"><text:span text:style-name="T4">roadmap.sh</text:span></text:p>
          </draw:text-box>
        </draw:frame>
        <draw:frame draw:style-name="gr35" draw:text-style-name="P13" draw:layer="layout" svg:width="2.28cm" svg:height="0.822cm" svg:x="31.821cm" svg:y="3.534cm">
          <draw:text-box>
            <text:p text:style-name="P7"><text:span text:style-name="T4">https :</text:span></text:p>
          </draw:text-box>
        </draw:frame>
        <draw:polygon draw:style-name="gr32" draw:text-style-name="P12" draw:layer="layout" svg:width="13.194cm" svg:height="1.764cm" svg:x="13.864cm" svg:y="3.739cm" svg:viewBox="0 0 13195 1765" draw:points="0,1765 13195,1765 13195,0 0,0">
          <text:p/>
        </draw:polygon>
        <draw:polygon draw:style-name="gr2" draw:text-style-name="P2" draw:layer="layout" svg:width="13.123cm" svg:height="1.694cm" svg:x="13.899cm" svg:y="3.774cm" svg:viewBox="0 0 13124 1695" draw:points="0,1695 13124,1695 13124,0 0,0">
          <text:p/>
        </draw:polygon>
        <draw:polygon draw:style-name="gr32" draw:text-style-name="P12" draw:layer="layout" svg:width="0.172cm" svg:height="0.17cm" svg:x="13.868cm" svg:y="3.745cm" svg:viewBox="0 0 173 171" draw:points="101,171 2,171 1,159 0,73 38,4 173,0 173,96 101,96">
          <text:p/>
        </draw:polygon>
        <draw:polygon draw:style-name="gr32" draw:text-style-name="P12" draw:layer="layout" svg:width="12.859cm" svg:height="0.101cm" svg:x="14.031cm" svg:y="3.739cm" svg:viewBox="0 0 12860 102" draw:points="0,102 0,6 2230,0 6379,0 12860,28 12860,98 11317,101 10591,88 9529,99 6690,99 4809,89 2606,99">
          <text:p/>
        </draw:polygon>
        <draw:polygon draw:style-name="gr32" draw:text-style-name="P12" draw:layer="layout" svg:width="0.159cm" svg:height="0.149cm" svg:x="26.881cm" svg:y="3.766cm" svg:viewBox="0 0 160 150" draw:points="160,150 80,150 81,97 39,70 0,71 0,0 10,1 136,8">
          <text:p/>
        </draw:polygon>
        <draw:polygon draw:style-name="gr32" draw:text-style-name="P12" draw:layer="layout" svg:width="0.101cm" svg:height="1.428cm" svg:x="26.957cm" svg:y="3.907cm" svg:viewBox="0 0 102 1429" draw:points="102,427 83,1010 99,1429 6,1429 2,1168 0,798 5,561 0,277 3,0 83,0 86,35">
          <text:p/>
        </draw:polygon>
        <draw:polygon draw:style-name="gr32" draw:text-style-name="P12" draw:layer="layout" svg:width="0.177cm" svg:height="0.17cm" svg:x="26.881cm" svg:y="5.326cm" svg:viewBox="0 0 178 171" draw:points="175,0 178,34 147,164 98,171 0,158 0,79 76,79 82,5 82,0">
          <text:p/>
        </draw:polygon>
        <draw:polygon draw:style-name="gr32" draw:text-style-name="P12" draw:layer="layout" svg:width="12.859cm" svg:height="0.107cm" svg:x="14.031cm" svg:y="5.391cm" svg:viewBox="0 0 12860 108" draw:points="0,76 0,0 752,5 2424,8 3590,10 5613,18 6650,17 7934,14 12600,14 12860,14 12860,94 12743,93 9607,92 7826,108 2852,100 182,77">
          <text:p/>
        </draw:polygon>
        <draw:polygon draw:style-name="gr32" draw:text-style-name="P12" draw:layer="layout" svg:width="0.176cm" svg:height="0.14cm" svg:x="13.864cm" svg:y="5.326cm" svg:viewBox="0 0 177 141" draw:points="98,59 177,66 177,141 8,136 7,82 0,0 90,0 90,21">
          <text:p/>
        </draw:polygon>
        <draw:polygon draw:style-name="gr32" draw:text-style-name="P12" draw:layer="layout" svg:width="0.104cm" svg:height="1.428cm" svg:x="13.864cm" svg:y="3.907cm" svg:viewBox="0 0 105 1429" draw:points="105,0 102,949 91,1326 91,1429 0,1429 0,1422 0,1192 22,796 23,376 6,0">
          <text:p/>
        </draw:polygon>
        <draw:frame draw:style-name="gr36" draw:text-style-name="P13" draw:layer="layout" svg:width="0.705cm" svg:height="0.822cm" svg:x="33.796cm" svg:y="3.57cm">
          <draw:text-box>
            <text:p text:style-name="P7"><text:span text:style-name="T4">//</text:span></text:p>
          </draw:text-box>
        </draw:frame>
        <draw:path draw:style-name="gr2" draw:text-style-name="P2" draw:layer="layout" svg:width="0cm" svg:height="2.716cm" svg:x="7.725cm" svg:y="20.919cm" svg:viewBox="0 0 0 2717" svg:d="M0 2717c0-1085 0-1990 0-2717z">
          <text:p/>
        </draw:path>
        <draw:path draw:style-name="gr3" draw:text-style-name="P3" draw:layer="layout" svg:width="0cm" svg:height="2.716cm" svg:x="7.725cm" svg:y="20.919cm" svg:viewBox="0 0 0 2717" svg:d="M0 2717c0-1085 0-1990 0-2717">
          <text:p/>
        </draw:path>
        <draw:polygon draw:style-name="gr5" draw:text-style-name="P4" draw:layer="layout" svg:width="4.551cm" svg:height="6.42cm" svg:x="6.314cm" svg:y="20.355cm" svg:viewBox="0 0 4552 6421" draw:points="0,6421 4552,6421 4552,0 0,0">
          <text:p/>
        </draw:polygon>
        <draw:polygon draw:style-name="gr6" draw:text-style-name="P5" draw:layer="layout" svg:width="0.172cm" svg:height="0.171cm" svg:x="6.283cm" svg:y="20.325cm" svg:viewBox="0 0 173 172" draw:points="100,172 3,172 1,159 0,74 38,4 173,0 173,95 101,96">
          <text:p/>
        </draw:polygon>
        <draw:polygon draw:style-name="gr6" draw:text-style-name="P5" draw:layer="layout" svg:width="4.286cm" svg:height="0.1cm" svg:x="6.447cm" svg:y="20.32cm" svg:viewBox="0 0 4287 101" draw:points="0,101 0,5 743,0 2125,0 4287,27 4287,97 3772,101 3530,88 3175,99 2229,99 1603,89 868,99">
          <text:p/>
        </draw:polygon>
        <draw:polygon draw:style-name="gr6" draw:text-style-name="P5" draw:layer="layout" svg:width="0.159cm" svg:height="0.149cm" svg:x="10.724cm" svg:y="20.347cm" svg:viewBox="0 0 160 150" draw:points="160,150 79,150 80,96 40,68 0,69 0,0 11,0 135,8">
          <text:p/>
        </draw:polygon>
        <draw:polygon draw:style-name="gr6" draw:text-style-name="P5" draw:layer="layout" svg:width="0.1cm" svg:height="6.156cm" svg:x="10.8cm" svg:y="20.487cm" svg:viewBox="0 0 101 6157" draw:points="101,1844 84,4355 99,6157 5,6157 2,5033 0,3444 4,2421 0,1196 2,0 84,0 87,152">
          <text:p/>
        </draw:polygon>
        <draw:polygon draw:style-name="gr6" draw:text-style-name="P5" draw:layer="layout" svg:width="0.176cm" svg:height="0.17cm" svg:x="10.724cm" svg:y="26.634cm" svg:viewBox="0 0 177 171" draw:points="175,0 177,33 146,164 98,171 0,159 0,79 76,79 82,5 81,0">
          <text:p/>
        </draw:polygon>
        <draw:polygon draw:style-name="gr6" draw:text-style-name="P5" draw:layer="layout" svg:width="4.286cm" svg:height="0.107cm" svg:x="6.447cm" svg:y="26.699cm" svg:viewBox="0 0 4287 108" draw:points="0,76 0,0 250,5 807,8 1196,10 1870,18 2216,17 2644,13 4199,13 4287,13 4287,94 4247,93 3201,92 2608,108 950,99 60,77">
          <text:p/>
        </draw:polygon>
        <draw:polygon draw:style-name="gr6" draw:text-style-name="P5" draw:layer="layout" svg:width="0.176cm" svg:height="0.14cm" svg:x="6.279cm" svg:y="26.634cm" svg:viewBox="0 0 177 141" draw:points="99,60 177,66 177,141 9,136 8,82 0,0 90,0 90,21">
          <text:p/>
        </draw:polygon>
        <draw:polygon draw:style-name="gr6" draw:text-style-name="P5" draw:layer="layout" svg:width="0.104cm" svg:height="6.156cm" svg:x="6.279cm" svg:y="20.487cm" svg:viewBox="0 0 105 6157" draw:points="105,0 102,4092 91,5712 91,6157 0,6157 0,6127 0,5135 22,3434 23,1621 7,0">
          <text:p/>
        </draw:polygon>
        <draw:frame draw:style-name="gr37" draw:text-style-name="P11" draw:layer="layout" svg:width="12.507cm" svg:height="0.7cm" svg:x="14.817cm" svg:y="4.22cm">
          <draw:text-box>
            <text:p text:style-name="P7"><text:span text:style-name="T5">Backend roadmap till Language Selection</text:span></text:p>
          </draw:text-box>
        </draw:frame>
        <draw:polygon draw:style-name="gr9" draw:text-style-name="P9" draw:layer="layout" svg:width="5.891cm" svg:height="1.411cm" svg:x="4.445cm" svg:y="21.695cm" svg:viewBox="0 0 5892 1412" draw:points="0,1412 5892,1412 5892,0 0,0">
          <text:p/>
        </draw:polygon>
        <draw:polygon draw:style-name="gr6" draw:text-style-name="P5" draw:layer="layout" svg:width="0.172cm" svg:height="0.17cm" svg:x="4.414cm" svg:y="21.666cm" svg:viewBox="0 0 173 171" draw:points="99,171 2,171 1,159 0,74 37,4 173,0 173,96 100,96">
          <text:p/>
        </draw:polygon>
        <draw:polygon draw:style-name="gr6" draw:text-style-name="P5" draw:layer="layout" svg:width="5.627cm" svg:height="0.101cm" svg:x="4.577cm" svg:y="21.66cm" svg:viewBox="0 0 5628 102" draw:points="0,102 0,6 975,0 2791,0 5628,27 5628,98 4953,101 4635,87 4170,99 2927,99 2104,88 1140,99">
          <text:p/>
        </draw:polygon>
        <draw:polygon draw:style-name="gr6" draw:text-style-name="P5" draw:layer="layout" svg:width="0.159cm" svg:height="0.149cm" svg:x="10.195cm" svg:y="21.687cm" svg:viewBox="0 0 160 150" draw:points="160,150 79,150 80,97 38,69 0,70 0,0 10,1 135,8">
          <text:p/>
        </draw:polygon>
        <draw:polygon draw:style-name="gr6" draw:text-style-name="P5" draw:layer="layout" svg:width="0.1cm" svg:height="1.146cm" svg:x="10.271cm" svg:y="21.828cm" svg:viewBox="0 0 101 1147" draw:points="101,343 84,812 99,1147 5,1147 2,938 0,642 4,450 0,222 2,0 84,0 87,28">
          <text:p/>
        </draw:polygon>
        <draw:polygon draw:style-name="gr6" draw:text-style-name="P5" draw:layer="layout" svg:width="0.176cm" svg:height="0.17cm" svg:x="10.195cm" svg:y="22.965cm" svg:viewBox="0 0 177 171" draw:points="175,0 177,33 146,164 98,171 0,159 0,79 76,79 81,5 81,0">
          <text:p/>
        </draw:polygon>
        <draw:polygon draw:style-name="gr6" draw:text-style-name="P5" draw:layer="layout" svg:width="5.627cm" svg:height="0.107cm" svg:x="4.577cm" svg:y="23.03cm" svg:viewBox="0 0 5628 108" draw:points="0,76 0,0 329,5 1060,8 1571,10 2456,18 2909,17 3471,14 5514,14 5628,14 5628,94 5577,93 4204,92 3424,108 1248,99 79,77">
          <text:p/>
        </draw:polygon>
        <draw:polygon draw:style-name="gr6" draw:text-style-name="P5" draw:layer="layout" svg:width="0.176cm" svg:height="0.14cm" svg:x="4.41cm" svg:y="22.965cm" svg:viewBox="0 0 177 141" draw:points="99,59 177,66 177,141 8,136 7,82 0,0 91,0 91,21">
          <text:p/>
        </draw:polygon>
        <draw:polygon draw:style-name="gr6" draw:text-style-name="P5" draw:layer="layout" svg:width="0.104cm" svg:height="1.146cm" svg:x="4.409cm" svg:y="21.828cm" svg:viewBox="0 0 105 1147" draw:points="105,0 103,762 92,1064 92,1147 1,1147 0,1141 0,957 22,640 23,301 7,0">
          <text:p/>
        </draw:polygon>
        <draw:frame draw:style-name="gr38" draw:text-style-name="P10" draw:layer="layout" svg:width="1.23cm" svg:height="0.653cm" svg:x="7.973cm" svg:y="20.699cm">
          <draw:text-box>
            <text:p text:style-name="P7"><text:span text:style-name="T2">OOP</text:span></text:p>
          </draw:text-box>
        </draw:frame>
        <draw:polygon draw:style-name="gr9" draw:text-style-name="P9" draw:layer="layout" svg:width="5.891cm" svg:height="1.411cm" svg:x="4.445cm" svg:y="23.318cm" svg:viewBox="0 0 5892 1412" draw:points="0,1412 5892,1412 5892,0 0,0">
          <text:p/>
        </draw:polygon>
        <draw:polygon draw:style-name="gr6" draw:text-style-name="P5" draw:layer="layout" svg:width="0.172cm" svg:height="0.17cm" svg:x="4.414cm" svg:y="23.289cm" svg:viewBox="0 0 173 171" draw:points="99,171 2,171 1,159 0,73 37,4 173,0 173,95 100,96">
          <text:p/>
        </draw:polygon>
        <draw:polygon draw:style-name="gr6" draw:text-style-name="P5" draw:layer="layout" svg:width="5.627cm" svg:height="0.1cm" svg:x="4.577cm" svg:y="23.283cm" svg:viewBox="0 0 5628 101" draw:points="0,101 0,6 975,0 2791,0 5628,27 5628,98 4953,101 4635,88 4170,99 2927,99 2104,89 1140,99">
          <text:p/>
        </draw:polygon>
        <draw:polygon draw:style-name="gr6" draw:text-style-name="P5" draw:layer="layout" svg:width="0.159cm" svg:height="0.149cm" svg:x="10.195cm" svg:y="23.31cm" svg:viewBox="0 0 160 150" draw:points="160,150 79,150 80,97 38,70 0,71 0,0 10,0 135,8">
          <text:p/>
        </draw:polygon>
        <draw:polygon draw:style-name="gr6" draw:text-style-name="P5" draw:layer="layout" svg:width="0.1cm" svg:height="1.147cm" svg:x="10.271cm" svg:y="23.45cm" svg:viewBox="0 0 101 1148" draw:points="101,345 84,812 99,1148 5,1148 2,939 0,643 4,452 0,224 2,0 84,0 87,29">
          <text:p/>
        </draw:polygon>
        <draw:polygon draw:style-name="gr6" draw:text-style-name="P5" draw:layer="layout" svg:width="0.176cm" svg:height="0.169cm" svg:x="10.195cm" svg:y="24.588cm" svg:viewBox="0 0 177 170" draw:points="175,0 177,34 146,164 98,170 0,159 0,79 76,79 81,6 81,0">
          <text:p/>
        </draw:polygon>
        <draw:polygon draw:style-name="gr6" draw:text-style-name="P5" draw:layer="layout" svg:width="5.627cm" svg:height="0.107cm" svg:x="4.577cm" svg:y="24.653cm" svg:viewBox="0 0 5628 108" draw:points="0,75 0,0 329,5 1060,8 1571,10 2456,18 2909,17 3471,13 5514,13 5628,13 5628,93 5577,92 4204,91 3424,108 1248,99 79,76">
          <text:p/>
        </draw:polygon>
        <draw:polygon draw:style-name="gr6" draw:text-style-name="P5" draw:layer="layout" svg:width="0.176cm" svg:height="0.14cm" svg:x="4.41cm" svg:y="24.588cm" svg:viewBox="0 0 177 141" draw:points="99,59 177,65 177,141 8,136 7,81 0,0 91,0 91,21">
          <text:p/>
        </draw:polygon>
        <draw:polygon draw:style-name="gr6" draw:text-style-name="P5" draw:layer="layout" svg:width="0.104cm" svg:height="1.147cm" svg:x="4.409cm" svg:y="23.45cm" svg:viewBox="0 0 105 1148" draw:points="105,0 103,763 92,1065 92,1148 1,1148 0,1142 0,957 22,641 23,303 7,0">
          <text:p/>
        </draw:polygon>
        <draw:frame draw:style-name="gr39" draw:text-style-name="P10" draw:layer="layout" svg:width="2.123cm" svg:height="0.653cm" svg:x="6.35cm" svg:y="22.04cm">
          <draw:text-box>
            <text:p text:style-name="P7"><text:span text:style-name="T2">Classes</text:span></text:p>
          </draw:text-box>
        </draw:frame>
        <draw:polygon draw:style-name="gr9" draw:text-style-name="P9" draw:layer="layout" svg:width="5.891cm" svg:height="1.411cm" svg:x="4.445cm" svg:y="24.941cm" svg:viewBox="0 0 5892 1412" draw:points="0,1412 5892,1412 5892,0 0,0">
          <text:p/>
        </draw:polygon>
        <draw:polygon draw:style-name="gr6" draw:text-style-name="P5" draw:layer="layout" svg:width="0.172cm" svg:height="0.171cm" svg:x="4.414cm" svg:y="24.911cm" svg:viewBox="0 0 173 172" draw:points="99,172 2,172 1,159 0,74 37,5 173,0 173,95 100,96">
          <text:p/>
        </draw:polygon>
        <draw:polygon draw:style-name="gr6" draw:text-style-name="P5" draw:layer="layout" svg:width="5.627cm" svg:height="0.1cm" svg:x="4.577cm" svg:y="24.906cm" svg:viewBox="0 0 5628 101" draw:points="0,101 0,5 975,0 2791,0 5628,27 5628,98 4953,101 4635,88 4170,99 2927,99 2104,89 1140,99">
          <text:p/>
        </draw:polygon>
        <draw:polygon draw:style-name="gr6" draw:text-style-name="P5" draw:layer="layout" svg:width="0.159cm" svg:height="0.149cm" svg:x="10.195cm" svg:y="24.933cm" svg:viewBox="0 0 160 150" draw:points="160,150 79,150 80,97 38,70 0,71 0,0 10,0 135,8">
          <text:p/>
        </draw:polygon>
        <draw:polygon draw:style-name="gr6" draw:text-style-name="P5" draw:layer="layout" svg:width="0.1cm" svg:height="1.147cm" svg:x="10.271cm" svg:y="25.073cm" svg:viewBox="0 0 101 1148" draw:points="101,343 84,812 99,1148 5,1148 2,938 0,641 4,451 0,223 2,0 84,0 87,28">
          <text:p/>
        </draw:polygon>
        <draw:polygon draw:style-name="gr6" draw:text-style-name="P5" draw:layer="layout" svg:width="0.176cm" svg:height="0.169cm" svg:x="10.195cm" svg:y="26.211cm" svg:viewBox="0 0 177 170" draw:points="175,0 177,33 146,164 98,170 0,159 0,79 76,79 81,4 81,0">
          <text:p/>
        </draw:polygon>
        <draw:polygon draw:style-name="gr6" draw:text-style-name="P5" draw:layer="layout" svg:width="5.627cm" svg:height="0.106cm" svg:x="4.577cm" svg:y="26.276cm" svg:viewBox="0 0 5628 107" draw:points="0,76 0,0 329,5 1060,8 1571,10 2456,18 2909,16 3471,13 5514,13 5628,13 5628,94 5577,92 4204,91 3424,107 1248,99 79,76">
          <text:p/>
        </draw:polygon>
        <draw:polygon draw:style-name="gr6" draw:text-style-name="P5" draw:layer="layout" svg:width="0.176cm" svg:height="0.14cm" svg:x="4.41cm" svg:y="26.211cm" svg:viewBox="0 0 177 141" draw:points="99,59 177,66 177,141 8,135 7,81 0,0 91,0 91,20">
          <text:p/>
        </draw:polygon>
        <draw:polygon draw:style-name="gr6" draw:text-style-name="P5" draw:layer="layout" svg:width="0.104cm" svg:height="1.147cm" svg:x="4.409cm" svg:y="25.073cm" svg:viewBox="0 0 105 1148" draw:points="105,0 103,763 92,1065 92,1148 1,1148 0,1142 0,957 22,639 23,302 7,0">
          <text:p/>
        </draw:polygon>
        <draw:frame draw:style-name="gr40" draw:text-style-name="P10" draw:layer="layout" svg:width="3.194cm" svg:height="0.653cm" svg:x="5.891cm" svg:y="23.663cm">
          <draw:text-box>
            <text:p text:style-name="P7"><text:span text:style-name="T2">Inheritance</text:span></text:p>
          </draw:text-box>
        </draw:frame>
        <draw:polygon draw:style-name="gr9" draw:text-style-name="P9" draw:layer="layout" svg:width="5.998cm" svg:height="1.411cm" svg:x="4.797cm" svg:y="16.898cm" svg:viewBox="0 0 5999 1412" draw:points="0,1412 5999,1412 5999,0 0,0">
          <text:p/>
        </draw:polygon>
        <draw:polygon draw:style-name="gr6" draw:text-style-name="P5" draw:layer="layout" svg:width="0.172cm" svg:height="0.171cm" svg:x="4.766cm" svg:y="16.868cm" svg:viewBox="0 0 173 172" draw:points="100,172 3,172 2,160 0,75 38,4 173,0 173,96 101,97">
          <text:p/>
        </draw:polygon>
        <draw:polygon draw:style-name="gr6" draw:text-style-name="P5" draw:layer="layout" svg:width="5.732cm" svg:height="0.101cm" svg:x="4.93cm" svg:y="16.862cm" svg:viewBox="0 0 5733 102" draw:points="0,102 0,6 994,0 2843,0 5733,27 5733,98 5045,102 4722,87 4248,99 2981,99 2144,89 1161,99">
          <text:p/>
        </draw:polygon>
        <draw:polygon draw:style-name="gr6" draw:text-style-name="P5" draw:layer="layout" svg:width="0.16cm" svg:height="0.15cm" svg:x="10.653cm" svg:y="16.889cm" svg:viewBox="0 0 161 151" draw:points="161,151 79,151 81,98 39,70 0,71 0,0 10,1 136,9">
          <text:p/>
        </draw:polygon>
        <draw:polygon draw:style-name="gr6" draw:text-style-name="P5" draw:layer="layout" svg:width="0.101cm" svg:height="1.146cm" svg:x="10.729cm" svg:y="17.03cm" svg:viewBox="0 0 102 1147" draw:points="102,343 84,812 99,1147 6,1147 3,938 0,641 5,451 0,222 3,0 85,0 87,28">
          <text:p/>
        </draw:polygon>
        <draw:polygon draw:style-name="gr6" draw:text-style-name="P5" draw:layer="layout" svg:width="0.177cm" svg:height="0.169cm" svg:x="10.653cm" svg:y="18.168cm" svg:viewBox="0 0 178 170" draw:points="175,0 178,33 146,163 98,170 0,157 0,78 76,78 82,4 82,0">
          <text:p/>
        </draw:polygon>
        <draw:polygon draw:style-name="gr6" draw:text-style-name="P5" draw:layer="layout" svg:width="5.732cm" svg:height="0.107cm" svg:x="4.93cm" svg:y="18.232cm" svg:viewBox="0 0 5733 108" draw:points="0,77 0,0 335,6 1080,8 1600,10 2502,18 2964,17 3536,14 5617,14 5733,14 5733,94 5681,93 4283,92 3488,108 1271,100 81,77">
          <text:p/>
        </draw:polygon>
        <draw:polygon draw:style-name="gr6" draw:text-style-name="P5" draw:layer="layout" svg:width="0.176cm" svg:height="0.14cm" svg:x="4.762cm" svg:y="18.168cm" svg:viewBox="0 0 177 141" draw:points="100,58 177,64 177,141 9,135 8,80 0,0 91,0 91,20">
          <text:p/>
        </draw:polygon>
        <draw:polygon draw:style-name="gr6" draw:text-style-name="P5" draw:layer="layout" svg:width="0.104cm" svg:height="1.146cm" svg:x="4.762cm" svg:y="17.03cm" svg:viewBox="0 0 105 1147" draw:points="105,0 102,763 91,1064 91,1147 0,1147 0,1142 0,957 21,639 22,302 7,0">
          <text:p/>
        </draw:polygon>
        <draw:frame draw:style-name="gr41" draw:text-style-name="P10" draw:layer="layout" svg:width="4.836cm" svg:height="0.653cm" svg:x="5.115cm" svg:y="25.285cm">
          <draw:text-box>
            <text:p text:style-name="P7"><text:span text:style-name="T2">Methods, Dunder</text:span></text:p>
          </draw:text-box>
        </draw:frame>
        <draw:polygon draw:style-name="gr9" draw:text-style-name="P9" draw:layer="layout" svg:width="5.962cm" svg:height="1.411cm" svg:x="4.833cm" svg:y="15.275cm" svg:viewBox="0 0 5963 1412" draw:points="0,1412 5963,1412 5963,0 0,0">
          <text:p/>
        </draw:polygon>
        <draw:polygon draw:style-name="gr6" draw:text-style-name="P5" draw:layer="layout" svg:width="0.172cm" svg:height="0.171cm" svg:x="4.802cm" svg:y="15.245cm" svg:viewBox="0 0 173 172" draw:points="101,172 2,172 1,160 0,74 37,4 173,0 173,95 101,96">
          <text:p/>
        </draw:polygon>
        <draw:polygon draw:style-name="gr6" draw:text-style-name="P5" draw:layer="layout" svg:width="5.697cm" svg:height="0.1cm" svg:x="4.965cm" svg:y="15.24cm" svg:viewBox="0 0 5698 101" draw:points="0,101 0,5 988,0 2826,0 5698,28 5698,97 5015,101 4693,88 4222,99 2963,99 2131,89 1154,99">
          <text:p/>
        </draw:polygon>
        <draw:polygon draw:style-name="gr6" draw:text-style-name="P5" draw:layer="layout" svg:width="0.16cm" svg:height="0.149cm" svg:x="10.653cm" svg:y="15.267cm" svg:viewBox="0 0 161 150" draw:points="161,150 79,150 81,97 39,69 0,70 0,0 10,0 136,9">
          <text:p/>
        </draw:polygon>
        <draw:polygon draw:style-name="gr6" draw:text-style-name="P5" draw:layer="layout" svg:width="0.101cm" svg:height="1.147cm" svg:x="10.729cm" svg:y="15.407cm" svg:viewBox="0 0 102 1148" draw:points="102,344 84,812 99,1148 6,1148 3,938 0,642 5,452 0,224 3,0 85,0 87,28">
          <text:p/>
        </draw:polygon>
        <draw:polygon draw:style-name="gr6" draw:text-style-name="P5" draw:layer="layout" svg:width="0.177cm" svg:height="0.169cm" svg:x="10.653cm" svg:y="16.545cm" svg:viewBox="0 0 178 170" draw:points="175,0 178,33 146,164 98,170 0,159 0,78 76,78 82,4 82,0">
          <text:p/>
        </draw:polygon>
        <draw:polygon draw:style-name="gr6" draw:text-style-name="P5" draw:layer="layout" svg:width="5.697cm" svg:height="0.106cm" svg:x="4.965cm" svg:y="16.61cm" svg:viewBox="0 0 5698 107" draw:points="0,75 0,0 333,5 1074,8 1591,10 2486,17 2946,16 3515,13 5583,13 5698,13 5698,93 5647,92 4257,91 3467,107 1263,99 80,75">
          <text:p/>
        </draw:polygon>
        <draw:polygon draw:style-name="gr6" draw:text-style-name="P5" draw:layer="layout" svg:width="0.176cm" svg:height="0.14cm" svg:x="4.798cm" svg:y="16.545cm" svg:viewBox="0 0 177 141" draw:points="99,59 177,66 177,141 8,135 7,81 0,0 91,0 91,20">
          <text:p/>
        </draw:polygon>
        <draw:polygon draw:style-name="gr6" draw:text-style-name="P5" draw:layer="layout" svg:width="0.105cm" svg:height="1.147cm" svg:x="4.797cm" svg:y="15.407cm" svg:viewBox="0 0 106 1148" draw:points="106,0 103,763 92,1065 92,1148 1,1148 0,1142 0,957 21,640 22,303 7,0">
          <text:p/>
        </draw:polygon>
        <draw:frame draw:style-name="gr42" draw:text-style-name="P10" draw:layer="layout" svg:width="3.101cm" svg:height="0.653cm" svg:x="6.35cm" svg:y="17.242cm">
          <draw:text-box>
            <text:p text:style-name="P7"><text:span text:style-name="T2">Decorators</text:span></text:p>
          </draw:text-box>
        </draw:frame>
        <draw:polygon draw:style-name="gr9" draw:text-style-name="P9" draw:layer="layout" svg:width="6.068cm" svg:height="1.411cm" svg:x="4.762cm" svg:y="18.52cm" svg:viewBox="0 0 6069 1412" draw:points="0,1412 6069,1412 6069,0 0,0">
          <text:p/>
        </draw:polygon>
        <draw:polygon draw:style-name="gr6" draw:text-style-name="P5" draw:layer="layout" svg:width="0.172cm" svg:height="0.17cm" svg:x="4.731cm" svg:y="18.491cm" svg:viewBox="0 0 173 171" draw:points="100,171 2,171 1,159 0,73 38,4 173,0 173,95 100,95">
          <text:p/>
        </draw:polygon>
        <draw:polygon draw:style-name="gr6" draw:text-style-name="P5" draw:layer="layout" svg:width="5.803cm" svg:height="0.101cm" svg:x="4.894cm" svg:y="18.485cm" svg:viewBox="0 0 5804 102" draw:points="0,102 0,6 1006,0 2878,0 5804,27 5804,98 5108,101 4781,88 4301,99 3019,99 2171,89 1176,99">
          <text:p/>
        </draw:polygon>
        <draw:polygon draw:style-name="gr6" draw:text-style-name="P5" draw:layer="layout" svg:width="0.159cm" svg:height="0.149cm" svg:x="10.689cm" svg:y="18.512cm" svg:viewBox="0 0 160 150" draw:points="160,150 79,150 80,98 38,70 0,71 0,0 10,1 135,8">
          <text:p/>
        </draw:polygon>
        <draw:polygon draw:style-name="gr6" draw:text-style-name="P5" draw:layer="layout" svg:width="0.1cm" svg:height="1.146cm" svg:x="10.765cm" svg:y="18.653cm" svg:viewBox="0 0 101 1147" draw:points="101,344 82,812 99,1147 5,1147 2,938 0,642 4,451 0,222 2,0 83,0 87,28">
          <text:p/>
        </draw:polygon>
        <draw:polygon draw:style-name="gr6" draw:text-style-name="P5" draw:layer="layout" svg:width="0.176cm" svg:height="0.17cm" svg:x="10.689cm" svg:y="19.79cm" svg:viewBox="0 0 177 171" draw:points="175,0 177,33 146,164 98,171 0,159 0,80 76,80 81,5 81,0">
          <text:p/>
        </draw:polygon>
        <draw:polygon draw:style-name="gr6" draw:text-style-name="P5" draw:layer="layout" svg:width="5.803cm" svg:height="0.107cm" svg:x="4.894cm" svg:y="19.855cm" svg:viewBox="0 0 5804 108" draw:points="0,76 0,0 339,5 1094,8 1621,10 2533,18 3001,17 3580,14 5687,14 5804,14 5804,94 5752,93 4336,92 3532,108 1287,99 82,77">
          <text:p/>
        </draw:polygon>
        <draw:polygon draw:style-name="gr6" draw:text-style-name="P5" draw:layer="layout" svg:width="0.176cm" svg:height="0.14cm" svg:x="4.727cm" svg:y="19.79cm" svg:viewBox="0 0 177 141" draw:points="98,60 177,66 177,141 9,136 7,82 0,0 90,0 90,22">
          <text:p/>
        </draw:polygon>
        <draw:polygon draw:style-name="gr6" draw:text-style-name="P5" draw:layer="layout" svg:width="0.104cm" svg:height="1.146cm" svg:x="4.727cm" svg:y="18.653cm" svg:viewBox="0 0 105 1147" draw:points="105,0 102,762 91,1064 91,1147 0,1147 0,1141 0,957 22,640 23,302 7,0">
          <text:p/>
        </draw:polygon>
        <draw:frame draw:style-name="gr43" draw:text-style-name="P10" draw:layer="layout" svg:width="1.784cm" svg:height="0.653cm" svg:x="6.95cm" svg:y="15.619cm">
          <draw:text-box>
            <text:p text:style-name="P7"><text:span text:style-name="T2">RegEx</text:span></text:p>
          </draw:text-box>
        </draw:frame>
        <draw:polygon draw:style-name="gr5" draw:text-style-name="P4" draw:layer="layout" svg:width="6.033cm" svg:height="6.738cm" svg:x="4.762cm" svg:y="27.41cm" svg:viewBox="0 0 6034 6739" draw:points="0,6739 6034,6739 6034,0 0,0">
          <text:p/>
        </draw:polygon>
        <draw:polygon draw:style-name="gr6" draw:text-style-name="P5" draw:layer="layout" svg:width="0.172cm" svg:height="0.17cm" svg:x="4.731cm" svg:y="27.381cm" svg:viewBox="0 0 173 171" draw:points="100,171 2,171 1,159 0,73 38,4 173,0 173,96 100,96">
          <text:p/>
        </draw:polygon>
        <draw:polygon draw:style-name="gr6" draw:text-style-name="P5" draw:layer="layout" svg:width="5.768cm" svg:height="0.101cm" svg:x="4.894cm" svg:y="27.375cm" svg:viewBox="0 0 5769 102" draw:points="0,102 0,6 1000,0 2861,0 5769,27 5769,98 5077,101 4752,88 4275,99 3001,99 2157,89 1169,99">
          <text:p/>
        </draw:polygon>
        <draw:polygon draw:style-name="gr6" draw:text-style-name="P5" draw:layer="layout" svg:width="0.16cm" svg:height="0.149cm" svg:x="10.653cm" svg:y="27.402cm" svg:viewBox="0 0 161 150" draw:points="161,150 79,150 81,98 39,69 0,70 0,0 10,1 136,8">
          <text:p/>
        </draw:polygon>
        <draw:polygon draw:style-name="gr6" draw:text-style-name="P5" draw:layer="layout" svg:width="0.101cm" svg:height="6.473cm" svg:x="10.729cm" svg:y="27.543cm" svg:viewBox="0 0 102 6474" draw:points="102,1939 84,4579 99,6474 6,6474 3,5292 0,3621 5,2545 0,1256 3,0 85,0 87,159">
          <text:p/>
        </draw:polygon>
        <draw:polygon draw:style-name="gr6" draw:text-style-name="P5" draw:layer="layout" svg:width="0.177cm" svg:height="0.17cm" svg:x="10.653cm" svg:y="34.007cm" svg:viewBox="0 0 178 171" draw:points="175,0 178,33 146,164 98,171 0,159 0,80 76,80 82,5 82,0">
          <text:p/>
        </draw:polygon>
        <draw:polygon draw:style-name="gr6" draw:text-style-name="P5" draw:layer="layout" svg:width="5.768cm" svg:height="0.107cm" svg:x="4.894cm" svg:y="34.072cm" svg:viewBox="0 0 5769 108" draw:points="0,76 0,0 337,5 1087,9 1611,11 2518,19 2983,18 3559,15 5653,15 5769,15 5769,94 5717,93 4310,92 3510,108 1279,99 82,77">
          <text:p/>
        </draw:polygon>
        <draw:polygon draw:style-name="gr6" draw:text-style-name="P5" draw:layer="layout" svg:width="0.176cm" svg:height="0.14cm" svg:x="4.727cm" svg:y="34.007cm" svg:viewBox="0 0 177 141" draw:points="98,59 177,65 177,141 9,136 7,81 0,0 90,0 90,21">
          <text:p/>
        </draw:polygon>
        <draw:polygon draw:style-name="gr6" draw:text-style-name="P5" draw:layer="layout" svg:width="0.104cm" svg:height="6.473cm" svg:x="4.727cm" svg:y="27.543cm" svg:viewBox="0 0 105 6474" draw:points="105,0 102,4302 91,6006 91,6474 0,6474 0,6442 0,5399 22,3610 23,1704 7,0">
          <text:p/>
        </draw:polygon>
        <draw:frame draw:style-name="gr44" draw:text-style-name="P10" draw:layer="layout" svg:width="2.563cm" svg:height="0.653cm" svg:x="6.597cm" svg:y="18.865cm">
          <draw:text-box>
            <text:p text:style-name="P7"><text:span text:style-name="T2">Lambdas</text:span></text:p>
          </draw:text-box>
        </draw:frame>
        <draw:polygon draw:style-name="gr9" draw:text-style-name="P9" draw:layer="layout" svg:width="5.15cm" svg:height="1.411cm" svg:x="5.221cm" svg:y="29.033cm" svg:viewBox="0 0 5151 1412" draw:points="0,1412 5151,1412 5151,0 0,0">
          <text:p/>
        </draw:polygon>
        <draw:polygon draw:style-name="gr6" draw:text-style-name="P5" draw:layer="layout" svg:width="0.172cm" svg:height="0.17cm" svg:x="5.19cm" svg:y="29.004cm" svg:viewBox="0 0 173 171" draw:points="101,171 2,171 1,159 0,73 38,4 173,0 173,94 101,95">
          <text:p/>
        </draw:polygon>
        <draw:polygon draw:style-name="gr6" draw:text-style-name="P5" draw:layer="layout" svg:width="4.886cm" svg:height="0.1cm" svg:x="5.353cm" svg:y="28.998cm" svg:viewBox="0 0 4887 101" draw:points="0,101 0,6 847,0 2424,0 4887,27 4887,98 4301,101 4025,88 3621,99 2542,99 1827,89 990,99">
          <text:p/>
        </draw:polygon>
        <draw:polygon draw:style-name="gr6" draw:text-style-name="P5" draw:layer="layout" svg:width="0.159cm" svg:height="0.149cm" svg:x="10.23cm" svg:y="29.025cm" svg:viewBox="0 0 160 150" draw:points="160,150 79,150 80,96 40,69 0,70 0,0 10,0 136,8">
          <text:p/>
        </draw:polygon>
        <draw:polygon draw:style-name="gr6" draw:text-style-name="P5" draw:layer="layout" svg:width="0.1cm" svg:height="1.147cm" svg:x="10.306cm" svg:y="29.165cm" svg:viewBox="0 0 101 1148" draw:points="101,345 84,812 99,1148 6,1148 2,939 0,643 5,452 0,224 2,0 84,0 87,29">
          <text:p/>
        </draw:polygon>
        <draw:polygon draw:style-name="gr6" draw:text-style-name="P5" draw:layer="layout" svg:width="0.176cm" svg:height="0.169cm" svg:x="10.23cm" svg:y="30.303cm" svg:viewBox="0 0 177 170" draw:points="175,0 177,34 147,164 99,170 0,159 0,79 77,79 83,5 83,0">
          <text:p/>
        </draw:polygon>
        <draw:polygon draw:style-name="gr6" draw:text-style-name="P5" draw:layer="layout" svg:width="4.886cm" svg:height="0.108cm" svg:x="5.353cm" svg:y="30.368cm" svg:viewBox="0 0 4887 109" draw:points="0,76 0,0 285,6 921,9 1364,11 2133,19 2527,18 3015,14 4788,14 4887,14 4887,94 4843,93 3651,92 2974,109 1083,99 69,77">
          <text:p/>
        </draw:polygon>
        <draw:polygon draw:style-name="gr6" draw:text-style-name="P5" draw:layer="layout" svg:width="0.176cm" svg:height="0.14cm" svg:x="5.186cm" svg:y="30.303cm" svg:viewBox="0 0 177 141" draw:points="99,60 177,66 177,141 9,136 8,82 0,0 91,0 91,22">
          <text:p/>
        </draw:polygon>
        <draw:polygon draw:style-name="gr6" draw:text-style-name="P5" draw:layer="layout" svg:width="0.105cm" svg:height="1.147cm" svg:x="5.185cm" svg:y="29.165cm" svg:viewBox="0 0 106 1148" draw:points="106,0 103,763 92,1065 92,1148 1,1148 0,1142 0,957 21,641 22,303 7,0">
          <text:p/>
        </draw:polygon>
        <draw:frame draw:style-name="gr45" draw:text-style-name="P10" draw:layer="layout" svg:width="5.315cm" svg:height="0.653cm" svg:x="5.292cm" svg:y="27.896cm">
          <draw:text-box>
            <text:p text:style-name="P7"><text:span text:style-name="T2">Package Managers</text:span></text:p>
          </draw:text-box>
        </draw:frame>
        <draw:polygon draw:style-name="gr9" draw:text-style-name="P9" draw:layer="layout" svg:width="5.08cm" svg:height="1.411cm" svg:x="5.256cm" svg:y="30.656cm" svg:viewBox="0 0 5081 1412" draw:points="0,1412 5081,1412 5081,0 0,0">
          <text:p/>
        </draw:polygon>
        <draw:polygon draw:style-name="gr6" draw:text-style-name="P5" draw:layer="layout" svg:width="0.172cm" svg:height="0.171cm" svg:x="5.225cm" svg:y="30.626cm" svg:viewBox="0 0 173 172" draw:points="100,172 2,172 1,160 0,75 37,5 173,0 173,96 100,97">
          <text:p/>
        </draw:polygon>
        <draw:polygon draw:style-name="gr6" draw:text-style-name="P5" draw:layer="layout" svg:width="4.816cm" svg:height="0.1cm" svg:x="5.388cm" svg:y="30.621cm" svg:viewBox="0 0 4817 101" draw:points="0,101 0,5 835,0 2389,0 4817,27 4817,98 4239,101 3967,88 3569,99 2506,99 1801,89 976,99">
          <text:p/>
        </draw:polygon>
        <draw:polygon draw:style-name="gr6" draw:text-style-name="P5" draw:layer="layout" svg:width="0.159cm" svg:height="0.149cm" svg:x="10.195cm" svg:y="30.648cm" svg:viewBox="0 0 160 150" draw:points="160,150 79,150 80,96 38,69 0,70 0,0 10,0 135,8">
          <text:p/>
        </draw:polygon>
        <draw:polygon draw:style-name="gr6" draw:text-style-name="P5" draw:layer="layout" svg:width="0.1cm" svg:height="1.147cm" svg:x="10.271cm" svg:y="30.788cm" svg:viewBox="0 0 101 1148" draw:points="101,343 84,812 99,1148 5,1148 2,938 0,641 4,451 0,223 2,0 84,0 87,28">
          <text:p/>
        </draw:polygon>
        <draw:polygon draw:style-name="gr6" draw:text-style-name="P5" draw:layer="layout" svg:width="0.176cm" svg:height="0.169cm" svg:x="10.195cm" svg:y="31.926cm" svg:viewBox="0 0 177 170" draw:points="175,0 177,33 146,164 98,170 0,159 0,78 76,78 81,4 81,0">
          <text:p/>
        </draw:polygon>
        <draw:polygon draw:style-name="gr6" draw:text-style-name="P5" draw:layer="layout" svg:width="4.816cm" svg:height="0.106cm" svg:x="5.388cm" svg:y="31.991cm" svg:viewBox="0 0 4817 107" draw:points="0,76 0,0 282,5 908,8 1345,10 2103,18 2491,16 2972,13 4719,13 4817,13 4817,94 4773,92 3598,91 2931,107 1068,99 68,76">
          <text:p/>
        </draw:polygon>
        <draw:polygon draw:style-name="gr6" draw:text-style-name="P5" draw:layer="layout" svg:width="0.176cm" svg:height="0.14cm" svg:x="5.221cm" svg:y="31.926cm" svg:viewBox="0 0 177 141" draw:points="98,58 177,66 177,141 8,135 7,81 0,0 90,0 90,20">
          <text:p/>
        </draw:polygon>
        <draw:polygon draw:style-name="gr6" draw:text-style-name="P5" draw:layer="layout" svg:width="0.104cm" svg:height="1.147cm" svg:x="5.221cm" svg:y="30.788cm" svg:viewBox="0 0 105 1148" draw:points="105,0 102,763 91,1065 91,1148 0,1148 0,1142 0,957 21,639 22,302 6,0">
          <text:p/>
        </draw:polygon>
        <draw:frame draw:style-name="gr46" draw:text-style-name="P10" draw:layer="layout" svg:width="1.179cm" svg:height="0.653cm" svg:x="7.197cm" svg:y="29.378cm">
          <draw:text-box>
            <text:p text:style-name="P7"><text:span text:style-name="T2">PyPI</text:span></text:p>
          </draw:text-box>
        </draw:frame>
        <draw:polygon draw:style-name="gr9" draw:text-style-name="P9" draw:layer="layout" svg:width="5.08cm" svg:height="1.411cm" svg:x="5.256cm" svg:y="32.279cm" svg:viewBox="0 0 5081 1412" draw:points="0,1412 5081,1412 5081,0 0,0">
          <text:p/>
        </draw:polygon>
        <draw:polygon draw:style-name="gr6" draw:text-style-name="P5" draw:layer="layout" svg:width="0.172cm" svg:height="0.171cm" svg:x="5.225cm" svg:y="32.249cm" svg:viewBox="0 0 173 172" draw:points="100,172 2,172 1,160 0,74 37,4 173,0 173,95 100,96">
          <text:p/>
        </draw:polygon>
        <draw:polygon draw:style-name="gr6" draw:text-style-name="P5" draw:layer="layout" svg:width="4.816cm" svg:height="0.101cm" svg:x="5.388cm" svg:y="32.243cm" svg:viewBox="0 0 4817 102" draw:points="0,102 0,6 835,0 2389,0 4817,28 4817,98 4239,102 3967,88 3569,99 2506,99 1801,90 976,99">
          <text:p/>
        </draw:polygon>
        <draw:polygon draw:style-name="gr6" draw:text-style-name="P5" draw:layer="layout" svg:width="0.159cm" svg:height="0.15cm" svg:x="10.195cm" svg:y="32.27cm" svg:viewBox="0 0 160 151" draw:points="160,151 79,151 80,97 38,69 0,70 0,0 10,1 135,9">
          <text:p/>
        </draw:polygon>
        <draw:polygon draw:style-name="gr6" draw:text-style-name="P5" draw:layer="layout" svg:width="0.1cm" svg:height="1.146cm" svg:x="10.271cm" svg:y="32.411cm" svg:viewBox="0 0 101 1147" draw:points="101,344 84,812 99,1147 5,1147 2,938 0,642 4,452 0,223 2,0 84,0 87,28">
          <text:p/>
        </draw:polygon>
        <draw:polygon draw:style-name="gr6" draw:text-style-name="P5" draw:layer="layout" svg:width="0.176cm" svg:height="0.169cm" svg:x="10.195cm" svg:y="33.549cm" svg:viewBox="0 0 177 170" draw:points="175,0 177,33 146,163 98,170 0,157 0,78 76,78 81,4 81,0">
          <text:p/>
        </draw:polygon>
        <draw:polygon draw:style-name="gr6" draw:text-style-name="P5" draw:layer="layout" svg:width="4.816cm" svg:height="0.107cm" svg:x="5.388cm" svg:y="33.613cm" svg:viewBox="0 0 4817 108" draw:points="0,77 0,0 282,6 908,8 1345,11 2103,18 2491,17 2972,14 4719,14 4817,14 4817,94 4773,93 3598,92 2931,108 1068,100 68,77">
          <text:p/>
        </draw:polygon>
        <draw:polygon draw:style-name="gr6" draw:text-style-name="P5" draw:layer="layout" svg:width="0.176cm" svg:height="0.14cm" svg:x="5.221cm" svg:y="33.549cm" svg:viewBox="0 0 177 141" draw:points="98,58 177,64 177,141 8,135 7,80 0,0 90,0 90,20">
          <text:p/>
        </draw:polygon>
        <draw:polygon draw:style-name="gr6" draw:text-style-name="P5" draw:layer="layout" svg:width="0.104cm" svg:height="1.146cm" svg:x="5.221cm" svg:y="32.411cm" svg:viewBox="0 0 105 1147" draw:points="105,0 102,763 91,1065 91,1147 0,1147 0,1142 0,957 21,640 22,303 6,0">
          <text:p/>
        </draw:polygon>
        <draw:frame draw:style-name="gr47" draw:text-style-name="P10" draw:layer="layout" svg:width="0.853cm" svg:height="0.653cm" svg:x="7.373cm" svg:y="31cm">
          <draw:text-box>
            <text:p text:style-name="P7"><text:span text:style-name="T2">Pip</text:span></text:p>
          </draw:text-box>
        </draw:frame>
        <draw:polygon draw:style-name="gr5" draw:text-style-name="P4" draw:layer="layout" svg:width="12.418cm" svg:height="1.905cm" svg:x="28.998cm" svg:y="6.314cm" svg:viewBox="0 0 12419 1906" draw:points="0,1906 12419,1906 12419,0 0,0">
          <text:p/>
        </draw:polygon>
        <draw:polygon draw:style-name="gr2" draw:text-style-name="P2" draw:layer="layout" svg:width="12.347cm" svg:height="1.834cm" svg:x="29.033cm" svg:y="6.35cm" svg:viewBox="0 0 12348 1835" draw:points="0,1835 12348,1835 12348,0 0,0">
          <text:p/>
        </draw:polygon>
        <draw:polygon draw:style-name="gr6" draw:text-style-name="P5" draw:layer="layout" svg:width="0.172cm" svg:height="0.171cm" svg:x="29.002cm" svg:y="6.32cm" svg:viewBox="0 0 173 172" draw:points="100,172 2,172 1,159 0,75 38,4 173,0 173,96 101,97">
          <text:p/>
        </draw:polygon>
        <draw:polygon draw:style-name="gr6" draw:text-style-name="P5" draw:layer="layout" svg:width="12.083cm" svg:height="0.101cm" svg:x="29.165cm" svg:y="6.314cm" svg:viewBox="0 0 12084 102" draw:points="0,102 0,6 2096,0 5994,0 12084,27 12084,98 10635,102 9952,88 8954,99 6286,99 4520,89 2450,99">
          <text:p/>
        </draw:polygon>
        <draw:polygon draw:style-name="gr6" draw:text-style-name="P5" draw:layer="layout" svg:width="0.159cm" svg:height="0.15cm" svg:x="41.239cm" svg:y="6.341cm" svg:viewBox="0 0 160 151" draw:points="160,151 80,151 81,97 40,69 0,70 0,0 10,1 136,9">
          <text:p/>
        </draw:polygon>
        <draw:polygon draw:style-name="gr6" draw:text-style-name="P5" draw:layer="layout" svg:width="0.101cm" svg:height="1.57cm" svg:x="41.315cm" svg:y="6.482cm" svg:viewBox="0 0 102 1571" draw:points="102,470 84,1111 99,1571 6,1571 3,1284 0,879 5,618 0,305 3,0 84,0 87,39">
          <text:p/>
        </draw:polygon>
        <draw:polygon draw:style-name="gr6" draw:text-style-name="P5" draw:layer="layout" svg:width="0.177cm" svg:height="0.169cm" svg:x="41.239cm" svg:y="8.043cm" svg:viewBox="0 0 178 170" draw:points="175,0 178,33 147,164 99,170 0,159 0,78 77,78 83,4 83,0">
          <text:p/>
        </draw:polygon>
        <draw:polygon draw:style-name="gr6" draw:text-style-name="P5" draw:layer="layout" svg:width="12.083cm" svg:height="0.106cm" svg:x="29.165cm" svg:y="8.108cm" svg:viewBox="0 0 12084 107" draw:points="0,76 0,0 707,6 2279,9 3375,11 5275,18 6249,17 7455,14 11840,14 12084,14 12084,94 11975,92 9027,91 7354,107 2681,99 171,76">
          <text:p/>
        </draw:polygon>
        <draw:polygon draw:style-name="gr6" draw:text-style-name="P5" draw:layer="layout" svg:width="0.176cm" svg:height="0.14cm" svg:x="28.998cm" svg:y="8.043cm" svg:viewBox="0 0 177 141" draw:points="99,59 177,66 177,141 9,135 8,81 0,0 90,0 90,21">
          <text:p/>
        </draw:polygon>
        <draw:polygon draw:style-name="gr6" draw:text-style-name="P5" draw:layer="layout" svg:width="0.104cm" svg:height="1.57cm" svg:x="28.998cm" svg:y="6.482cm" svg:viewBox="0 0 105 1571" draw:points="105,0 102,1044 91,1457 91,1571 0,1571 0,1563 0,1310 21,876 22,413 6,0">
          <text:p/>
        </draw:polygon>
        <draw:frame draw:style-name="gr48" draw:text-style-name="P10" draw:layer="layout" svg:width="1.797cm" svg:height="0.653cm" svg:x="6.95cm" svg:y="32.623cm">
          <draw:text-box>
            <text:p text:style-name="P7"><text:span text:style-name="T2">Conda</text:span></text:p>
          </draw:text-box>
        </draw:frame>
        <draw:frame draw:style-name="gr49" draw:text-style-name="P14" draw:layer="layout" svg:width="8.642cm" svg:height="0.738cm" svg:x="30.762cm" svg:y="6.86cm">
          <draw:text-box>
            <text:p text:style-name="P7"><text:span text:style-name="T6">Important Note / Click here</text:span></text:p>
          </draw:text-box>
        </draw:frame>
        <draw:polygon draw:style-name="gr5" draw:text-style-name="P4" draw:layer="layout" svg:width="11.5cm" svg:height="6.985cm" svg:x="0.388cm" svg:y="0.388cm" svg:viewBox="0 0 11501 6986" draw:points="0,6986 11501,6986 11501,0 0,0">
          <text:p/>
        </draw:polygon>
        <draw:polygon draw:style-name="gr6" draw:text-style-name="P5" draw:layer="layout" svg:width="0.172cm" svg:height="0.171cm" svg:x="0.357cm" svg:y="0.358cm" svg:viewBox="0 0 173 172" draw:points="101,172 2,172 1,160 0,75 37,4 173,0 173,96 101,97">
          <text:p/>
        </draw:polygon>
        <draw:polygon draw:style-name="gr6" draw:text-style-name="P5" draw:layer="layout" svg:width="11.236cm" svg:height="0.101cm" svg:x="0.52cm" svg:y="0.352cm" svg:viewBox="0 0 11237 102" draw:points="0,102 0,6 1948,0 5574,0 11237,27 11237,97 9889,102 9255,87 8326,99 5845,99 4202,88 2276,99">
          <text:p/>
        </draw:polygon>
        <draw:polygon draw:style-name="gr6" draw:text-style-name="P5" draw:layer="layout" svg:width="0.159cm" svg:height="0.15cm" svg:x="11.747cm" svg:y="0.379cm" svg:viewBox="0 0 160 151" draw:points="160,151 78,151 79,97 39,69 0,70 0,0 10,1 135,9">
          <text:p/>
        </draw:polygon>
        <draw:polygon draw:style-name="gr6" draw:text-style-name="P5" draw:layer="layout" svg:width="0.1cm" svg:height="6.72cm" svg:x="11.823cm" svg:y="0.52cm" svg:viewBox="0 0 101 6721" draw:points="101,2012 84,4754 99,6721 5,6721 2,5494 0,3759 5,2642 0,1304 2,0 84,0 87,166">
          <text:p/>
        </draw:polygon>
        <draw:polygon draw:style-name="gr6" draw:text-style-name="P5" draw:layer="layout" svg:width="0.176cm" svg:height="0.17cm" svg:x="11.747cm" svg:y="7.231cm" svg:viewBox="0 0 177 171" draw:points="175,0 177,34 147,165 98,171 0,159 0,79 76,79 82,5 81,0">
          <text:p/>
        </draw:polygon>
        <draw:polygon draw:style-name="gr6" draw:text-style-name="P5" draw:layer="layout" svg:width="11.236cm" svg:height="0.107cm" svg:x="0.52cm" svg:y="7.296cm" svg:viewBox="0 0 11237 108" draw:points="0,76 0,0 657,5 2118,8 3137,10 4904,18 5811,17 6932,14 11010,14 11237,14 11237,94 11135,93 8394,92 6838,108 2492,100 159,77">
          <text:p/>
        </draw:polygon>
        <draw:polygon draw:style-name="gr6" draw:text-style-name="P5" draw:layer="layout" svg:width="0.176cm" svg:height="0.14cm" svg:x="0.353cm" svg:y="7.231cm" svg:viewBox="0 0 177 141" draw:points="99,59 177,65 177,141 8,136 7,81 0,0 91,0 91,21">
          <text:p/>
        </draw:polygon>
        <draw:polygon draw:style-name="gr6" draw:text-style-name="P5" draw:layer="layout" svg:width="0.105cm" svg:height="6.72cm" svg:x="0.352cm" svg:y="0.52cm" svg:viewBox="0 0 106 6721" draw:points="106,0 103,4466 92,6235 92,6721 1,6721 0,6688 0,5605 22,3748 23,1768 7,0">
          <text:p/>
        </draw:polygon>
        <draw:frame draw:style-name="gr50" draw:text-style-name="P15" draw:layer="layout" svg:width="1.035cm" svg:height="0.987cm" svg:x="29.686cm" svg:y="6.894cm">
          <draw:text-box>
            <text:p text:style-name="P7"><text:span text:style-name="T7"></text:span><text:span text:style-name="T8"></text:span></text:p>
          </draw:text-box>
        </draw:frame>
        <draw:frame draw:style-name="gr51" draw:text-style-name="P14" draw:layer="layout" svg:width="5.971cm" svg:height="0.738cm" svg:x="2.505cm" svg:y="3.121cm">
          <draw:text-box>
            <text:p text:style-name="P7"><text:span text:style-name="T6">Backend Roadmap</text:span></text:p>
          </draw:text-box>
        </draw:frame>
        <draw:frame draw:style-name="gr50" draw:text-style-name="P15" draw:layer="layout" svg:width="1.035cm" svg:height="0.987cm" svg:x="1.393cm" svg:y="3.119cm">
          <draw:text-box>
            <text:p text:style-name="P7"><text:span text:style-name="T7"></text:span><text:span text:style-name="T9"></text:span></text:p>
          </draw:text-box>
        </draw:frame>
        <draw:frame draw:style-name="gr52" draw:text-style-name="P14" draw:layer="layout" svg:width="5.725cm" svg:height="0.738cm" svg:x="2.505cm" svg:y="4.391cm">
          <draw:text-box>
            <text:p text:style-name="P7"><text:span text:style-name="T6">DevOps Roadmap</text:span></text:p>
          </draw:text-box>
        </draw:frame>
        <draw:frame draw:style-name="gr50" draw:text-style-name="P15" draw:layer="layout" svg:width="1.035cm" svg:height="0.987cm" svg:x="1.393cm" svg:y="4.389cm">
          <draw:text-box>
            <text:p text:style-name="P7"><text:span text:style-name="T7"></text:span><text:span text:style-name="T9"></text:span></text:p>
          </draw:text-box>
        </draw:frame>
        <draw:frame draw:style-name="gr53" draw:text-style-name="P15" draw:layer="layout" svg:width="8.016cm" svg:height="0.987cm" svg:x="1.341cm" svg:y="1.398cm">
          <draw:text-box>
            <text:p text:style-name="P7"><text:span text:style-name="T10">Related Roadmaps</text:span></text:p>
          </draw:text-box>
        </draw:frame>
        <draw:frame draw:style-name="gr54" draw:text-style-name="P14" draw:layer="layout" svg:width="8.46cm" svg:height="0.738cm" svg:x="2.505cm" svg:y="5.732cm">
          <draw:text-box>
            <text:p text:style-name="P7"><text:span text:style-name="T6">Software Design Roadmap</text:span></text:p>
          </draw:text-box>
        </draw:frame>
        <draw:polygon draw:style-name="gr9" draw:text-style-name="P9" draw:layer="layout" svg:width="6.738cm" svg:height="1.411cm" svg:x="3.457cm" svg:y="35.56cm" svg:viewBox="0 0 6739 1412" draw:points="0,1412 6739,1412 6739,0 0,0">
          <text:p/>
        </draw:polygon>
        <draw:polygon draw:style-name="gr6" draw:text-style-name="P5" draw:layer="layout" svg:width="0.172cm" svg:height="0.171cm" svg:x="3.426cm" svg:y="35.53cm" svg:viewBox="0 0 173 172" draw:points="101,172 2,172 1,159 0,74 37,4 173,0 173,96 101,97">
          <text:p/>
        </draw:polygon>
        <draw:polygon draw:style-name="gr6" draw:text-style-name="P5" draw:layer="layout" svg:width="6.473cm" svg:height="0.101cm" svg:x="3.589cm" svg:y="35.524cm" svg:viewBox="0 0 6474 102" draw:points="0,102 0,6 1122,0 3211,0 6474,28 6474,98 5697,102 5331,88 4796,99 3367,99 2421,89 1312,99">
          <text:p/>
        </draw:polygon>
        <draw:polygon draw:style-name="gr6" draw:text-style-name="P5" draw:layer="layout" svg:width="0.159cm" svg:height="0.15cm" svg:x="10.054cm" svg:y="35.551cm" svg:viewBox="0 0 160 151" draw:points="160,151 79,151 80,97 38,69 0,70 0,0 10,1 135,9">
          <text:p/>
        </draw:polygon>
        <draw:polygon draw:style-name="gr6" draw:text-style-name="P5" draw:layer="layout" svg:width="0.1cm" svg:height="1.146cm" svg:x="10.13cm" svg:y="35.692cm" svg:viewBox="0 0 101 1147" draw:points="101,343 83,812 99,1147 5,1147 2,938 0,642 4,451 0,222 2,0 84,0 87,28">
          <text:p/>
        </draw:polygon>
        <draw:polygon draw:style-name="gr6" draw:text-style-name="P5" draw:layer="layout" svg:width="0.176cm" svg:height="0.169cm" svg:x="10.054cm" svg:y="36.83cm" svg:viewBox="0 0 177 170" draw:points="175,0 177,33 146,164 99,170 0,158 0,78 77,78 82,4 82,0">
          <text:p/>
        </draw:polygon>
        <draw:polygon draw:style-name="gr6" draw:text-style-name="P5" draw:layer="layout" svg:width="6.473cm" svg:height="0.107cm" svg:x="3.589cm" svg:y="36.894cm" svg:viewBox="0 0 6474 108" draw:points="0,77 0,0 378,5 1220,8 1807,10 2825,18 3347,17 3994,14 6344,14 6474,14 6474,94 6416,93 4836,92 3939,108 1436,100 91,77">
          <text:p/>
        </draw:polygon>
        <draw:polygon draw:style-name="gr6" draw:text-style-name="P5" draw:layer="layout" svg:width="0.176cm" svg:height="0.14cm" svg:x="3.422cm" svg:y="36.83cm" svg:viewBox="0 0 177 141" draw:points="99,58 177,65 177,141 8,135 7,81 0,0 91,0 91,20">
          <text:p/>
        </draw:polygon>
        <draw:polygon draw:style-name="gr6" draw:text-style-name="P5" draw:layer="layout" svg:width="0.105cm" svg:height="1.146cm" svg:x="3.421cm" svg:y="35.692cm" svg:viewBox="0 0 106 1147" draw:points="106,0 103,763 92,1064 92,1147 1,1147 0,1142 0,957 21,640 22,302 7,0">
          <text:p/>
        </draw:polygon>
        <draw:frame draw:style-name="gr50" draw:text-style-name="P15" draw:layer="layout" svg:width="1.035cm" svg:height="0.987cm" svg:x="1.393cm" svg:y="5.73cm">
          <draw:text-box>
            <text:p text:style-name="P7"><text:span text:style-name="T7"></text:span><text:span text:style-name="T9"></text:span></text:p>
          </draw:text-box>
        </draw:frame>
        <draw:polygon draw:style-name="gr9" draw:text-style-name="P9" draw:layer="layout" svg:width="6.738cm" svg:height="1.411cm" svg:x="3.457cm" svg:y="37.147cm" svg:viewBox="0 0 6739 1412" draw:points="0,1412 6739,1412 6739,0 0,0">
          <text:p/>
        </draw:polygon>
        <draw:polygon draw:style-name="gr6" draw:text-style-name="P5" draw:layer="layout" svg:width="0.172cm" svg:height="0.17cm" svg:x="3.426cm" svg:y="37.118cm" svg:viewBox="0 0 173 171" draw:points="101,171 2,171 1,159 0,74 37,4 173,0 173,95 101,96">
          <text:p/>
        </draw:polygon>
        <draw:polygon draw:style-name="gr6" draw:text-style-name="P5" draw:layer="layout" svg:width="6.473cm" svg:height="0.1cm" svg:x="3.589cm" svg:y="37.112cm" svg:viewBox="0 0 6474 101" draw:points="0,101 0,6 1122,0 3211,0 6474,27 6474,98 5697,101 5331,88 4796,99 3367,99 2421,89 1312,99">
          <text:p/>
        </draw:polygon>
        <draw:polygon draw:style-name="gr6" draw:text-style-name="P5" draw:layer="layout" svg:width="0.159cm" svg:height="0.149cm" svg:x="10.054cm" svg:y="37.139cm" svg:viewBox="0 0 160 150" draw:points="160,150 79,150 80,97 38,70 0,71 0,0 10,0 135,8">
          <text:p/>
        </draw:polygon>
        <draw:polygon draw:style-name="gr6" draw:text-style-name="P5" draw:layer="layout" svg:width="0.1cm" svg:height="1.147cm" svg:x="10.13cm" svg:y="37.279cm" svg:viewBox="0 0 101 1148" draw:points="101,344 83,811 99,1148 5,1148 2,937 0,641 4,451 0,223 2,0 84,0 87,29">
          <text:p/>
        </draw:polygon>
        <draw:polygon draw:style-name="gr6" draw:text-style-name="P5" draw:layer="layout" svg:width="0.176cm" svg:height="0.169cm" svg:x="10.054cm" svg:y="38.417cm" svg:viewBox="0 0 177 170" draw:points="175,0 177,34 146,164 99,170 0,159 0,79 77,79 82,4 82,0">
          <text:p/>
        </draw:polygon>
        <draw:polygon draw:style-name="gr6" draw:text-style-name="P5" draw:layer="layout" svg:width="6.473cm" svg:height="0.107cm" svg:x="3.589cm" svg:y="38.482cm" svg:viewBox="0 0 6474 108" draw:points="0,76 0,0 378,5 1220,8 1807,10 2825,18 3347,17 3994,13 6344,13 6474,13 6474,94 6416,93 4836,91 3939,108 1436,99 91,77">
          <text:p/>
        </draw:polygon>
        <draw:polygon draw:style-name="gr6" draw:text-style-name="P5" draw:layer="layout" svg:width="0.176cm" svg:height="0.14cm" svg:x="3.422cm" svg:y="38.417cm" svg:viewBox="0 0 177 141" draw:points="99,59 177,66 177,141 8,135 7,81 0,0 91,0 91,22">
          <text:p/>
        </draw:polygon>
        <draw:polygon draw:style-name="gr6" draw:text-style-name="P5" draw:layer="layout" svg:width="0.105cm" svg:height="1.147cm" svg:x="3.421cm" svg:y="37.279cm" svg:viewBox="0 0 106 1148" draw:points="106,0 103,762 92,1064 92,1148 1,1148 0,1142 0,956 21,640 22,302 7,0">
          <text:p/>
        </draw:polygon>
        <draw:frame draw:style-name="gr55" draw:text-style-name="P10" draw:layer="layout" svg:width="5.882cm" svg:height="0.653cm" svg:x="4.128cm" svg:y="35.904cm">
          <draw:text-box>
            <text:p text:style-name="P7"><text:span text:style-name="T2">List Comprehensions</text:span></text:p>
          </draw:text-box>
        </draw:frame>
        <draw:polygon draw:style-name="gr9" draw:text-style-name="P9" draw:layer="layout" svg:width="6.738cm" svg:height="1.411cm" svg:x="3.457cm" svg:y="38.735cm" svg:viewBox="0 0 6739 1412" draw:points="0,1412 6739,1412 6739,0 0,0">
          <text:p/>
        </draw:polygon>
        <draw:polygon draw:style-name="gr6" draw:text-style-name="P5" draw:layer="layout" svg:width="0.172cm" svg:height="0.171cm" svg:x="3.426cm" svg:y="38.705cm" svg:viewBox="0 0 173 172" draw:points="101,172 2,172 1,159 0,74 37,4 173,0 173,95 101,96">
          <text:p/>
        </draw:polygon>
        <draw:polygon draw:style-name="gr6" draw:text-style-name="P5" draw:layer="layout" svg:width="6.473cm" svg:height="0.101cm" svg:x="3.589cm" svg:y="38.699cm" svg:viewBox="0 0 6474 102" draw:points="0,102 0,6 1122,0 3211,0 6474,27 6474,98 5697,102 5331,88 4796,99 3367,99 2421,89 1312,99">
          <text:p/>
        </draw:polygon>
        <draw:polygon draw:style-name="gr6" draw:text-style-name="P5" draw:layer="layout" svg:width="0.159cm" svg:height="0.15cm" svg:x="10.054cm" svg:y="38.726cm" svg:viewBox="0 0 160 151" draw:points="160,151 79,151 80,98 38,69 0,70 0,0 10,1 135,9">
          <text:p/>
        </draw:polygon>
        <draw:polygon draw:style-name="gr6" draw:text-style-name="P5" draw:layer="layout" svg:width="0.1cm" svg:height="1.146cm" svg:x="10.13cm" svg:y="38.867cm" svg:viewBox="0 0 101 1147" draw:points="101,343 83,812 99,1147 5,1147 2,938 0,641 4,450 0,222 2,0 84,0 87,28">
          <text:p/>
        </draw:polygon>
        <draw:polygon draw:style-name="gr6" draw:text-style-name="P5" draw:layer="layout" svg:width="0.176cm" svg:height="0.169cm" svg:x="10.054cm" svg:y="40.005cm" svg:viewBox="0 0 177 170" draw:points="175,0 177,33 146,164 99,170 0,158 0,78 77,78 82,4 82,0">
          <text:p/>
        </draw:polygon>
        <draw:polygon draw:style-name="gr6" draw:text-style-name="P5" draw:layer="layout" svg:width="6.473cm" svg:height="0.107cm" svg:x="3.589cm" svg:y="40.069cm" svg:viewBox="0 0 6474 108" draw:points="0,77 0,0 378,5 1220,8 1807,10 2825,18 3347,17 3994,14 6344,14 6474,14 6474,94 6416,93 4836,92 3939,108 1436,100 91,77">
          <text:p/>
        </draw:polygon>
        <draw:polygon draw:style-name="gr6" draw:text-style-name="P5" draw:layer="layout" svg:width="0.176cm" svg:height="0.14cm" svg:x="3.422cm" svg:y="40.005cm" svg:viewBox="0 0 177 141" draw:points="99,58 177,64 177,141 8,135 7,80 0,0 91,0 91,20">
          <text:p/>
        </draw:polygon>
        <draw:polygon draw:style-name="gr6" draw:text-style-name="P5" draw:layer="layout" svg:width="0.105cm" svg:height="1.146cm" svg:x="3.421cm" svg:y="38.867cm" svg:viewBox="0 0 106 1147" draw:points="106,0 103,763 92,1064 92,1147 1,1147 0,1142 0,957 21,639 22,302 7,0">
          <text:p/>
        </draw:polygon>
        <draw:frame draw:style-name="gr56" draw:text-style-name="P10" draw:layer="layout" svg:width="6.399cm" svg:height="0.653cm" svg:x="3.881cm" svg:y="37.491cm">
          <draw:text-box>
            <text:p text:style-name="P7"><text:span text:style-name="T2">Generator Expressions</text:span></text:p>
          </draw:text-box>
        </draw:frame>
        <draw:polygon draw:style-name="gr9" draw:text-style-name="P9" draw:layer="layout" svg:width="5.398cm" svg:height="1.447cm" svg:x="30.832cm" svg:y="32.243cm" svg:viewBox="0 0 5399 1448" draw:points="0,1448 5399,1448 5399,0 0,0">
          <text:p/>
        </draw:polygon>
        <draw:polygon draw:style-name="gr6" draw:text-style-name="P5" draw:layer="layout" svg:width="0.172cm" svg:height="0.172cm" svg:x="30.801cm" svg:y="32.214cm" svg:viewBox="0 0 173 173" draw:points="101,173 3,173 2,159 0,74 38,5 173,0 173,96 102,97">
          <text:p/>
        </draw:polygon>
        <draw:polygon draw:style-name="gr6" draw:text-style-name="P5" draw:layer="layout" svg:width="5.132cm" svg:height="0.101cm" svg:x="30.965cm" svg:y="32.208cm" svg:viewBox="0 0 5133 102" draw:points="0,102 0,6 890,0 2546,0 5133,27 5133,98 4518,101 4228,88 3804,99 2671,99 1919,89 1040,99">
          <text:p/>
        </draw:polygon>
        <draw:polygon draw:style-name="gr6" draw:text-style-name="P5" draw:layer="layout" svg:width="0.159cm" svg:height="0.15cm" svg:x="36.089cm" svg:y="32.235cm" svg:viewBox="0 0 160 151" draw:points="160,151 78,151 79,98 38,70 0,71 0,0 10,1 135,8">
          <text:p/>
        </draw:polygon>
        <draw:polygon draw:style-name="gr6" draw:text-style-name="P5" draw:layer="layout" svg:width="0.1cm" svg:height="1.181cm" svg:x="36.165cm" svg:y="32.376cm" svg:viewBox="0 0 101 1182" draw:points="101,354 82,837 99,1182 5,1182 2,967 0,662 4,465 0,230 2,0 83,0 87,29">
          <text:p/>
        </draw:polygon>
        <draw:polygon draw:style-name="gr6" draw:text-style-name="P5" draw:layer="layout" svg:width="0.176cm" svg:height="0.169cm" svg:x="36.089cm" svg:y="33.549cm" svg:viewBox="0 0 177 170" draw:points="175,0 177,33 146,163 99,170 0,157 0,78 76,78 82,4 82,0">
          <text:p/>
        </draw:polygon>
        <draw:polygon draw:style-name="gr6" draw:text-style-name="P5" draw:layer="layout" svg:width="5.132cm" svg:height="0.107cm" svg:x="30.965cm" svg:y="33.613cm" svg:viewBox="0 0 5133 108" draw:points="0,77 0,0 300,6 967,8 1433,11 2240,18 2655,17 3167,14 5030,14 5133,14 5133,94 5087,93 3835,92 3124,108 1138,100 72,77">
          <text:p/>
        </draw:polygon>
        <draw:polygon draw:style-name="gr6" draw:text-style-name="P5" draw:layer="layout" svg:width="0.176cm" svg:height="0.14cm" svg:x="30.797cm" svg:y="33.549cm" svg:viewBox="0 0 177 141" draw:points="100,58 177,64 177,141 9,135 8,80 0,0 90,0 90,20">
          <text:p/>
        </draw:polygon>
        <draw:polygon draw:style-name="gr6" draw:text-style-name="P5" draw:layer="layout" svg:width="0.104cm" svg:height="1.181cm" svg:x="30.797cm" svg:y="32.376cm" svg:viewBox="0 0 105 1182" draw:points="105,0 102,786 91,1097 91,1182 0,1182 0,1177 0,986 21,660 22,312 7,0">
          <text:p/>
        </draw:polygon>
        <draw:frame draw:style-name="gr57" draw:text-style-name="P10" draw:layer="layout" svg:width="2.978cm" svg:height="0.653cm" svg:x="5.468cm" svg:y="39.079cm">
          <draw:text-box>
            <text:p text:style-name="P7"><text:span text:style-name="T2">Paradigms</text:span></text:p>
          </draw:text-box>
        </draw:frame>
        <draw:polygon draw:style-name="gr9" draw:text-style-name="P9" draw:layer="layout" svg:width="2.999cm" svg:height="1.411cm" svg:x="25.611cm" svg:y="29.033cm" svg:viewBox="0 0 3000 1412" draw:points="0,1412 3000,1412 3000,0 0,0">
          <text:p/>
        </draw:polygon>
        <draw:polygon draw:style-name="gr6" draw:text-style-name="P5" draw:layer="layout" svg:width="0.172cm" svg:height="0.17cm" svg:x="25.58cm" svg:y="29.004cm" svg:viewBox="0 0 173 171" draw:points="100,171 2,171 1,159 0,73 38,4 173,0 173,94 101,95">
          <text:p/>
        </draw:polygon>
        <draw:polygon draw:style-name="gr6" draw:text-style-name="P5" draw:layer="layout" svg:width="2.734cm" svg:height="0.1cm" svg:x="25.743cm" svg:y="28.998cm" svg:viewBox="0 0 2735 101" draw:points="0,101 0,6 476,0 1357,0 2735,27 2735,98 2407,101 2253,88 2027,99 1424,99 1024,89 555,99">
          <text:p/>
        </draw:polygon>
        <draw:polygon draw:style-name="gr6" draw:text-style-name="P5" draw:layer="layout" svg:width="0.159cm" svg:height="0.149cm" svg:x="28.469cm" svg:y="29.025cm" svg:viewBox="0 0 160 150" draw:points="160,150 79,150 80,96 38,69 0,70 0,0 10,0 135,8">
          <text:p/>
        </draw:polygon>
        <draw:polygon draw:style-name="gr6" draw:text-style-name="P5" draw:layer="layout" svg:width="0.1cm" svg:height="1.147cm" svg:x="28.545cm" svg:y="29.165cm" svg:viewBox="0 0 101 1148" draw:points="101,345 83,812 99,1148 6,1148 2,939 0,643 4,452 0,224 2,0 84,0 87,29">
          <text:p/>
        </draw:polygon>
        <draw:polygon draw:style-name="gr6" draw:text-style-name="P5" draw:layer="layout" svg:width="0.176cm" svg:height="0.169cm" svg:x="28.469cm" svg:y="30.303cm" svg:viewBox="0 0 177 170" draw:points="175,0 177,34 146,164 98,170 0,159 0,79 76,79 81,5 81,0">
          <text:p/>
        </draw:polygon>
        <draw:polygon draw:style-name="gr6" draw:text-style-name="P5" draw:layer="layout" svg:width="2.734cm" svg:height="0.108cm" svg:x="25.743cm" svg:y="30.368cm" svg:viewBox="0 0 2735 109" draw:points="0,76 0,0 160,6 517,9 765,11 1195,19 1415,18 1688,14 2680,14 2735,14 2735,94 2711,93 2044,92 1665,109 608,99 39,77">
          <text:p/>
        </draw:polygon>
        <draw:polygon draw:style-name="gr6" draw:text-style-name="P5" draw:layer="layout" svg:width="0.176cm" svg:height="0.14cm" svg:x="25.576cm" svg:y="30.303cm" svg:viewBox="0 0 177 141" draw:points="100,60 177,66 177,141 9,136 8,82 0,0 91,0 91,22">
          <text:p/>
        </draw:polygon>
        <draw:polygon draw:style-name="gr6" draw:text-style-name="P5" draw:layer="layout" svg:width="0.104cm" svg:height="1.147cm" svg:x="25.576cm" svg:y="29.165cm" svg:viewBox="0 0 105 1148" draw:points="105,0 102,763 91,1065 91,1148 0,1148 0,1142 0,957 21,641 22,303 6,0">
          <text:p/>
        </draw:polygon>
        <draw:frame draw:style-name="gr58" draw:text-style-name="P10" draw:layer="layout" svg:width="3.634cm" svg:height="0.653cm" svg:x="31.891cm" svg:y="32.623cm">
          <draw:text-box>
            <text:p text:style-name="P7"><text:span text:style-name="T2">Synchronous</text:span></text:p>
          </draw:text-box>
        </draw:frame>
        <draw:polygon draw:style-name="gr9" draw:text-style-name="P9" draw:layer="layout" svg:width="3.034cm" svg:height="1.411cm" svg:x="25.611cm" svg:y="30.656cm" svg:viewBox="0 0 3035 1412" draw:points="0,1412 3035,1412 3035,0 0,0">
          <text:p/>
        </draw:polygon>
        <draw:polygon draw:style-name="gr6" draw:text-style-name="P5" draw:layer="layout" svg:width="0.172cm" svg:height="0.171cm" svg:x="25.58cm" svg:y="30.626cm" svg:viewBox="0 0 173 172" draw:points="100,172 2,172 1,160 0,75 38,5 173,0 173,96 101,97">
          <text:p/>
        </draw:polygon>
        <draw:polygon draw:style-name="gr6" draw:text-style-name="P5" draw:layer="layout" svg:width="2.77cm" svg:height="0.1cm" svg:x="25.743cm" svg:y="30.621cm" svg:viewBox="0 0 2771 101" draw:points="0,101 0,5 481,0 1375,0 2771,27 2771,98 2439,101 2282,88 2053,99 1442,99 1037,89 562,99">
          <text:p/>
        </draw:polygon>
        <draw:polygon draw:style-name="gr6" draw:text-style-name="P5" draw:layer="layout" svg:width="0.159cm" svg:height="0.149cm" svg:x="28.504cm" svg:y="30.648cm" svg:viewBox="0 0 160 150" draw:points="160,150 79,150 80,96 40,69 0,70 0,0 10,0 135,8">
          <text:p/>
        </draw:polygon>
        <draw:polygon draw:style-name="gr6" draw:text-style-name="P5" draw:layer="layout" svg:width="0.1cm" svg:height="1.147cm" svg:x="28.58cm" svg:y="30.788cm" svg:viewBox="0 0 101 1148" draw:points="101,343 84,812 99,1148 5,1148 2,938 0,641 4,451 0,223 2,0 84,0 87,28">
          <text:p/>
        </draw:polygon>
        <draw:polygon draw:style-name="gr6" draw:text-style-name="P5" draw:layer="layout" svg:width="0.176cm" svg:height="0.169cm" svg:x="28.504cm" svg:y="31.926cm" svg:viewBox="0 0 177 170" draw:points="175,0 177,33 146,164 99,170 0,159 0,78 76,78 82,4 81,0">
          <text:p/>
        </draw:polygon>
        <draw:polygon draw:style-name="gr6" draw:text-style-name="P5" draw:layer="layout" svg:width="2.77cm" svg:height="0.106cm" svg:x="25.743cm" svg:y="31.991cm" svg:viewBox="0 0 2771 107" draw:points="0,76 0,0 162,5 522,8 775,10 1210,18 1433,16 1710,13 2715,13 2771,13 2771,94 2746,92 2070,91 1687,107 616,99 40,76">
          <text:p/>
        </draw:polygon>
        <draw:polygon draw:style-name="gr6" draw:text-style-name="P5" draw:layer="layout" svg:width="0.176cm" svg:height="0.14cm" svg:x="25.576cm" svg:y="31.926cm" svg:viewBox="0 0 177 141" draw:points="100,58 177,66 177,141 9,135 8,81 0,0 91,0 91,20">
          <text:p/>
        </draw:polygon>
        <draw:polygon draw:style-name="gr6" draw:text-style-name="P5" draw:layer="layout" svg:width="0.104cm" svg:height="1.147cm" svg:x="25.576cm" svg:y="30.788cm" svg:viewBox="0 0 105 1148" draw:points="105,0 102,763 91,1065 91,1148 0,1148 0,1142 0,957 21,639 22,302 6,0">
          <text:p/>
        </draw:polygon>
        <draw:frame draw:style-name="gr59" draw:text-style-name="P10" draw:layer="layout" svg:width="1.992cm" svg:height="0.653cm" svg:x="26.211cm" svg:y="29.378cm">
          <draw:text-box>
            <text:p text:style-name="P7"><text:span text:style-name="T2">Django</text:span></text:p>
          </draw:text-box>
        </draw:frame>
        <draw:polygon draw:style-name="gr9" draw:text-style-name="P9" draw:layer="layout" svg:width="3.034cm" svg:height="1.411cm" svg:x="25.611cm" svg:y="32.279cm" svg:viewBox="0 0 3035 1412" draw:points="0,1412 3035,1412 3035,0 0,0">
          <text:p/>
        </draw:polygon>
        <draw:polygon draw:style-name="gr6" draw:text-style-name="P5" draw:layer="layout" svg:width="0.172cm" svg:height="0.171cm" svg:x="25.58cm" svg:y="32.249cm" svg:viewBox="0 0 173 172" draw:points="100,172 2,172 1,160 0,74 38,4 173,0 173,95 101,96">
          <text:p/>
        </draw:polygon>
        <draw:polygon draw:style-name="gr6" draw:text-style-name="P5" draw:layer="layout" svg:width="2.77cm" svg:height="0.101cm" svg:x="25.743cm" svg:y="32.243cm" svg:viewBox="0 0 2771 102" draw:points="0,102 0,6 481,0 1375,0 2771,28 2771,98 2439,102 2282,88 2053,99 1442,99 1037,90 562,99">
          <text:p/>
        </draw:polygon>
        <draw:polygon draw:style-name="gr6" draw:text-style-name="P5" draw:layer="layout" svg:width="0.159cm" svg:height="0.15cm" svg:x="28.504cm" svg:y="32.27cm" svg:viewBox="0 0 160 151" draw:points="160,151 79,151 80,97 40,69 0,70 0,0 10,1 135,9">
          <text:p/>
        </draw:polygon>
        <draw:polygon draw:style-name="gr6" draw:text-style-name="P5" draw:layer="layout" svg:width="0.1cm" svg:height="1.146cm" svg:x="28.58cm" svg:y="32.411cm" svg:viewBox="0 0 101 1147" draw:points="101,344 84,812 99,1147 5,1147 2,938 0,642 4,452 0,223 2,0 84,0 87,28">
          <text:p/>
        </draw:polygon>
        <draw:polygon draw:style-name="gr6" draw:text-style-name="P5" draw:layer="layout" svg:width="0.176cm" svg:height="0.169cm" svg:x="28.504cm" svg:y="33.549cm" svg:viewBox="0 0 177 170" draw:points="175,0 177,33 146,163 99,170 0,157 0,78 76,78 82,4 81,0">
          <text:p/>
        </draw:polygon>
        <draw:polygon draw:style-name="gr6" draw:text-style-name="P5" draw:layer="layout" svg:width="2.77cm" svg:height="0.107cm" svg:x="25.743cm" svg:y="33.613cm" svg:viewBox="0 0 2771 108" draw:points="0,77 0,0 162,6 522,8 775,11 1210,18 1433,17 1710,14 2715,14 2771,14 2771,94 2746,93 2070,92 1687,108 616,100 40,77">
          <text:p/>
        </draw:polygon>
        <draw:polygon draw:style-name="gr6" draw:text-style-name="P5" draw:layer="layout" svg:width="0.176cm" svg:height="0.14cm" svg:x="25.576cm" svg:y="33.549cm" svg:viewBox="0 0 177 141" draw:points="100,58 177,64 177,141 9,135 8,80 0,0 91,0 91,20">
          <text:p/>
        </draw:polygon>
        <draw:polygon draw:style-name="gr6" draw:text-style-name="P5" draw:layer="layout" svg:width="0.104cm" svg:height="1.146cm" svg:x="25.576cm" svg:y="32.411cm" svg:viewBox="0 0 105 1147" draw:points="105,0 102,763 91,1065 91,1147 0,1147 0,1142 0,957 21,640 22,303 6,0">
          <text:p/>
        </draw:polygon>
        <draw:frame draw:style-name="gr60" draw:text-style-name="P10" draw:layer="layout" svg:width="1.45cm" svg:height="0.653cm" svg:x="26.458cm" svg:y="31cm">
          <draw:text-box>
            <text:p text:style-name="P7"><text:span text:style-name="T2">Flask</text:span></text:p>
          </draw:text-box>
        </draw:frame>
        <draw:polygon draw:style-name="gr9" draw:text-style-name="P9" draw:layer="layout" svg:width="5.433cm" svg:height="1.447cm" svg:x="30.726cm" svg:y="37.711cm" svg:viewBox="0 0 5434 1448" draw:points="0,1448 5434,1448 5434,0 0,0">
          <text:p/>
        </draw:polygon>
        <draw:polygon draw:style-name="gr6" draw:text-style-name="P5" draw:layer="layout" svg:width="0.172cm" svg:height="0.171cm" svg:x="30.696cm" svg:y="37.682cm" svg:viewBox="0 0 173 172" draw:points="99,172 2,172 1,159 0,74 37,4 173,0 173,95 100,96">
          <text:p/>
        </draw:polygon>
        <draw:polygon draw:style-name="gr6" draw:text-style-name="P5" draw:layer="layout" svg:width="5.168cm" svg:height="0.101cm" svg:x="30.859cm" svg:y="37.676cm" svg:viewBox="0 0 5169 102" draw:points="0,102 0,6 896,0 2563,0 5169,27 5169,98 4549,101 4257,88 3830,99 2688,99 1933,89 1047,99">
          <text:p/>
        </draw:polygon>
        <draw:polygon draw:style-name="gr6" draw:text-style-name="P5" draw:layer="layout" svg:width="0.159cm" svg:height="0.15cm" svg:x="36.018cm" svg:y="37.703cm" svg:viewBox="0 0 160 151" draw:points="160,151 79,151 79,98 39,70 0,71 0,0 10,1 135,8">
          <text:p/>
        </draw:polygon>
        <draw:polygon draw:style-name="gr6" draw:text-style-name="P5" draw:layer="layout" svg:width="0.101cm" svg:height="1.182cm" svg:x="36.094cm" svg:y="37.844cm" svg:viewBox="0 0 102 1183" draw:points="102,354 84,837 99,1183 6,1183 2,967 0,662 5,464 0,229 3,0 84,0 87,29">
          <text:p/>
        </draw:polygon>
        <draw:polygon draw:style-name="gr6" draw:text-style-name="P5" draw:layer="layout" svg:width="0.177cm" svg:height="0.169cm" svg:x="36.018cm" svg:y="39.017cm" svg:viewBox="0 0 178 170" draw:points="175,0 178,33 146,164 98,170 0,158 0,78 76,78 82,4 82,0">
          <text:p/>
        </draw:polygon>
        <draw:polygon draw:style-name="gr6" draw:text-style-name="P5" draw:layer="layout" svg:width="5.168cm" svg:height="0.107cm" svg:x="30.859cm" svg:y="39.081cm" svg:viewBox="0 0 5169 108" draw:points="0,76 0,0 302,6 974,8 1443,11 2255,18 2672,17 3189,14 5065,14 5169,14 5169,94 5122,93 3861,92 3146,108 1146,100 73,76">
          <text:p/>
        </draw:polygon>
        <draw:polygon draw:style-name="gr6" draw:text-style-name="P5" draw:layer="layout" svg:width="0.177cm" svg:height="0.14cm" svg:x="30.691cm" svg:y="39.017cm" svg:viewBox="0 0 178 141" draw:points="100,58 178,64 178,141 9,135 8,80 0,0 92,0 92,20">
          <text:p/>
        </draw:polygon>
        <draw:polygon draw:style-name="gr6" draw:text-style-name="P5" draw:layer="layout" svg:width="0.104cm" svg:height="1.182cm" svg:x="30.691cm" svg:y="37.844cm" svg:viewBox="0 0 105 1183" draw:points="105,0 103,786 92,1097 92,1183 0,1183 0,1177 0,986 21,660 22,311 7,0">
          <text:p/>
        </draw:polygon>
        <draw:frame draw:style-name="gr61" draw:text-style-name="P10" draw:layer="layout" svg:width="2.318cm" svg:height="0.653cm" svg:x="26.106cm" svg:y="32.623cm">
          <draw:text-box>
            <text:p text:style-name="P7"><text:span text:style-name="T2">Pyramid</text:span></text:p>
          </draw:text-box>
        </draw:frame>
        <draw:polygon draw:style-name="gr9" draw:text-style-name="P9" draw:layer="layout" svg:width="3.14cm" svg:height="1.412cm" svg:x="25.823cm" svg:y="37.711cm" svg:viewBox="0 0 3141 1413" draw:points="0,1413 3141,1413 3141,0 0,0">
          <text:p/>
        </draw:polygon>
        <draw:polygon draw:style-name="gr6" draw:text-style-name="P5" draw:layer="layout" svg:width="0.172cm" svg:height="0.171cm" svg:x="25.792cm" svg:y="37.682cm" svg:viewBox="0 0 173 172" draw:points="100,172 2,172 1,159 0,74 37,4 173,0 173,95 100,96">
          <text:p/>
        </draw:polygon>
        <draw:polygon draw:style-name="gr6" draw:text-style-name="P5" draw:layer="layout" svg:width="2.875cm" svg:height="0.101cm" svg:x="25.955cm" svg:y="37.676cm" svg:viewBox="0 0 2876 102" draw:points="0,102 0,6 499,0 1427,0 2876,27 2876,98 2531,101 2369,88 2131,99 1497,99 1075,89 583,99">
          <text:p/>
        </draw:polygon>
        <draw:polygon draw:style-name="gr6" draw:text-style-name="P5" draw:layer="layout" svg:width="0.16cm" svg:height="0.15cm" svg:x="28.821cm" svg:y="37.703cm" svg:viewBox="0 0 161 151" draw:points="161,151 80,151 81,98 40,70 0,71 0,0 10,1 136,8">
          <text:p/>
        </draw:polygon>
        <draw:polygon draw:style-name="gr6" draw:text-style-name="P5" draw:layer="layout" svg:width="0.1cm" svg:height="1.146cm" svg:x="28.898cm" svg:y="37.844cm" svg:viewBox="0 0 101 1147" draw:points="101,343 83,812 98,1147 5,1147 2,938 0,642 4,450 0,222 2,0 84,0 87,28">
          <text:p/>
        </draw:polygon>
        <draw:polygon draw:style-name="gr6" draw:text-style-name="P5" draw:layer="layout" svg:width="0.177cm" svg:height="0.17cm" svg:x="28.821cm" svg:y="38.981cm" svg:viewBox="0 0 178 171" draw:points="175,0 178,34 147,165 99,171 0,159 0,79 77,79 82,5 82,0">
          <text:p/>
        </draw:polygon>
        <draw:polygon draw:style-name="gr6" draw:text-style-name="P5" draw:layer="layout" svg:width="2.875cm" svg:height="0.107cm" svg:x="25.955cm" svg:y="39.046cm" svg:viewBox="0 0 2876 108" draw:points="0,76 0,0 168,5 542,8 803,10 1255,19 1488,18 1775,14 2818,14 2876,14 2876,94 2850,93 2149,92 1751,108 638,100 41,77">
          <text:p/>
        </draw:polygon>
        <draw:polygon draw:style-name="gr6" draw:text-style-name="P5" draw:layer="layout" svg:width="0.176cm" svg:height="0.14cm" svg:x="25.788cm" svg:y="38.981cm" svg:viewBox="0 0 177 141" draw:points="98,60 177,66 177,141 8,136 7,82 0,0 90,0 90,22">
          <text:p/>
        </draw:polygon>
        <draw:polygon draw:style-name="gr6" draw:text-style-name="P5" draw:layer="layout" svg:width="0.104cm" svg:height="1.146cm" svg:x="25.788cm" svg:y="37.844cm" svg:viewBox="0 0 105 1147" draw:points="105,0 102,763 91,1064 91,1147 0,1147 0,1142 0,957 21,640 22,301 6,0">
          <text:p/>
        </draw:polygon>
        <draw:frame draw:style-name="gr62" draw:text-style-name="P10" draw:layer="layout" svg:width="3.956cm" svg:height="0.653cm" svg:x="31.644cm" svg:y="38.091cm">
          <draw:text-box>
            <text:p text:style-name="P7"><text:span text:style-name="T2">Asynchronous</text:span></text:p>
          </draw:text-box>
        </draw:frame>
        <draw:polygon draw:style-name="gr9" draw:text-style-name="P9" draw:layer="layout" svg:width="3.069cm" svg:height="1.411cm" svg:x="25.858cm" svg:y="39.334cm" svg:viewBox="0 0 3070 1412" draw:points="0,1412 3070,1412 3070,0 0,0">
          <text:p/>
        </draw:polygon>
        <draw:polygon draw:style-name="gr6" draw:text-style-name="P5" draw:layer="layout" svg:width="0.172cm" svg:height="0.17cm" svg:x="25.827cm" svg:y="39.305cm" svg:viewBox="0 0 173 171" draw:points="101,171 2,171 1,159 0,74 38,4 173,0 173,96 102,96">
          <text:p/>
        </draw:polygon>
        <draw:polygon draw:style-name="gr6" draw:text-style-name="P5" draw:layer="layout" svg:width="2.805cm" svg:height="0.101cm" svg:x="25.99cm" svg:y="39.299cm" svg:viewBox="0 0 2806 102" draw:points="0,102 0,6 487,0 1392,0 2806,27 2806,98 2470,101 2311,88 2079,99 1460,99 1050,89 569,99">
          <text:p/>
        </draw:polygon>
        <draw:polygon draw:style-name="gr6" draw:text-style-name="P5" draw:layer="layout" svg:width="0.159cm" svg:height="0.149cm" svg:x="28.786cm" svg:y="39.326cm" svg:viewBox="0 0 160 150" draw:points="160,150 80,150 81,97 39,69 0,70 0,0 10,1 136,8">
          <text:p/>
        </draw:polygon>
        <draw:polygon draw:style-name="gr6" draw:text-style-name="P5" draw:layer="layout" svg:width="0.101cm" svg:height="1.146cm" svg:x="28.862cm" svg:y="39.467cm" svg:viewBox="0 0 102 1147" draw:points="102,344 83,811 99,1147 6,1147 2,938 0,642 5,451 0,223 3,0 83,0 86,28">
          <text:p/>
        </draw:polygon>
        <draw:polygon draw:style-name="gr6" draw:text-style-name="P5" draw:layer="layout" svg:width="0.177cm" svg:height="0.17cm" svg:x="28.786cm" svg:y="40.604cm" svg:viewBox="0 0 178 171" draw:points="175,0 178,33 146,164 98,171 0,159 0,80 76,80 82,5 82,0">
          <text:p/>
        </draw:polygon>
        <draw:polygon draw:style-name="gr6" draw:text-style-name="P5" draw:layer="layout" svg:width="2.805cm" svg:height="0.107cm" svg:x="25.99cm" svg:y="40.669cm" svg:viewBox="0 0 2806 108" draw:points="0,75 0,0 164,5 529,8 784,10 1225,18 1452,17 1732,13 2749,13 2806,13 2806,94 2781,93 2096,92 1708,108 622,99 40,76">
          <text:p/>
        </draw:polygon>
        <draw:polygon draw:style-name="gr6" draw:text-style-name="P5" draw:layer="layout" svg:width="0.176cm" svg:height="0.14cm" svg:x="25.823cm" svg:y="40.604cm" svg:viewBox="0 0 177 141" draw:points="99,59 177,65 177,141 9,136 8,82 0,0 90,0 90,21">
          <text:p/>
        </draw:polygon>
        <draw:polygon draw:style-name="gr6" draw:text-style-name="P5" draw:layer="layout" svg:width="0.104cm" svg:height="1.146cm" svg:x="25.823cm" svg:y="39.467cm" svg:viewBox="0 0 105 1147" draw:points="105,0 102,762 91,1064 91,1147 0,1147 0,1141 0,957 22,640 23,302 6,0">
          <text:p/>
        </draw:polygon>
        <draw:frame draw:style-name="gr63" draw:text-style-name="P10" draw:layer="layout" svg:width="1.962cm" svg:height="0.653cm" svg:x="26.529cm" svg:y="38.056cm">
          <draw:text-box>
            <text:p text:style-name="P7"><text:span text:style-name="T2">gevent</text:span></text:p>
          </draw:text-box>
        </draw:frame>
        <draw:polygon draw:style-name="gr9" draw:text-style-name="P9" draw:layer="layout" svg:width="3.14cm" svg:height="1.411cm" svg:x="25.823cm" svg:y="40.957cm" svg:viewBox="0 0 3141 1412" draw:points="0,1412 3141,1412 3141,0 0,0">
          <text:p/>
        </draw:polygon>
        <draw:polygon draw:style-name="gr6" draw:text-style-name="P5" draw:layer="layout" svg:width="0.172cm" svg:height="0.17cm" svg:x="25.792cm" svg:y="40.928cm" svg:viewBox="0 0 173 171" draw:points="100,171 2,171 1,159 0,73 37,4 173,0 173,94 100,95">
          <text:p/>
        </draw:polygon>
        <draw:polygon draw:style-name="gr6" draw:text-style-name="P5" draw:layer="layout" svg:width="2.875cm" svg:height="0.1cm" svg:x="25.955cm" svg:y="40.922cm" svg:viewBox="0 0 2876 101" draw:points="0,101 0,6 499,0 1427,0 2876,27 2876,98 2531,101 2369,88 2131,99 1497,99 1075,89 583,99">
          <text:p/>
        </draw:polygon>
        <draw:polygon draw:style-name="gr6" draw:text-style-name="P5" draw:layer="layout" svg:width="0.16cm" svg:height="0.149cm" svg:x="28.821cm" svg:y="40.949cm" svg:viewBox="0 0 161 150" draw:points="161,150 80,150 81,96 40,69 0,70 0,0 10,0 136,8">
          <text:p/>
        </draw:polygon>
        <draw:polygon draw:style-name="gr6" draw:text-style-name="P5" draw:layer="layout" svg:width="0.1cm" svg:height="1.147cm" svg:x="28.898cm" svg:y="41.089cm" svg:viewBox="0 0 101 1148" draw:points="101,344 83,812 98,1148 5,1148 2,938 0,641 4,451 0,223 2,0 84,0 87,29">
          <text:p/>
        </draw:polygon>
        <draw:polygon draw:style-name="gr6" draw:text-style-name="P5" draw:layer="layout" svg:width="0.177cm" svg:height="0.169cm" svg:x="28.821cm" svg:y="42.227cm" svg:viewBox="0 0 178 170" draw:points="175,0 178,33 147,164 99,170 0,159 0,78 77,78 82,4 82,0">
          <text:p/>
        </draw:polygon>
        <draw:polygon draw:style-name="gr6" draw:text-style-name="P5" draw:layer="layout" svg:width="2.875cm" svg:height="0.107cm" svg:x="25.955cm" svg:y="42.292cm" svg:viewBox="0 0 2876 108" draw:points="0,76 0,0 168,5 542,8 803,10 1255,18 1488,17 1775,13 2818,13 2876,13 2876,94 2850,93 2149,91 1751,108 638,99 41,77">
          <text:p/>
        </draw:polygon>
        <draw:polygon draw:style-name="gr6" draw:text-style-name="P5" draw:layer="layout" svg:width="0.176cm" svg:height="0.14cm" svg:x="25.788cm" svg:y="42.227cm" svg:viewBox="0 0 177 141" draw:points="98,58 177,65 177,141 8,135 7,80 0,0 90,0 90,21">
          <text:p/>
        </draw:polygon>
        <draw:polygon draw:style-name="gr6" draw:text-style-name="P5" draw:layer="layout" svg:width="0.104cm" svg:height="1.147cm" svg:x="25.788cm" svg:y="41.089cm" svg:viewBox="0 0 105 1148" draw:points="105,0 102,763 91,1065 91,1148 0,1148 0,1142 0,957 21,640 22,302 6,0">
          <text:p/>
        </draw:polygon>
        <draw:frame draw:style-name="gr64" draw:text-style-name="P10" draw:layer="layout" svg:width="2cm" svg:height="0.653cm" svg:x="26.529cm" svg:y="39.679cm">
          <draw:text-box>
            <text:p text:style-name="P7"><text:span text:style-name="T2">aiohttp</text:span></text:p>
          </draw:text-box>
        </draw:frame>
        <draw:polygon draw:style-name="gr9" draw:text-style-name="P9" draw:layer="layout" svg:width="3.14cm" svg:height="1.411cm" svg:x="25.823cm" svg:y="42.58cm" svg:viewBox="0 0 3141 1412" draw:points="0,1412 3141,1412 3141,0 0,0">
          <text:p/>
        </draw:polygon>
        <draw:polygon draw:style-name="gr6" draw:text-style-name="P5" draw:layer="layout" svg:width="0.172cm" svg:height="0.171cm" svg:x="25.792cm" svg:y="42.55cm" svg:viewBox="0 0 173 172" draw:points="100,172 2,172 1,160 0,75 37,4 173,0 173,96 100,97">
          <text:p/>
        </draw:polygon>
        <draw:polygon draw:style-name="gr6" draw:text-style-name="P5" draw:layer="layout" svg:width="2.875cm" svg:height="0.1cm" svg:x="25.955cm" svg:y="42.545cm" svg:viewBox="0 0 2876 101" draw:points="0,101 0,6 499,0 1427,0 2876,28 2876,97 2531,101 2369,88 2131,99 1497,99 1075,89 583,99">
          <text:p/>
        </draw:polygon>
        <draw:polygon draw:style-name="gr6" draw:text-style-name="P5" draw:layer="layout" svg:width="0.16cm" svg:height="0.149cm" svg:x="28.821cm" svg:y="42.572cm" svg:viewBox="0 0 161 150" draw:points="161,150 80,150 81,96 40,68 0,69 0,0 10,0 136,8">
          <text:p/>
        </draw:polygon>
        <draw:polygon draw:style-name="gr6" draw:text-style-name="P5" draw:layer="layout" svg:width="0.1cm" svg:height="1.147cm" svg:x="28.898cm" svg:y="42.712cm" svg:viewBox="0 0 101 1148" draw:points="101,344 83,812 98,1148 5,1148 2,938 0,642 4,452 0,223 2,0 84,0 87,28">
          <text:p/>
        </draw:polygon>
        <draw:polygon draw:style-name="gr6" draw:text-style-name="P5" draw:layer="layout" svg:width="0.177cm" svg:height="0.169cm" svg:x="28.821cm" svg:y="43.85cm" svg:viewBox="0 0 178 170" draw:points="175,0 178,34 147,164 99,170 0,159 0,79 77,79 82,4 82,0">
          <text:p/>
        </draw:polygon>
        <draw:polygon draw:style-name="gr6" draw:text-style-name="P5" draw:layer="layout" svg:width="2.875cm" svg:height="0.106cm" svg:x="25.955cm" svg:y="43.915cm" svg:viewBox="0 0 2876 107" draw:points="0,76 0,0 168,5 542,8 803,10 1255,17 1488,16 1775,13 2818,13 2876,13 2876,93 2850,92 2149,91 1751,107 638,99 41,76">
          <text:p/>
        </draw:polygon>
        <draw:polygon draw:style-name="gr6" draw:text-style-name="P5" draw:layer="layout" svg:width="0.176cm" svg:height="0.14cm" svg:x="25.788cm" svg:y="43.85cm" svg:viewBox="0 0 177 141" draw:points="98,59 177,66 177,141 8,135 7,81 0,0 90,0 90,20">
          <text:p/>
        </draw:polygon>
        <draw:polygon draw:style-name="gr6" draw:text-style-name="P5" draw:layer="layout" svg:width="0.104cm" svg:height="1.147cm" svg:x="25.788cm" svg:y="42.712cm" svg:viewBox="0 0 105 1148" draw:points="105,0 102,763 91,1065 91,1148 0,1148 0,1142 0,957 21,640 22,303 6,0">
          <text:p/>
        </draw:polygon>
        <draw:frame draw:style-name="gr65" draw:text-style-name="P10" draw:layer="layout" svg:width="2.322cm" svg:height="0.653cm" svg:x="26.353cm" svg:y="41.301cm">
          <draw:text-box>
            <text:p text:style-name="P7"><text:span text:style-name="T2">Tornado</text:span></text:p>
          </draw:text-box>
        </draw:frame>
        <draw:polygon draw:style-name="gr9" draw:text-style-name="P9" draw:layer="layout" svg:width="3.07cm" svg:height="1.411cm" svg:x="34.395cm" svg:y="34.889cm" svg:viewBox="0 0 3071 1412" draw:points="0,1412 3071,1412 3071,0 0,0">
          <text:p/>
        </draw:polygon>
        <draw:polygon draw:style-name="gr6" draw:text-style-name="P5" draw:layer="layout" svg:width="0.172cm" svg:height="0.17cm" svg:x="34.364cm" svg:y="34.86cm" svg:viewBox="0 0 173 171" draw:points="101,171 3,171 2,159 0,73 38,4 173,0 173,96 102,96">
          <text:p/>
        </draw:polygon>
        <draw:polygon draw:style-name="gr6" draw:text-style-name="P5" draw:layer="layout" svg:width="2.804cm" svg:height="0.101cm" svg:x="34.528cm" svg:y="34.854cm" svg:viewBox="0 0 2805 102" draw:points="0,102 0,6 486,0 1392,0 2805,27 2805,98 2469,101 2310,87 2079,99 1459,99 1050,88 569,99">
          <text:p/>
        </draw:polygon>
        <draw:polygon draw:style-name="gr6" draw:text-style-name="P5" draw:layer="layout" svg:width="0.16cm" svg:height="0.149cm" svg:x="37.323cm" svg:y="34.881cm" svg:viewBox="0 0 161 150" draw:points="161,150 79,150 80,97 39,70 0,71 0,0 10,1 136,8">
          <text:p/>
        </draw:polygon>
        <draw:polygon draw:style-name="gr6" draw:text-style-name="P5" draw:layer="layout" svg:width="0.101cm" svg:height="1.146cm" svg:x="37.399cm" svg:y="35.022cm" svg:viewBox="0 0 102 1147" draw:points="102,343 84,810 99,1147 6,1147 3,937 0,641 5,450 0,222 3,0 85,0 87,28">
          <text:p/>
        </draw:polygon>
        <draw:polygon draw:style-name="gr6" draw:text-style-name="P5" draw:layer="layout" svg:width="0.177cm" svg:height="0.17cm" svg:x="37.323cm" svg:y="36.159cm" svg:viewBox="0 0 178 171" draw:points="175,0 178,33 147,164 99,171 0,159 0,79 76,79 83,5 83,0">
          <text:p/>
        </draw:polygon>
        <draw:polygon draw:style-name="gr6" draw:text-style-name="P5" draw:layer="layout" svg:width="2.804cm" svg:height="0.107cm" svg:x="34.528cm" svg:y="36.224cm" svg:viewBox="0 0 2805 108" draw:points="0,75 0,0 164,5 529,8 784,10 1225,18 1451,17 1731,13 2749,13 2805,13 2805,94 2780,93 2096,92 1707,108 623,99 39,76">
          <text:p/>
        </draw:polygon>
        <draw:polygon draw:style-name="gr6" draw:text-style-name="P5" draw:layer="layout" svg:width="0.176cm" svg:height="0.14cm" svg:x="34.36cm" svg:y="36.159cm" svg:viewBox="0 0 177 141" draw:points="100,60 177,66 177,141 9,136 8,82 0,0 91,0 91,21">
          <text:p/>
        </draw:polygon>
        <draw:polygon draw:style-name="gr6" draw:text-style-name="P5" draw:layer="layout" svg:width="0.104cm" svg:height="1.146cm" svg:x="34.36cm" svg:y="35.022cm" svg:viewBox="0 0 105 1147" draw:points="105,0 102,761 91,1063 91,1147 0,1147 0,1141 0,956 22,639 23,301 7,0">
          <text:p/>
        </draw:polygon>
        <draw:frame draw:style-name="gr66" draw:text-style-name="P10" draw:layer="layout" svg:width="1.526cm" svg:height="0.653cm" svg:x="26.67cm" svg:y="42.924cm">
          <draw:text-box>
            <text:p text:style-name="P7"><text:span text:style-name="T2">Sanic</text:span></text:p>
          </draw:text-box>
        </draw:frame>
        <draw:polygon draw:style-name="gr9" draw:text-style-name="P9" draw:layer="layout" svg:width="5.362cm" svg:height="1.411cm" svg:x="9.489cm" svg:y="47.166cm" svg:viewBox="0 0 5363 1412" draw:points="0,1412 5363,1412 5363,0 0,0">
          <text:p/>
        </draw:polygon>
        <draw:polygon draw:style-name="gr6" draw:text-style-name="P5" draw:layer="layout" svg:width="0.172cm" svg:height="0.171cm" svg:x="9.458cm" svg:y="47.136cm" svg:viewBox="0 0 173 172" draw:points="101,172 3,172 1,160 0,75 39,5 173,0 173,96 102,97">
          <text:p/>
        </draw:polygon>
        <draw:polygon draw:style-name="gr6" draw:text-style-name="P5" draw:layer="layout" svg:width="5.097cm" svg:height="0.1cm" svg:x="9.622cm" svg:y="47.131cm" svg:viewBox="0 0 5098 101" draw:points="0,101 0,5 883,0 2528,0 5098,28 5098,98 4487,101 4199,88 3778,99 2651,99 1906,89 1032,99">
          <text:p/>
        </draw:polygon>
        <draw:polygon draw:style-name="gr6" draw:text-style-name="P5" draw:layer="layout" svg:width="0.16cm" svg:height="0.149cm" svg:x="14.71cm" svg:y="47.158cm" svg:viewBox="0 0 161 150" draw:points="161,150 79,150 80,97 39,70 0,71 0,0 10,0 135,9">
          <text:p/>
        </draw:polygon>
        <draw:polygon draw:style-name="gr6" draw:text-style-name="P5" draw:layer="layout" svg:width="0.101cm" svg:height="1.147cm" svg:x="14.786cm" svg:y="47.298cm" svg:viewBox="0 0 102 1148" draw:points="102,344 84,812 99,1148 6,1148 3,938 0,642 5,452 0,223 3,0 85,0 87,28">
          <text:p/>
        </draw:polygon>
        <draw:polygon draw:style-name="gr6" draw:text-style-name="P5" draw:layer="layout" svg:width="0.177cm" svg:height="0.169cm" svg:x="14.71cm" svg:y="48.436cm" svg:viewBox="0 0 178 170" draw:points="175,0 178,33 146,164 98,170 0,159 0,78 76,78 82,4 82,0">
          <text:p/>
        </draw:polygon>
        <draw:polygon draw:style-name="gr6" draw:text-style-name="P5" draw:layer="layout" svg:width="5.097cm" svg:height="0.106cm" svg:x="9.622cm" svg:y="48.501cm" svg:viewBox="0 0 5098 107" draw:points="0,75 0,0 297,5 960,8 1423,10 2224,18 2635,16 3145,13 4995,13 5098,13 5098,93 5052,91 3808,90 3102,107 1130,98 72,75">
          <text:p/>
        </draw:polygon>
        <draw:polygon draw:style-name="gr6" draw:text-style-name="P5" draw:layer="layout" svg:width="0.176cm" svg:height="0.14cm" svg:x="9.454cm" svg:y="48.436cm" svg:viewBox="0 0 177 141" draw:points="99,58 177,65 177,141 9,135 8,81 0,0 90,0 90,20">
          <text:p/>
        </draw:polygon>
        <draw:polygon draw:style-name="gr6" draw:text-style-name="P5" draw:layer="layout" svg:width="0.104cm" svg:height="1.147cm" svg:x="9.454cm" svg:y="47.298cm" svg:viewBox="0 0 105 1148" draw:points="105,0 102,763 91,1065 91,1148 0,1148 0,1142 0,957 21,640 22,303 7,0">
          <text:p/>
        </draw:polygon>
        <draw:frame draw:style-name="gr67" draw:text-style-name="P10" draw:layer="layout" svg:width="2.076cm" svg:height="0.653cm" svg:x="34.96cm" svg:y="35.234cm">
          <draw:text-box>
            <text:p text:style-name="P7"><text:span text:style-name="T2">FastAPI</text:span></text:p>
          </draw:text-box>
        </draw:frame>
        <draw:polygon draw:style-name="gr9" draw:text-style-name="P9" draw:layer="layout" svg:width="5.362cm" svg:height="1.411cm" svg:x="9.489cm" svg:y="45.508cm" svg:viewBox="0 0 5363 1412" draw:points="0,1412 5363,1412 5363,0 0,0">
          <text:p/>
        </draw:polygon>
        <draw:polygon draw:style-name="gr6" draw:text-style-name="P5" draw:layer="layout" svg:width="0.172cm" svg:height="0.171cm" svg:x="9.458cm" svg:y="45.478cm" svg:viewBox="0 0 173 172" draw:points="101,172 3,172 1,159 0,74 39,4 173,0 173,95 102,96">
          <text:p/>
        </draw:polygon>
        <draw:polygon draw:style-name="gr6" draw:text-style-name="P5" draw:layer="layout" svg:width="5.097cm" svg:height="0.1cm" svg:x="9.622cm" svg:y="45.473cm" svg:viewBox="0 0 5098 101" draw:points="0,101 0,5 883,0 2528,0 5098,27 5098,97 4487,101 4199,88 3778,99 2651,99 1906,89 1032,99">
          <text:p/>
        </draw:polygon>
        <draw:polygon draw:style-name="gr6" draw:text-style-name="P5" draw:layer="layout" svg:width="0.16cm" svg:height="0.149cm" svg:x="14.71cm" svg:y="45.5cm" svg:viewBox="0 0 161 150" draw:points="161,150 79,150 80,97 39,69 0,70 0,0 10,0 135,8">
          <text:p/>
        </draw:polygon>
        <draw:polygon draw:style-name="gr6" draw:text-style-name="P5" draw:layer="layout" svg:width="0.101cm" svg:height="1.147cm" svg:x="14.786cm" svg:y="45.64cm" svg:viewBox="0 0 102 1148" draw:points="102,343 84,812 99,1148 6,1148 3,938 0,641 5,451 0,223 3,0 85,0 87,28">
          <text:p/>
        </draw:polygon>
        <draw:polygon draw:style-name="gr6" draw:text-style-name="P5" draw:layer="layout" svg:width="0.177cm" svg:height="0.169cm" svg:x="14.71cm" svg:y="46.778cm" svg:viewBox="0 0 178 170" draw:points="175,0 178,33 146,164 98,170 0,159 0,78 76,78 82,4 82,0">
          <text:p/>
        </draw:polygon>
        <draw:polygon draw:style-name="gr6" draw:text-style-name="P5" draw:layer="layout" svg:width="5.097cm" svg:height="0.106cm" svg:x="9.622cm" svg:y="46.843cm" svg:viewBox="0 0 5098 107" draw:points="0,76 0,0 297,5 960,8 1423,10 2224,17 2635,16 3145,13 4995,13 5098,13 5098,94 5052,92 3808,91 3102,107 1130,99 72,76">
          <text:p/>
        </draw:polygon>
        <draw:polygon draw:style-name="gr6" draw:text-style-name="P5" draw:layer="layout" svg:width="0.176cm" svg:height="0.14cm" svg:x="9.454cm" svg:y="46.778cm" svg:viewBox="0 0 177 141" draw:points="99,59 177,66 177,141 9,135 8,81 0,0 90,0 90,20">
          <text:p/>
        </draw:polygon>
        <draw:polygon draw:style-name="gr6" draw:text-style-name="P5" draw:layer="layout" svg:width="0.104cm" svg:height="1.147cm" svg:x="9.454cm" svg:y="45.64cm" svg:viewBox="0 0 105 1148" draw:points="105,0 102,762 91,1065 91,1148 0,1148 0,1142 0,957 21,639 22,302 7,0">
          <text:p/>
        </draw:polygon>
        <draw:frame draw:style-name="gr68" draw:text-style-name="P10" draw:layer="layout" svg:width="4.549cm" svg:height="0.653cm" svg:x="10.125cm" svg:y="47.51cm">
          <draw:text-box>
            <text:p text:style-name="P7"><text:span text:style-name="T2">unittest / pyUnit</text:span></text:p>
          </draw:text-box>
        </draw:frame>
        <draw:polygon draw:style-name="gr9" draw:text-style-name="P9" draw:layer="layout" svg:width="5.362cm" svg:height="1.411cm" svg:x="9.489cm" svg:y="42.262cm" svg:viewBox="0 0 5363 1412" draw:points="0,1412 5363,1412 5363,0 0,0">
          <text:p/>
        </draw:polygon>
        <draw:polygon draw:style-name="gr6" draw:text-style-name="P5" draw:layer="layout" svg:width="0.172cm" svg:height="0.17cm" svg:x="9.458cm" svg:y="42.233cm" svg:viewBox="0 0 173 171" draw:points="101,171 3,171 1,159 0,74 39,4 173,0 173,96 102,96">
          <text:p/>
        </draw:polygon>
        <draw:polygon draw:style-name="gr6" draw:text-style-name="P5" draw:layer="layout" svg:width="5.097cm" svg:height="0.101cm" svg:x="9.622cm" svg:y="42.227cm" svg:viewBox="0 0 5098 102" draw:points="0,102 0,6 883,0 2528,0 5098,28 5098,98 4487,101 4199,88 3778,99 2651,99 1906,89 1032,99">
          <text:p/>
        </draw:polygon>
        <draw:polygon draw:style-name="gr6" draw:text-style-name="P5" draw:layer="layout" svg:width="0.16cm" svg:height="0.149cm" svg:x="14.71cm" svg:y="42.254cm" svg:viewBox="0 0 161 150" draw:points="161,150 79,150 80,96 39,69 0,70 0,0 10,1 135,8">
          <text:p/>
        </draw:polygon>
        <draw:polygon draw:style-name="gr6" draw:text-style-name="P5" draw:layer="layout" svg:width="0.101cm" svg:height="1.146cm" svg:x="14.786cm" svg:y="42.395cm" svg:viewBox="0 0 102 1147" draw:points="102,343 84,811 99,1147 6,1147 3,938 0,642 5,450 0,222 3,0 85,0 87,28">
          <text:p/>
        </draw:polygon>
        <draw:polygon draw:style-name="gr6" draw:text-style-name="P5" draw:layer="layout" svg:width="0.177cm" svg:height="0.17cm" svg:x="14.71cm" svg:y="43.532cm" svg:viewBox="0 0 178 171" draw:points="175,0 178,33 146,164 98,171 0,159 0,79 76,79 82,5 82,0">
          <text:p/>
        </draw:polygon>
        <draw:polygon draw:style-name="gr6" draw:text-style-name="P5" draw:layer="layout" svg:width="5.097cm" svg:height="0.107cm" svg:x="9.622cm" svg:y="43.597cm" svg:viewBox="0 0 5098 108" draw:points="0,76 0,0 297,5 960,8 1423,10 2224,18 2635,17 3145,14 4995,14 5098,14 5098,94 5052,93 3808,92 3102,108 1130,99 72,77">
          <text:p/>
        </draw:polygon>
        <draw:polygon draw:style-name="gr6" draw:text-style-name="P5" draw:layer="layout" svg:width="0.176cm" svg:height="0.14cm" svg:x="9.454cm" svg:y="43.532cm" svg:viewBox="0 0 177 141" draw:points="99,59 177,65 177,141 9,136 8,82 0,0 90,0 90,21">
          <text:p/>
        </draw:polygon>
        <draw:polygon draw:style-name="gr6" draw:text-style-name="P5" draw:layer="layout" svg:width="0.104cm" svg:height="1.146cm" svg:x="9.454cm" svg:y="42.395cm" svg:viewBox="0 0 105 1147" draw:points="105,0 102,762 91,1064 91,1147 0,1147 0,1141 0,957 21,640 22,301 7,0">
          <text:p/>
        </draw:polygon>
        <draw:frame draw:style-name="gr69" draw:text-style-name="P10" draw:layer="layout" svg:width="1.772cm" svg:height="0.653cm" svg:x="11.395cm" svg:y="45.852cm">
          <draw:text-box>
            <text:p text:style-name="P7"><text:span text:style-name="T2">pytest</text:span></text:p>
          </draw:text-box>
        </draw:frame>
        <draw:polygon draw:style-name="gr9" draw:text-style-name="P9" draw:layer="layout" svg:width="5.362cm" svg:height="1.411cm" svg:x="9.489cm" svg:y="43.885cm" svg:viewBox="0 0 5363 1412" draw:points="0,1412 5363,1412 5363,0 0,0">
          <text:p/>
        </draw:polygon>
        <draw:polygon draw:style-name="gr6" draw:text-style-name="P5" draw:layer="layout" svg:width="0.172cm" svg:height="0.17cm" svg:x="9.458cm" svg:y="43.856cm" svg:viewBox="0 0 173 171" draw:points="101,171 3,171 1,159 0,73 39,4 173,0 173,95 102,96">
          <text:p/>
        </draw:polygon>
        <draw:polygon draw:style-name="gr6" draw:text-style-name="P5" draw:layer="layout" svg:width="5.097cm" svg:height="0.1cm" svg:x="9.622cm" svg:y="43.85cm" svg:viewBox="0 0 5098 101" draw:points="0,101 0,6 883,0 2528,0 5098,27 5098,97 4487,101 4199,87 3778,98 2651,98 1906,88 1032,98">
          <text:p/>
        </draw:polygon>
        <draw:polygon draw:style-name="gr6" draw:text-style-name="P5" draw:layer="layout" svg:width="0.16cm" svg:height="0.149cm" svg:x="14.71cm" svg:y="43.877cm" svg:viewBox="0 0 161 150" draw:points="161,150 79,150 80,97 39,70 0,71 0,0 10,0 135,9">
          <text:p/>
        </draw:polygon>
        <draw:polygon draw:style-name="gr6" draw:text-style-name="P5" draw:layer="layout" svg:width="0.101cm" svg:height="1.147cm" svg:x="14.786cm" svg:y="44.017cm" svg:viewBox="0 0 102 1148" draw:points="102,345 84,812 99,1148 6,1148 3,939 0,642 5,452 0,224 3,0 85,0 87,29">
          <text:p/>
        </draw:polygon>
        <draw:polygon draw:style-name="gr6" draw:text-style-name="P5" draw:layer="layout" svg:width="0.177cm" svg:height="0.169cm" svg:x="14.71cm" svg:y="45.155cm" svg:viewBox="0 0 178 170" draw:points="175,0 178,33 146,164 98,170 0,159 0,79 76,79 82,4 82,0">
          <text:p/>
        </draw:polygon>
        <draw:polygon draw:style-name="gr6" draw:text-style-name="P5" draw:layer="layout" svg:width="5.097cm" svg:height="0.107cm" svg:x="9.622cm" svg:y="45.22cm" svg:viewBox="0 0 5098 108" draw:points="0,75 0,0 297,5 960,8 1423,10 2224,18 2635,17 3145,13 4995,13 5098,13 5098,93 5052,92 3808,90 3102,108 1130,99 72,76">
          <text:p/>
        </draw:polygon>
        <draw:polygon draw:style-name="gr6" draw:text-style-name="P5" draw:layer="layout" svg:width="0.176cm" svg:height="0.14cm" svg:x="9.454cm" svg:y="45.155cm" svg:viewBox="0 0 177 141" draw:points="99,58 177,65 177,141 9,136 8,81 0,0 90,0 90,21">
          <text:p/>
        </draw:polygon>
        <draw:polygon draw:style-name="gr6" draw:text-style-name="P5" draw:layer="layout" svg:width="0.104cm" svg:height="1.147cm" svg:x="9.454cm" svg:y="44.017cm" svg:viewBox="0 0 105 1148" draw:points="105,0 102,763 91,1065 91,1148 0,1148 0,1142 0,957 21,641 22,303 7,0">
          <text:p/>
        </draw:polygon>
        <draw:frame draw:style-name="gr70" draw:text-style-name="P10" draw:layer="layout" svg:width="2.089cm" svg:height="0.653cm" svg:x="11.218cm" svg:y="42.607cm">
          <draw:text-box>
            <text:p text:style-name="P7"><text:span text:style-name="T2">doctest</text:span></text:p>
          </draw:text-box>
        </draw:frame>
        <draw:path draw:style-name="gr2" draw:text-style-name="P2" draw:layer="layout" svg:width="0cm" svg:height="4.902cm" svg:x="23.213cm" svg:y="53.975cm" svg:viewBox="0 0 1 4903" svg:d="M1 0c-1 1267-1 2902 0 4903z">
          <text:p/>
        </draw:path>
        <draw:path draw:style-name="gr71" draw:text-style-name="P3" draw:layer="layout" svg:width="0cm" svg:height="4.902cm" svg:x="23.213cm" svg:y="53.975cm" svg:viewBox="0 0 1 4903" svg:d="M1 0c-1 1267-1 2902 0 4903">
          <text:p/>
        </draw:path>
        <draw:polygon draw:style-name="gr5" draw:text-style-name="P4" draw:layer="layout" svg:width="19.474cm" svg:height="4.375cm" svg:x="13.052cm" svg:y="51.54cm" svg:viewBox="0 0 19475 4376" draw:points="0,4376 19475,4376 19475,0 0,0">
          <text:p/>
        </draw:polygon>
        <draw:polygon draw:style-name="gr2" draw:text-style-name="P2" draw:layer="layout" svg:width="19.402cm" svg:height="4.304cm" svg:x="13.088cm" svg:y="51.576cm" svg:viewBox="0 0 19403 4305" draw:points="0,4305 19403,4305 19403,0 0,0">
          <text:p/>
        </draw:polygon>
        <draw:polygon draw:style-name="gr6" draw:text-style-name="P5" draw:layer="layout" svg:width="0.172cm" svg:height="0.171cm" svg:x="13.057cm" svg:y="51.546cm" svg:viewBox="0 0 173 172" draw:points="101,172 2,172 1,160 0,75 38,4 173,0 173,96 101,97">
          <text:p/>
        </draw:polygon>
        <draw:polygon draw:style-name="gr6" draw:text-style-name="P5" draw:layer="layout" svg:width="19.138cm" svg:height="0.101cm" svg:x="13.22cm" svg:y="51.54cm" svg:viewBox="0 0 19139 102" draw:points="0,102 0,6 3318,0 9492,0 19139,28 19139,98 16843,102 15763,88 14180,99 9955,99 7158,90 3877,99">
          <text:p/>
        </draw:polygon>
        <draw:polygon draw:style-name="gr6" draw:text-style-name="P5" draw:layer="layout" svg:width="0.159cm" svg:height="0.15cm" svg:x="32.349cm" svg:y="51.567cm" svg:viewBox="0 0 160 151" draw:points="160,151 80,151 81,98 40,70 0,71 0,0 11,1 136,9">
          <text:p/>
        </draw:polygon>
        <draw:polygon draw:style-name="gr6" draw:text-style-name="P5" draw:layer="layout" svg:width="0.101cm" svg:height="4.039cm" svg:x="32.425cm" svg:y="51.708cm" svg:viewBox="0 0 102 4040" draw:points="102,1209 84,2858 99,4040 6,4040 3,3303 0,2259 5,1588 0,784 3,0 84,0 87,100">
          <text:p/>
        </draw:polygon>
        <draw:polygon draw:style-name="gr6" draw:text-style-name="P5" draw:layer="layout" svg:width="0.177cm" svg:height="0.17cm" svg:x="32.349cm" svg:y="55.738cm" svg:viewBox="0 0 178 171" draw:points="175,0 178,33 147,165 98,171 0,159 0,79 76,79 82,5 82,0">
          <text:p/>
        </draw:polygon>
        <draw:polygon draw:style-name="gr6" draw:text-style-name="P5" draw:layer="layout" svg:width="19.138cm" svg:height="0.107cm" svg:x="13.22cm" svg:y="55.803cm" svg:viewBox="0 0 19139 108" draw:points="0,76 0,0 1119,5 3607,9 5343,11 8353,19 9896,18 11806,15 18753,15 19139,15 19139,94 18966,93 14296,92 11646,108 4244,100 270,77">
          <text:p/>
        </draw:polygon>
        <draw:polygon draw:style-name="gr6" draw:text-style-name="P5" draw:layer="layout" svg:width="0.176cm" svg:height="0.14cm" svg:x="13.053cm" svg:y="55.738cm" svg:viewBox="0 0 177 141" draw:points="99,60 177,66 177,141 8,136 7,82 0,0 91,0 91,21">
          <text:p/>
        </draw:polygon>
        <draw:polygon draw:style-name="gr6" draw:text-style-name="P5" draw:layer="layout" svg:width="0.105cm" svg:height="4.039cm" svg:x="13.052cm" svg:y="51.708cm" svg:viewBox="0 0 106 4040" draw:points="106,0 102,2684 91,3748 91,4040 1,4040 0,4020 0,3369 21,2252 22,1063 7,0">
          <text:p/>
        </draw:polygon>
        <draw:frame draw:style-name="gr72" draw:text-style-name="P10" draw:layer="layout" svg:width="1.34cm" svg:height="0.653cm" svg:x="11.536cm" svg:y="44.23cm">
          <draw:text-box>
            <text:p text:style-name="P7"><text:span text:style-name="T2">nose</text:span></text:p>
          </draw:text-box>
        </draw:frame>
        <draw:polygon draw:style-name="gr9" draw:text-style-name="P9" draw:layer="layout" svg:width="8.079cm" svg:height="1.552cm" svg:x="23.459cm" svg:y="53.481cm" svg:viewBox="0 0 8080 1553" draw:points="0,1553 8080,1553 8080,0 0,0">
          <text:p/>
        </draw:polygon>
        <draw:polygon draw:style-name="gr2" draw:text-style-name="P2" draw:layer="layout" svg:width="8.008cm" svg:height="1.482cm" svg:x="23.495cm" svg:y="53.516cm" svg:viewBox="0 0 8009 1483" draw:points="0,1483 8009,1483 8009,0 0,0">
          <text:p/>
        </draw:polygon>
        <draw:polygon draw:style-name="gr6" draw:text-style-name="P5" draw:layer="layout" svg:width="0.172cm" svg:height="0.171cm" svg:x="23.464cm" svg:y="53.486cm" svg:viewBox="0 0 173 172" draw:points="100,172 2,172 1,160 0,74 37,5 173,0 173,95 101,96">
          <text:p/>
        </draw:polygon>
        <draw:polygon draw:style-name="gr6" draw:text-style-name="P5" draw:layer="layout" svg:width="7.743cm" svg:height="0.1cm" svg:x="23.627cm" svg:y="53.481cm" svg:viewBox="0 0 7744 101" draw:points="0,101 0,5 1342,0 3841,0 7744,27 7744,98 6815,101 6378,88 5738,99 4029,99 2896,89 1569,99">
          <text:p/>
        </draw:polygon>
        <draw:polygon draw:style-name="gr6" draw:text-style-name="P5" draw:layer="layout" svg:width="0.16cm" svg:height="0.149cm" svg:x="31.361cm" svg:y="53.508cm" svg:viewBox="0 0 161 150" draw:points="161,150 80,150 81,97 39,70 0,71 0,0 10,0 136,8">
          <text:p/>
        </draw:polygon>
        <draw:polygon draw:style-name="gr6" draw:text-style-name="P5" draw:layer="layout" svg:width="0.1cm" svg:height="1.217cm" svg:x="31.438cm" svg:y="53.648cm" svg:viewBox="0 0 101 1218" draw:points="101,365 83,862 98,1218 5,1218 2,996 0,682 4,479 0,236 2,0 84,0 87,30">
          <text:p/>
        </draw:polygon>
        <draw:polygon draw:style-name="gr6" draw:text-style-name="P5" draw:layer="layout" svg:width="0.177cm" svg:height="0.17cm" svg:x="31.361cm" svg:y="54.856cm" svg:viewBox="0 0 178 171" draw:points="175,0 178,34 147,165 100,171 0,159 0,79 78,79 83,5 83,0">
          <text:p/>
        </draw:polygon>
        <draw:polygon draw:style-name="gr6" draw:text-style-name="P5" draw:layer="layout" svg:width="7.743cm" svg:height="0.107cm" svg:x="23.627cm" svg:y="54.921cm" svg:viewBox="0 0 7744 108" draw:points="0,76 0,0 452,5 1459,8 2162,10 3379,18 4005,17 4778,14 7588,14 7744,14 7744,94 7674,93 5785,92 4713,108 1717,100 109,77">
          <text:p/>
        </draw:polygon>
        <draw:polygon draw:style-name="gr6" draw:text-style-name="P5" draw:layer="layout" svg:width="0.176cm" svg:height="0.14cm" svg:x="23.46cm" svg:y="54.856cm" svg:viewBox="0 0 177 141" draw:points="99,59 177,65 177,141 8,136 7,81 0,0 91,0 91,21">
          <text:p/>
        </draw:polygon>
        <draw:polygon draw:style-name="gr6" draw:text-style-name="P5" draw:layer="layout" svg:width="0.104cm" svg:height="1.217cm" svg:x="23.459cm" svg:y="53.648cm" svg:viewBox="0 0 105 1218" draw:points="105,0 103,810 91,1130 91,1218 1,1218 0,1212 0,1016 21,680 22,320 7,0">
          <text:p/>
        </draw:polygon>
        <draw:frame draw:style-name="gr73" draw:text-style-name="P11" draw:layer="layout" svg:width="18.616cm" svg:height="0.7cm" svg:x="14.076cm" svg:y="52.303cm">
          <draw:text-box>
            <text:p text:style-name="P7"><text:span text:style-name="T3">For ecosystem and more, check other tracks involving Python</text:span></text:p>
          </draw:text-box>
        </draw:frame>
        <draw:polygon draw:style-name="gr9" draw:text-style-name="P9" draw:layer="layout" svg:width="8.89cm" svg:height="1.552cm" svg:x="14.075cm" svg:y="53.481cm" svg:viewBox="0 0 8891 1553" draw:points="0,1553 8891,1553 8891,0 0,0">
          <text:p/>
        </draw:polygon>
        <draw:polygon draw:style-name="gr2" draw:text-style-name="P2" draw:layer="layout" svg:width="8.819cm" svg:height="1.482cm" svg:x="14.111cm" svg:y="53.516cm" svg:viewBox="0 0 8820 1483" draw:points="0,1483 8820,1483 8820,0 0,0">
          <text:p/>
        </draw:polygon>
        <draw:polygon draw:style-name="gr6" draw:text-style-name="P5" draw:layer="layout" svg:width="0.172cm" svg:height="0.171cm" svg:x="14.08cm" svg:y="53.486cm" svg:viewBox="0 0 173 172" draw:points="101,172 2,172 1,160 0,74 38,5 173,0 173,95 101,96">
          <text:p/>
        </draw:polygon>
        <draw:polygon draw:style-name="gr6" draw:text-style-name="P5" draw:layer="layout" svg:width="8.555cm" svg:height="0.1cm" svg:x="14.243cm" svg:y="53.481cm" svg:viewBox="0 0 8556 101" draw:points="0,101 0,5 1483,0 4243,0 8556,27 8556,98 7529,101 7046,88 6339,99 4450,99 3199,89 1733,99">
          <text:p/>
        </draw:polygon>
        <draw:polygon draw:style-name="gr6" draw:text-style-name="P5" draw:layer="layout" svg:width="0.159cm" svg:height="0.149cm" svg:x="22.789cm" svg:y="53.508cm" svg:viewBox="0 0 160 150" draw:points="160,150 79,150 80,97 40,70 0,71 0,0 10,0 135,8">
          <text:p/>
        </draw:polygon>
        <draw:polygon draw:style-name="gr6" draw:text-style-name="P5" draw:layer="layout" svg:width="0.1cm" svg:height="1.217cm" svg:x="22.865cm" svg:y="53.648cm" svg:viewBox="0 0 101 1218" draw:points="101,365 83,862 99,1218 5,1218 2,996 0,682 4,479 0,236 2,0 83,0 87,30">
          <text:p/>
        </draw:polygon>
        <draw:polygon draw:style-name="gr6" draw:text-style-name="P5" draw:layer="layout" svg:width="0.176cm" svg:height="0.17cm" svg:x="22.789cm" svg:y="54.856cm" svg:viewBox="0 0 177 171" draw:points="175,0 177,34 146,165 99,171 0,159 0,79 77,79 83,5 82,0">
          <text:p/>
        </draw:polygon>
        <draw:polygon draw:style-name="gr6" draw:text-style-name="P5" draw:layer="layout" svg:width="8.555cm" svg:height="0.107cm" svg:x="14.243cm" svg:y="54.921cm" svg:viewBox="0 0 8556 108" draw:points="0,76 0,0 500,5 1612,8 2388,10 3734,18 4424,17 5277,14 8383,14 8556,14 8556,94 8478,93 6390,92 5206,108 1897,100 121,77">
          <text:p/>
        </draw:polygon>
        <draw:polygon draw:style-name="gr6" draw:text-style-name="P5" draw:layer="layout" svg:width="0.176cm" svg:height="0.14cm" svg:x="14.076cm" svg:y="54.856cm" svg:viewBox="0 0 177 141" draw:points="99,59 177,65 177,141 8,136 7,81 0,0 90,0 90,21">
          <text:p/>
        </draw:polygon>
        <draw:polygon draw:style-name="gr6" draw:text-style-name="P5" draw:layer="layout" svg:width="0.105cm" svg:height="1.217cm" svg:x="14.075cm" svg:y="53.648cm" svg:viewBox="0 0 106 1218" draw:points="106,0 103,810 92,1130 92,1218 1,1218 0,1212 0,1016 22,680 23,320 7,0">
          <text:p/>
        </draw:polygon>
        <draw:frame draw:style-name="gr74" draw:text-style-name="P11" draw:layer="layout" svg:width="5.416cm" svg:height="0.7cm" svg:x="25.012cm" svg:y="53.855cm">
          <draw:text-box>
            <text:p text:style-name="P7"><text:span text:style-name="T3">DevOps Roadmap</text:span></text:p>
          </draw:text-box>
        </draw:frame>
        <draw:frame draw:style-name="gr75" draw:text-style-name="P11" draw:layer="layout" svg:width="5.649cm" svg:height="0.7cm" svg:x="15.91cm" svg:y="53.855cm">
          <draw:text-box>
            <text:p text:style-name="P7"><text:span text:style-name="T3">Backend Roadmap</text:span></text:p>
          </draw:text-box>
        </draw:frame>
        <draw:custom-shape draw:style-name="gr1" draw:text-style-name="P1" draw:layer="layout" svg:width="1.27cm" svg:height="1.271cm" svg:x="12.682cm" svg:y="9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1cm" svg:x="12.683cm" svg:y="11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1cm" svg:x="12.683cm" svg:y="13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1cm" svg:x="17.384cm" svg:y="16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1cm" svg:x="11.095cm" svg:y="21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1cm" svg:x="25.066cm" svg:y="13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1cm" svg:x="25.065cm" svg:y="9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6" draw:layer="layout" svg:width="1.27cm" svg:height="1.271cm" svg:x="25.065cm" svg:y="11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7" draw:layer="layout" svg:width="1.27cm" svg:height="1.271cm" svg:x="11.177cm" svg:y="18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7" draw:layer="layout" svg:width="1.27cm" svg:height="1.271cm" svg:x="11.097cm" svg:y="15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lsamiqSans" svg:font-family="BalsamiqSans" style:font-pitch="variable"/>
    <style:font-face style:name="BalsamiqSans1" svg:font-family="BalsamiqSans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ontAwesome" svg:font-family="FontAwesome" style:font-pitch="variable"/>
    <style:font-face style:name="FontAwesome1" svg:font-family="FontAwesom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stroke-dash11" draw:style="rect" draw:dots1="1" draw:dots1-length="0.035cm" draw:distance="0.28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3cm" fo:margin-bottom="1cm" fo:margin-left="0.3cm" fo:margin-right="0.3cm" fo:page-width="41.768cm" fo:page-height="59.3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5-19T18:35:12.267284708</dc:date>
    <meta:editing-duration>PT4H41M4S</meta:editing-duration>
    <meta:editing-cycles>7</meta:editing-cycles>
    <meta:generator>LibreOffice/7.3.7.2$Linux_X86_64 LibreOffice_project/30$Build-2</meta:generator>
    <meta:document-statistic meta:object-count="680"/>
  </office:meta>
</office:document-meta>
</file>